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66e8"/>
    </style:style>
    <style:style style:name="P2" style:family="paragraph" style:parent-style-name="Standard">
      <style:text-properties officeooo:paragraph-rsid="00059186"/>
    </style:style>
    <style:style style:name="P3" style:family="paragraph" style:parent-style-name="Standard">
      <style:text-properties officeooo:paragraph-rsid="0006d739"/>
    </style:style>
    <style:style style:name="P4" style:family="paragraph" style:parent-style-name="Standard">
      <style:text-properties officeooo:paragraph-rsid="0007053b"/>
    </style:style>
    <style:style style:name="P5" style:family="paragraph" style:parent-style-name="Standard">
      <style:text-properties officeooo:rsid="0007053b" officeooo:paragraph-rsid="0007053b"/>
    </style:style>
    <style:style style:name="P6" style:family="paragraph" style:parent-style-name="Standard">
      <style:text-properties officeooo:paragraph-rsid="00089ee2"/>
    </style:style>
    <style:style style:name="P7" style:family="paragraph" style:parent-style-name="Standard">
      <style:text-properties officeooo:paragraph-rsid="0009a54e"/>
    </style:style>
    <style:style style:name="P8" style:family="paragraph" style:parent-style-name="Standard">
      <style:text-properties officeooo:paragraph-rsid="000a09cf"/>
    </style:style>
    <style:style style:name="P9" style:family="paragraph" style:parent-style-name="Standard">
      <style:text-properties officeooo:rsid="000c7c21" officeooo:paragraph-rsid="000c7c21"/>
    </style:style>
    <style:style style:name="P10" style:family="paragraph" style:parent-style-name="Standard">
      <style:text-properties officeooo:rsid="000c7c21" officeooo:paragraph-rsid="000e689d"/>
    </style:style>
    <style:style style:name="P11" style:family="paragraph" style:parent-style-name="Standard">
      <style:text-properties officeooo:rsid="000c7c21" officeooo:paragraph-rsid="001011ce"/>
    </style:style>
    <style:style style:name="P12" style:family="paragraph" style:parent-style-name="Standard">
      <style:text-properties officeooo:rsid="000c7c21" officeooo:paragraph-rsid="0012f3f7"/>
    </style:style>
    <style:style style:name="P13" style:family="paragraph" style:parent-style-name="Standard">
      <style:text-properties officeooo:rsid="000c7c21" officeooo:paragraph-rsid="001439c0"/>
    </style:style>
    <style:style style:name="P14" style:family="paragraph" style:parent-style-name="Standard">
      <style:text-properties officeooo:rsid="000c7c21" officeooo:paragraph-rsid="00163514"/>
    </style:style>
    <style:style style:name="P15" style:family="paragraph" style:parent-style-name="Standard">
      <style:text-properties officeooo:rsid="000c7c21" officeooo:paragraph-rsid="00176bc9"/>
    </style:style>
    <style:style style:name="P16" style:family="paragraph" style:parent-style-name="Standard">
      <style:text-properties officeooo:paragraph-rsid="001711e5"/>
    </style:style>
    <style:style style:name="P17" style:family="paragraph" style:parent-style-name="Standard">
      <style:text-properties officeooo:paragraph-rsid="00176bc9"/>
    </style:style>
    <style:style style:name="P18" style:family="paragraph" style:parent-style-name="Standard">
      <style:text-properties officeooo:paragraph-rsid="00176bc9"/>
    </style:style>
    <style:style style:name="P19" style:family="paragraph" style:parent-style-name="Standard">
      <style:text-properties officeooo:paragraph-rsid="00193523"/>
    </style:style>
    <style:style style:name="P20" style:family="paragraph" style:parent-style-name="Standard">
      <style:text-properties officeooo:paragraph-rsid="001ad08c"/>
    </style:style>
    <style:style style:name="P21" style:family="paragraph" style:parent-style-name="Standard">
      <style:text-properties officeooo:paragraph-rsid="001cbed5"/>
    </style:style>
    <style:style style:name="P22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as-char" svg:y="-0.2402in" draw:z-index="1" draw:style-name="gr1"><svg:title>TexMaths</svg:title><svg:desc>12§display§\( \left| a \right\rangle = \left( \begin{array}{c} a_{1} \\ a_{2} \end{array} \right) \)§svg§600§FALSE§</svg:desc><draw:polygon draw:style-name="gr2" draw:text-style-name="P22" svg:width="0.9406in" svg:height="0.3819in" svg:x="0in" svg:y="0.0083in" svg:viewBox="0 0 2390 971" draw:points="1196,971 0,971 0,0 2390,0 2390,971"><text:p/></draw:polygon><draw:path draw:style-name="gr3" draw:text-style-name="P23" svg:width="0.0067in" svg:height="0.1661in" svg:x="0.0114in" svg:y="0.1165in" svg:viewBox="0 0 18 423" svg:d="M18 16c0-9 0-16-10-16-8 0-8 7-8 16v391c0 8 0 16 8 16 10 0 10-8 10-16z"><text:p/></draw:path><draw:path draw:style-name="gr3" draw:text-style-name="P23" svg:width="0.076in" svg:height="0.0752in" svg:x="0.0445in" svg:y="0.1673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23" svg:width="0.037in" svg:height="0.1661in" svg:x="0.1346in" svg:y="0.1165in" svg:viewBox="0 0 95 423" svg:d="M94 219c1-5 1-6 1-8 0-1 0-2-1-7l-76-194c-2-8-5-10-10-10-4 0-8 4-8 8 0 2 0 3 2 8l76 195-76 196c-2 4-2 5-2 8 0 4 4 8 8 8 6 0 8-4 9-8z"><text:p/></draw:path><draw:path draw:style-name="gr3" draw:text-style-name="P23" svg:width="0.1102in" svg:height="0.039in" svg:x="0.2457in" svg:y="0.1799in" svg:viewBox="0 0 281 100" svg:d="M266 17c8 0 15 0 15-9 0-8-7-8-13-8h-254c-7 0-14 0-14 8 0 9 7 9 14 9zM268 100c6 0 13 0 13-9 0-8-7-8-15-8h-252c-7 0-14 0-14 8 0 9 7 9 14 9z"><text:p/></draw:path><draw:path draw:style-name="gr3" draw:text-style-name="P23" svg:width="0.0819in" svg:height="0.3988in" svg:x="0.4461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3" svg:width="0.076in" svg:height="0.0752in" svg:x="0.6232in" svg:y="0.0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23" svg:width="0.0421in" svg:height="0.0772in" svg:x="0.7173in" svg:y="0.0874in" svg:viewBox="0 0 108 197" svg:d="M67 8c0-8-1-8-8-8-19 18-47 19-59 19v11c7 0 26 0 43-8v151c0 10 0 13-30 13h-11v11c5 0 42-1 53-1 10 0 47 1 53 1v-11h-11c-30 0-30-3-30-13z"><text:p/></draw:path><draw:path draw:style-name="gr3" draw:text-style-name="P23" svg:width="0.076in" svg:height="0.0752in" svg:x="0.6232in" svg:y="0.2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23" svg:width="0.0516in" svg:height="0.0772in" svg:x="0.7118in" svg:y="0.2866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23" svg:width="0.0819in" svg:height="0.3988in" svg:x="0.8673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><draw:g text:anchor-type="as-char" svg:y="-0.2811in" draw:z-index="2" draw:style-name="gr1"><svg:title>TexMaths</svg:title><svg:desc>12§display§\( \left\langle b \right| = \left| b \right\rangle^{\dagger} = \left( \begin{array}{c} b_1 \\ b_2 \end{array} \right)^{\dagger} = \left( b_{1}^{*}, b_{2}^{*} \right) \)§svg§600§FALSE§</svg:desc><draw:polygon draw:style-name="gr2" draw:text-style-name="P22" svg:width="2.1874in" svg:height="0.4228in" svg:x="0in" svg:y="0.0083in" svg:viewBox="0 0 5557 1075" draw:points="2778,1075 0,1075 0,0 5557,0 5557,1075"><text:p/></draw:polygon><draw:path draw:style-name="gr3" draw:text-style-name="P23" svg:width="0.037in" svg:height="0.1661in" svg:x="0.0098in" svg:y="0.1575in" svg:viewBox="0 0 95 423" svg:d="M94 17c1-5 1-6 1-9 0-4-4-8-9-8-3 0-7 2-9 10l-75 194c-1 3-2 5-2 7s0 3 2 8l75 194c2 5 3 10 9 10 5 0 9-4 9-9 0-1 0-2-1-7l-77-196z"><text:p/></draw:path><draw:path draw:style-name="gr3" draw:text-style-name="P23" svg:width="0.061in" svg:height="0.1173in" svg:x="0.0638in" svg:y="0.1665in" svg:viewBox="0 0 156 299" svg:d="M82 5c0-1 0-5-6-5-10 0-40 4-52 4-2 1-7 1-7 8 0 6 3 6 9 6 21 0 22 4 22 7s-4 17-7 25l-34 140c-5 20-7 27-7 43 0 38 22 66 54 66 49 0 102-64 102-124 0-39-23-68-56-68-20 0-38 12-50 25zM41 165c3-9 3-10 7-15 22-27 41-33 50-33 16 0 28 12 28 39 0 24-14 73-23 90-13 28-33 43-49 43-14 0-28-12-28-42 0-9 0-16 6-43z"><text:p/></draw:path><draw:path draw:style-name="gr3" draw:text-style-name="P23" svg:width="0.0067in" svg:height="0.1661in" svg:x="0.1472in" svg:y="0.1575in" svg:viewBox="0 0 18 423" svg:d="M18 16c0-9 0-16-10-16-8 0-8 7-8 16v391c0 7 0 16 8 16 10 0 10-9 10-16z"><text:p/></draw:path><draw:path draw:style-name="gr3" draw:text-style-name="P23" svg:width="0.1102in" svg:height="0.039in" svg:x="0.2291in" svg:y="0.2209in" svg:viewBox="0 0 281 100" svg:d="M266 17c8 0 15 0 15-9 0-8-7-8-13-8h-254c-7 0-14 0-14 8 0 9 7 9 14 9zM268 100c6 0 13 0 13-9 0-8-7-8-15-8h-252c-7 0-14 0-14 8 0 9 7 9 14 9z"><text:p/></draw:path><draw:path draw:style-name="gr3" draw:text-style-name="P23" svg:width="0.0067in" svg:height="0.1661in" svg:x="0.415in" svg:y="0.1575in" svg:viewBox="0 0 18 423" svg:d="M18 16c0-9 0-16-10-16-8 0-8 7-8 16v391c0 7 0 16 8 16 10 0 10-9 10-16z"><text:p/></draw:path><draw:path draw:style-name="gr3" draw:text-style-name="P23" svg:width="0.061in" svg:height="0.1173in" svg:x="0.4488in" svg:y="0.1665in" svg:viewBox="0 0 156 299" svg:d="M82 5c0-1 0-5-6-5-10 0-40 4-52 4-2 1-7 1-7 8 0 6 3 6 9 6 21 0 22 4 22 7s-4 17-7 25l-34 140c-5 20-7 27-7 43 0 38 22 66 54 66 49 0 102-64 102-124 0-39-23-68-56-68-20 0-38 12-50 25zM41 165c3-9 3-10 7-15 22-27 40-33 50-33 16 0 28 12 28 39 0 24-14 73-23 90-13 28-33 43-49 43-14 0-28-12-28-42 0-9 0-16 6-43z"><text:p/></draw:path><draw:path draw:style-name="gr3" draw:text-style-name="P23" svg:width="0.037in" svg:height="0.1661in" svg:x="0.5217in" svg:y="0.1575in" svg:viewBox="0 0 95 423" svg:d="M94 219c1-5 1-6 1-8 0-1 0-2-1-7l-76-194c-2-8-5-10-10-10-4 0-8 4-8 8 0 2 0 3 2 8l76 195-76 196c-2 4-2 5-2 7 0 5 4 9 8 9 6 0 8-4 9-9z"><text:p/></draw:path><draw:path draw:style-name="gr3" draw:text-style-name="P23" svg:width="0.0429in" svg:height="0.1063in" svg:x="0.5858in" svg:y="0.1165in" svg:viewBox="0 0 110 271" svg:d="M59 84c5 1 7 1 15 5 10 1 18 3 23 3 12 0 13-8 13-12 0-1-1-10-13-10-5 0-13 1-23 4-8 2-10 3-15 3 1-11 2-23 3-31 3-6 4-22 4-33 0-8-4-13-11-13-6 0-12 2-12 13 0 10 3 25 5 35 0 4 2 18 4 29-5 0-8-1-16-3-10-3-18-4-24-4-11 0-12 8-12 10 0 4 1 12 12 12 6 0 14-2 24-3 8-4 11-4 16-5-2 8-3 18-5 24-4 18-4 21-4 36 0 57 6 118 7 124 0 2 0 3 5 3s5-1 5-4c0 0 2-27 5-45 0-26 1-51 1-78 0-15 0-18-4-36 0-5-2-16-3-24z"><text:p/></draw:path><draw:path draw:style-name="gr3" draw:text-style-name="P23" svg:width="0.1102in" svg:height="0.039in" svg:x="0.7016in" svg:y="0.2209in" svg:viewBox="0 0 281 100" svg:d="M266 17c8 0 15 0 15-9 0-8-7-8-13-8h-254c-7 0-14 0-14 8 0 9 7 9 14 9zM268 100c6 0 13 0 13-9 0-8-7-8-15-8h-252c-7 0-14 0-14 8 0 9 7 9 14 9z"><text:p/></draw:path><draw:path draw:style-name="gr3" draw:text-style-name="P23" svg:width="0.0819in" svg:height="0.3988in" svg:x="0.9024in" svg:y="0.0406in" svg:viewBox="0 0 209 1014" svg:d="M209 1009c0-1-1-2-3-4-15-15-44-44-72-90-68-108-98-246-98-408 0-114 14-260 84-386 34-61 68-95 88-114 1 0 1-1 1-3 0-4-4-4-10-4-5 0-6 0-13 7-142 129-186 321-186 499 0 167 38 334 146 460 9 9 24 27 42 43 5 5 6 5 11 5 6 0 10 0 10-5z"><text:p/></draw:path><draw:path draw:style-name="gr3" draw:text-style-name="P23" svg:width="0.061in" svg:height="0.1173in" svg:x="1.0803in" svg:y="0.0665in" svg:viewBox="0 0 156 299" svg:d="M82 5c0-1 0-5-6-5-10 0-40 4-52 4-2 1-7 1-7 8 0 6 3 6 9 6 21 0 22 4 22 7s-4 17-7 25l-34 140c-5 20-7 27-7 43 0 38 22 66 54 66 49 0 102-64 102-124 0-39-23-68-56-68-20 0-38 12-50 25zM41 165c3-9 3-10 7-15 22-27 41-33 50-33 16 0 28 12 28 39 0 24-14 73-23 90-13 28-33 43-49 43-14 0-28-12-28-42 0-9 0-16 6-43z"><text:p/></draw:path><draw:path draw:style-name="gr3" draw:text-style-name="P23" svg:width="0.0421in" svg:height="0.0772in" svg:x="1.1571in" svg:y="0.1283in" svg:viewBox="0 0 108 197" svg:d="M67 8c0-8-1-8-8-8-19 18-47 19-59 19v11c7 0 26 0 43-8v151c0 10 0 13-30 13h-11v11c5 0 42-1 53-1 10 0 47 1 53 1v-11h-11c-30 0-30-3-30-13z"><text:p/></draw:path><draw:path draw:style-name="gr3" draw:text-style-name="P23" svg:width="0.061in" svg:height="0.1173in" svg:x="1.0803in" svg:y="0.2642in" svg:viewBox="0 0 156 299" svg:d="M82 5c0-1 0-5-6-5-10 0-40 4-52 4-2 1-7 1-7 8 0 6 3 6 9 6 21 0 22 4 22 7s-4 17-7 25l-34 140c-5 20-7 27-7 43 0 38 22 66 54 66 49 0 102-64 102-124 0-39-23-68-56-68-20 0-38 12-50 25zM41 165c3-9 3-10 7-15 22-27 41-33 50-33 16 0 28 12 28 39 0 24-14 73-23 90-13 28-33 43-49 43-14 0-28-12-28-42 0-9 0-16 6-43z"><text:p/></draw:path><draw:path draw:style-name="gr3" draw:text-style-name="P23" svg:width="0.0516in" svg:height="0.0772in" svg:x="1.1512in" svg:y="0.3283in" svg:viewBox="0 0 132 197" svg:d="M132 143h-11c-1 7-3 24-8 28-1 1-24 1-29 1h-54c30-28 41-35 59-49 23-19 43-37 43-65 0-36-32-58-71-58-36 0-61 26-61 53 0 15 12 17 16 17 7 0 15-5 15-16 0-5-1-16-17-16 9-21 29-27 44-27 30 0 45 23 45 47 0 26-19 45-29 57l-72 70c-2 4-2 5-2 12h122z"><text:p/></draw:path><draw:path draw:style-name="gr3" draw:text-style-name="P23" svg:width="0.0819in" svg:height="0.3988in" svg:x="1.3071in" svg:y="0.0406in" svg:viewBox="0 0 209 1014" svg:d="M209 507c0-166-39-333-147-460-8-10-24-27-40-42-6-5-8-5-14-5-4 0-8 0-8 4 0 2 2 3 2 4 15 16 44 44 72 90 68 109 100 246 100 408 0 115-16 260-85 386-34 61-70 95-87 113-1 2-2 3-2 4 0 5 4 5 8 5 6 0 8 0 14-7 142-129 187-322 187-500z"><text:p/></draw:path><draw:path draw:style-name="gr3" draw:text-style-name="P23" svg:width="0.0429in" svg:height="0.1063in" svg:x="1.4327in" svg:y="0in" svg:viewBox="0 0 110 271" svg:d="M59 84c5 1 7 1 15 5 10 1 18 3 23 3 12 0 13-8 13-12 0-1-1-10-13-10-5 0-13 1-23 4-8 2-10 3-15 3 1-11 2-23 3-31 3-6 4-22 4-33 0-8-4-13-11-13-6 0-12 2-12 13 0 10 3 25 5 35 0 4 2 18 4 29-5 0-8-1-16-3-10-3-18-4-24-4-11 0-12 8-12 10 0 4 1 12 12 12 6 0 14-2 24-3 8-4 11-4 16-5-2 8-3 18-5 24-4 18-4 21-4 36 0 57 6 118 7 124 0 2 0 3 5 3s5-1 5-4c0 0 2-27 5-45 0-26 1-51 1-78 0-15 0-18-4-36 0-5-2-16-3-24z"><text:p/></draw:path><draw:path draw:style-name="gr3" draw:text-style-name="P23" svg:width="0.1102in" svg:height="0.039in" svg:x="1.5484in" svg:y="0.2209in" svg:viewBox="0 0 281 100" svg:d="M266 17c8 0 15 0 15-9 0-8-7-8-13-8h-254c-7 0-14 0-14 8 0 9 7 9 14 9zM268 100c6 0 13 0 13-9 0-8-7-8-15-8h-252c-7 0-14 0-14 8 0 9 7 9 14 9z"><text:p/></draw:path><draw:path draw:style-name="gr3" draw:text-style-name="P23" svg:width="0.0382in" svg:height="0.1661in" svg:x="1.7303in" svg:y="0.1575in" svg:viewBox="0 0 98 423" svg:d="M98 419c0-1 0-2-7-9-53-53-66-134-66-199 0-73 16-146 69-199 4-5 4-6 4-8 0-3-1-4-4-4-4 0-42 29-68 83-21 46-26 92-26 128 0 34 5 84 28 133 26 51 62 79 66 79 3 0 4-1 4-4z"><text:p/></draw:path><draw:path draw:style-name="gr3" draw:text-style-name="P23" svg:width="0.061in" svg:height="0.1173in" svg:x="1.7866in" svg:y="0.1665in" svg:viewBox="0 0 156 299" svg:d="M82 5c0-1 0-5-6-5-10 0-40 4-52 4-2 1-7 1-7 8 0 6 3 6 9 6 21 0 22 4 22 7s-4 17-7 25l-34 140c-5 20-7 27-7 43 0 38 22 66 54 66 49 0 102-64 102-124 0-39-23-68-56-68-20 0-38 12-50 25zM41 165c3-9 3-10 7-15 22-27 40-33 50-33 16 0 28 12 28 39 0 24-14 73-23 90-13 28-33 43-49 43-14 0-28-12-28-42 0-9 0-16 6-43z"><text:p/></draw:path><draw:path draw:style-name="gr3" draw:text-style-name="P23" svg:width="0.0472in" svg:height="0.0504in" svg:x="1.861in" svg:y="0.1591in" svg:viewBox="0 0 121 129" svg:d="M70 65c24-11 34-16 43-19 5-3 8-4 8-10 0-5-3-10-9-10-3 0-4 0-6 4l-41 26 5-44c0-5 0-12-10-12-4 0-10 2-10 8 0 4 3 12 3 15 1 6 2 27 2 33l-39-26c-4-2-4-4-6-4-6 0-10 5-10 10 0 6 4 8 7 10l43 19c-24 9-34 14-42 18-6 1-8 3-8 8 0 6 4 10 10 10 2 0 2 0 6-3l39-27-5 48c0 7 6 10 10 10 5 0 10-3 10-10 0-2-2-11-2-15-1-4-3-26-3-33l36 24c7 6 7 6 11 6 6 0 9-4 9-10s-3-7-7-8z"><text:p/></draw:path><draw:path draw:style-name="gr3" draw:text-style-name="P23" svg:width="0.0421in" svg:height="0.0772in" svg:x="1.8626in" svg:y="0.2457in" svg:viewBox="0 0 108 197" svg:d="M67 8c0-8-1-8-8-8-19 18-47 19-59 19v11c7 0 26 0 43-8v151c0 10 0 13-30 13h-11v11c5 0 42-1 53-1 10 0 47 1 53 1v-11h-11c-30 0-30-3-30-13z"><text:p/></draw:path><draw:path draw:style-name="gr3" draw:text-style-name="P23" svg:width="0.0193in" svg:height="0.0496in" svg:x="1.9406in" svg:y="0.2638in" svg:viewBox="0 0 50 127" svg:d="M50 44c0-27-10-44-27-44-15 0-23 11-23 22 0 12 8 24 23 24 5 0 11-3 14-6 3-2 3-2 4-2v6c0 32-15 58-29 71-5 5-5 6-5 8 0 3 1 4 5 4 5 0 38-33 38-83z"><text:p/></draw:path><draw:path draw:style-name="gr3" draw:text-style-name="P23" svg:width="0.061in" svg:height="0.1173in" svg:x="2.0083in" svg:y="0.1665in" svg:viewBox="0 0 156 299" svg:d="M82 5c0-1 0-5-6-5-10 0-40 4-52 4-2 1-7 1-7 8 0 6 3 6 9 6 21 0 21 4 21 7s-3 17-6 25l-34 140c-5 20-7 27-7 43 0 38 22 66 54 66 49 0 102-64 102-124 0-39-23-68-56-68-20 0-38 12-50 25zM41 165c3-9 3-10 7-15 22-27 40-33 50-33 16 0 28 12 28 39 0 24-14 73-23 90-13 28-33 43-49 43-14 0-29-12-29-42 0-9 0-16 7-43z"><text:p/></draw:path><draw:path draw:style-name="gr3" draw:text-style-name="P23" svg:width="0.0472in" svg:height="0.0504in" svg:x="2.0819in" svg:y="0.1591in" svg:viewBox="0 0 121 129" svg:d="M70 65c24-11 34-16 43-19 5-3 8-4 8-10 0-5-3-10-9-10-3 0-4 0-6 4l-41 26 5-44c0-5 0-12-10-12-4 0-10 2-10 8 0 4 3 12 3 15 0 6 2 27 2 33l-39-26c-4-2-4-4-6-4-6 0-10 5-10 10 0 6 4 8 6 10l44 19c-24 9-34 14-42 18-6 1-8 3-8 8 0 6 4 10 10 10 2 0 2 0 6-3l39-27-5 48c0 7 6 10 10 10 5 0 10-3 10-10 0-2-2-11-2-15-1-4-3-26-3-33l36 24c7 6 7 6 11 6 6 0 9-4 9-10s-3-7-7-8z"><text:p/></draw:path><draw:path draw:style-name="gr3" draw:text-style-name="P23" svg:width="0.0516in" svg:height="0.0772in" svg:x="2.0791in" svg:y="0.2457in" svg:viewBox="0 0 132 197" svg:d="M132 143h-11c-1 7-3 24-8 28-1 1-24 1-29 1h-54c30-28 41-35 59-49 23-19 43-37 43-65 0-36-32-58-71-58-36 0-61 26-61 53 0 15 12 17 16 17 7 0 15-5 15-16 0-5-1-16-17-16 9-21 29-27 44-27 30 0 45 23 45 47 0 26-19 45-29 57l-72 70c-2 4-2 5-2 12h122z"><text:p/></draw:path><draw:path draw:style-name="gr3" draw:text-style-name="P23" svg:width="0.0382in" svg:height="0.1661in" svg:x="2.1575in" svg:y="0.1575in" svg:viewBox="0 0 98 423" svg:d="M98 211c0-32-4-84-27-132-25-51-63-79-67-79-2 0-4 2-4 4s0 3 7 10c43 41 67 109 67 197 0 72-15 147-68 200-6 6-6 7-6 8 0 3 2 4 4 4 4 0 43-29 68-83 22-46 26-93 26-129z"><text:p/></draw:path></draw:g></text:p>
      <text:p text:style-name="P1"/>
      <text:p text:style-name="P1"><draw:g text:anchor-type="as-char" svg:y="-0.1374in" draw:z-index="3" draw:style-name="gr1"><svg:title>TexMaths</svg:title><svg:desc>12§display§\( \left\langle b | a \right\rangle = a_{1}b_{1}^{*} + a_{2}b_{2}^{*} = \left\langle a | b \right\rangle^{*} \in \mathbb{C} \)§svg§600§FALSE§</svg:desc><draw:polygon draw:style-name="gr2" draw:text-style-name="P22" svg:width="2.3106in" svg:height="0.1626in" svg:x="0in" svg:y="0.0083in" svg:viewBox="0 0 5870 414" draw:points="2936,414 0,414 0,0 5870,0 5870,414"><text:p/></draw:polygon><draw:path draw:style-name="gr3" draw:text-style-name="P23" svg:width="0.037in" svg:height="0.1657in" svg:x="0.0098in" svg:y="0.0138in" svg:viewBox="0 0 95 422" svg:d="M94 17c1-5 1-6 1-9 0-4-4-8-9-8-3 0-7 2-9 10l-75 194c-1 2-2 5-2 7 0 1 0 3 2 7l75 195c2 5 3 9 9 9 5 0 9-3 9-8 0-1 0-2-1-7l-77-196z"><text:p/></draw:path><draw:path draw:style-name="gr3" draw:text-style-name="P23" svg:width="0.061in" svg:height="0.1173in" svg:x="0.0638in" svg:y="0.022in" svg:viewBox="0 0 156 299" svg:d="M82 5c0-1 0-5-6-5-10 0-40 4-52 4-2 1-7 1-7 8 0 6 3 6 9 6 21 0 22 4 22 7s-4 17-7 25l-34 140c-5 20-7 27-7 42 0 39 22 67 54 67 49 0 102-64 102-124 0-39-23-68-56-68-20 0-38 12-50 25zM41 164c3-8 3-9 7-14 22-28 41-34 50-34 16 0 28 12 28 40 0 24-14 73-23 90-13 28-33 43-49 43-14 0-28-12-28-43 0-8 0-16 6-42z"><text:p/></draw:path><draw:path draw:style-name="gr3" draw:text-style-name="P23" svg:width="0.0067in" svg:height="0.1657in" svg:x="0.1472in" svg:y="0.0138in" svg:viewBox="0 0 18 422" svg:d="M18 16c0-9 0-16-10-16-8 0-8 7-8 16v391c0 7 0 15 8 15 10 0 10-8 10-15z"><text:p/></draw:path><draw:path draw:style-name="gr3" draw:text-style-name="P23" svg:width="0.076in" svg:height="0.0752in" svg:x="0.1803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23" svg:width="0.037in" svg:height="0.1657in" svg:x="0.2709in" svg:y="0.0138in" svg:viewBox="0 0 95 422" svg:d="M94 218c1-4 1-6 1-7s0-2-1-7l-76-194c-2-8-5-10-10-10-4 0-8 4-8 8 0 2 0 3 2 8l76 195-76 196c-2 3-2 5-2 7 0 5 4 8 8 8 6 0 8-3 9-8z"><text:p/></draw:path><draw:path draw:style-name="gr3" draw:text-style-name="P23" svg:width="0.1102in" svg:height="0.039in" svg:x="0.3815in" svg:y="0.0764in" svg:viewBox="0 0 281 100" svg:d="M266 17c8 0 15 0 15-9 0-8-7-8-13-8h-254c-7 0-14 0-14 8 0 9 7 9 14 9zM268 100c6 0 13 0 13-9 0-8-7-8-15-8h-252c-7 0-14 0-14 8 0 9 7 9 14 9z"><text:p/></draw:path><draw:path draw:style-name="gr3" draw:text-style-name="P23" svg:width="0.076in" svg:height="0.0752in" svg:x="0.5543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23" svg:width="0.0421in" svg:height="0.0772in" svg:x="0.6476in" svg:y="0.0854in" svg:viewBox="0 0 108 197" svg:d="M67 8c0-8-1-8-8-8-19 18-47 19-59 19v11c7 0 26 0 43-8v151c0 9 0 13-30 13h-11v11c5 0 42-1 53-1 10 0 47 1 53 1v-11h-11c-30 0-30-4-30-13z"><text:p/></draw:path><draw:path draw:style-name="gr3" draw:text-style-name="P23" svg:width="0.061in" svg:height="0.1173in" svg:x="0.7173in" svg:y="0.022in" svg:viewBox="0 0 156 299" svg:d="M82 5c0-1 0-5-6-5-10 0-40 4-52 4-2 1-7 1-7 8 0 6 3 6 9 6 21 0 22 4 22 7s-4 17-7 25l-34 140c-5 20-7 27-7 42 0 39 22 67 54 67 49 0 102-64 102-124 0-39-23-68-56-68-20 0-38 12-50 25zM41 164c3-8 3-9 7-14 22-28 41-34 50-34 16 0 28 12 28 40 0 24-14 73-23 90-13 28-33 43-49 43-14 0-28-12-28-43 0-8 0-16 6-42z"><text:p/></draw:path><draw:path draw:style-name="gr3" draw:text-style-name="P23" svg:width="0.0472in" svg:height="0.05in" svg:x="0.7909in" svg:y="0.0146in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23" svg:width="0.0421in" svg:height="0.0772in" svg:x="0.7937in" svg:y="0.102in" svg:viewBox="0 0 108 197" svg:d="M67 8c0-8-1-8-8-8-19 18-47 19-59 19v11c7 0 26 0 43-8v151c0 9 0 13-30 13h-11v11c5 0 42-1 53-1 10 0 47 1 53 1v-11h-11c-30 0-30-4-30-13z"><text:p/></draw:path><draw:path draw:style-name="gr3" draw:text-style-name="P23" svg:width="0.1102in" svg:height="0.1106in" svg:x="0.9035in" svg:y="0.0406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076in" svg:height="0.0752in" svg:x="1.0669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23" svg:width="0.0516in" svg:height="0.0772in" svg:x="1.1559in" svg:y="0.085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23" svg:width="0.061in" svg:height="0.1173in" svg:x="1.2303in" svg:y="0.022in" svg:viewBox="0 0 156 299" svg:d="M82 5c0-1 0-5-6-5-10 0-40 4-52 4-2 1-7 1-7 8 0 6 3 6 9 6 21 0 22 4 22 7s-4 17-7 25l-34 140c-5 20-7 27-7 42 0 39 22 67 54 67 49 0 102-64 102-124 0-39-23-68-56-68-20 0-38 12-50 25zM41 164c3-8 3-9 7-14 22-28 40-34 50-34 16 0 28 12 28 40 0 24-14 73-23 90-13 28-33 43-49 43-14 0-28-12-28-43 0-8 0-16 6-42z"><text:p/></draw:path><draw:path draw:style-name="gr3" draw:text-style-name="P23" svg:width="0.0472in" svg:height="0.05in" svg:x="1.3039in" svg:y="0.0146in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23" svg:width="0.0516in" svg:height="0.0772in" svg:x="1.3012in" svg:y="0.10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23" svg:width="0.1102in" svg:height="0.039in" svg:x="1.4256in" svg:y="0.0764in" svg:viewBox="0 0 281 100" svg:d="M266 17c8 0 15 0 15-9 0-8-7-8-13-8h-254c-7 0-14 0-14 8 0 9 7 9 14 9zM268 100c6 0 13 0 13-9 0-8-7-8-15-8h-252c-7 0-14 0-14 8 0 9 7 9 14 9z"><text:p/></draw:path><draw:path draw:style-name="gr3" draw:text-style-name="P23" svg:width="0.037in" svg:height="0.1657in" svg:x="1.6098in" svg:y="0.0138in" svg:viewBox="0 0 95 422" svg:d="M94 17c1-5 1-6 1-9 0-4-4-8-9-8-3 0-7 2-9 10l-75 194c-1 2-2 5-2 7 0 1 0 3 2 7l75 195c2 5 3 9 9 9 5 0 9-3 9-8 0-1 0-2-1-7l-77-196z"><text:p/></draw:path><draw:path draw:style-name="gr3" draw:text-style-name="P23" svg:width="0.076in" svg:height="0.0752in" svg:x="1.6626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23" svg:width="0.0067in" svg:height="0.1657in" svg:x="1.7638in" svg:y="0.0138in" svg:viewBox="0 0 18 422" svg:d="M18 16c0-9 0-16-10-16-8 0-8 7-8 16v391c0 7 0 15 8 15 10 0 10-8 10-15z"><text:p/></draw:path><draw:path draw:style-name="gr3" draw:text-style-name="P23" svg:width="0.061in" svg:height="0.1173in" svg:x="1.798in" svg:y="0.022in" svg:viewBox="0 0 156 299" svg:d="M82 5c0-1 0-5-6-5-10 0-40 4-52 4-2 1-7 1-7 8 0 6 3 6 9 6 21 0 22 4 22 7s-4 17-7 25l-34 140c-5 20-7 27-7 42 0 39 22 67 54 67 49 0 102-64 102-124 0-39-23-68-56-68-20 0-38 12-50 25zM41 164c3-8 3-9 7-14 22-28 40-34 50-34 16 0 28 12 28 40 0 24-14 73-23 90-13 28-33 43-49 43-14 0-28-12-28-43 0-8 0-16 6-42z"><text:p/></draw:path><draw:path draw:style-name="gr3" draw:text-style-name="P23" svg:width="0.037in" svg:height="0.1657in" svg:x="1.8705in" svg:y="0.0138in" svg:viewBox="0 0 95 422" svg:d="M94 218c1-4 1-6 1-7s0-2-1-7l-76-194c-2-8-5-10-10-10-4 0-8 4-8 8 0 2 0 3 2 8l76 195-76 196c-2 3-2 5-2 7 0 5 4 8 8 8 6 0 8-3 9-8z"><text:p/></draw:path><draw:path draw:style-name="gr3" draw:text-style-name="P23" svg:width="0.0472in" svg:height="0.05in" svg:x="1.9366in" svg:y="0in" svg:viewBox="0 0 121 128" svg:d="M70 65c24-11 34-16 43-19 5-3 8-4 8-10 0-5-3-10-9-10-3 0-4 0-6 4l-41 26 5-44c0-5 0-12-10-12-4 0-10 2-10 8 0 4 3 12 3 15 0 6 2 27 2 33l-39-26c-4-2-4-4-6-4-6 0-10 5-10 10 0 6 4 8 6 10l44 19c-24 9-34 14-42 18-6 1-8 3-8 8 0 6 4 10 10 10 2 0 2 0 6-3l39-27-5 48c0 7 6 9 10 9 5 0 10-2 10-9 0-3-2-11-2-15-1-4-3-26-3-33l36 24c7 6 7 6 11 6 6 0 9-4 9-10s-3-7-7-8z"><text:p/></draw:path><draw:path draw:style-name="gr3" draw:text-style-name="P23" svg:width="0.0831in" svg:height="0.0965in" svg:x="2.0626in" svg:y="0.0484in" svg:viewBox="0 0 212 246" svg:d="M197 132c7 0 15 0 15-10 0-8-8-8-15-8h-180c5-56 54-97 114-97h66c7 0 15 0 15-9 0-8-8-8-15-8h-66c-73 0-131 55-131 122 0 68 58 124 131 124h66c7 0 15 0 15-10 0-8-8-8-15-8h-66c-60 0-109-40-114-96z"><text:p/></draw:path><draw:path draw:style-name="gr3" draw:text-style-name="P23" svg:width="0.1079in" svg:height="0.1201in" svg:x="2.2114in" svg:y="0.0209in" svg:viewBox="0 0 275 306" svg:d="M262 14c0-7 0-14-6-14-2 0-8 0-9 7 0 12-11 12-14 12-15 0-29-6-37-9-22-10-40-10-47-10-70 0-149 44-149 152s77 154 150 154c22 0 53-5 83-24 19-12 42-32 42-40 0-6-7-7-10-7s-3 1-8 6c-24 28-63 43-101 43-65 0-82-66-82-130 0-84 30-140 77-140 31 0 82 32 96 76 1 4 3 8 9 8s6-6 6-14zM247 58c-5-8-9-12-20-24 1 1 6 1 7 1 5 0 10-1 13-4zM97 25c-9 10-37 46-37 129 0 42 6 99 43 130-68-22-89-80-89-130 0-80 44-117 83-130z"><text:p/></draw:path></draw:g></text:p>
      <text:p text:style-name="P1"/>
      <text:p text:style-name="P1"><draw:g text:anchor-type="as-char" svg:y="-0.2402in" draw:z-index="4" draw:style-name="gr1"><svg:title>TexMaths</svg:title><svg:desc>12§display§\( \left| a \right\rangle \left\langle b \right| = \left( \begin{array}{cc} a_{1}b_{1}^{*} &amp; a_{1}b_{2}^{*} \\ a_{2}b_{1}^{*} &amp; a_{2}b_{2}^{*} \end{array}\right) \)§svg§600§FALSE§</svg:desc><draw:polygon draw:style-name="gr2" draw:text-style-name="P22" svg:width="1.774in" svg:height="0.3819in" svg:x="0in" svg:y="0.0083in" svg:viewBox="0 0 4507 971" draw:points="2254,971 0,971 0,0 4507,0 4507,971"><text:p/></draw:polygon><draw:path draw:style-name="gr3" draw:text-style-name="P23" svg:width="0.0067in" svg:height="0.1661in" svg:x="0.0114in" svg:y="0.1165in" svg:viewBox="0 0 18 423" svg:d="M18 16c0-9 0-16-10-16-8 0-8 7-8 16v391c0 8 0 16 8 16 10 0 10-8 10-16z"><text:p/></draw:path><draw:path draw:style-name="gr3" draw:text-style-name="P23" svg:width="0.076in" svg:height="0.0752in" svg:x="0.0445in" svg:y="0.1673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23" svg:width="0.037in" svg:height="0.1661in" svg:x="0.1346in" svg:y="0.1165in" svg:viewBox="0 0 95 423" svg:d="M94 219c1-5 1-6 1-8 0-1 0-2-1-7l-76-194c-2-8-5-10-10-10-4 0-8 4-8 8 0 2 0 3 2 8l76 195-76 196c-2 4-2 5-2 8 0 4 4 8 8 8 6 0 8-4 9-8z"><text:p/></draw:path><draw:path draw:style-name="gr3" draw:text-style-name="P23" svg:width="0.037in" svg:height="0.1661in" svg:x="0.2362in" svg:y="0.1165in" svg:viewBox="0 0 95 423" svg:d="M94 17c1-5 1-6 1-9 0-4-4-8-9-8-3 0-7 2-9 10l-75 194c-1 3-2 5-2 7s0 3 2 8l75 194c2 5 3 10 9 10 5 0 9-4 9-8 0-2 0-3-1-8l-77-196z"><text:p/></draw:path><draw:path draw:style-name="gr3" draw:text-style-name="P23" svg:width="0.061in" svg:height="0.1173in" svg:x="0.2902in" svg:y="0.125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23" svg:width="0.0067in" svg:height="0.1661in" svg:x="0.3732in" svg:y="0.1165in" svg:viewBox="0 0 18 423" svg:d="M18 16c0-9 0-16-10-16-8 0-8 7-8 16v391c0 8 0 16 8 16 10 0 10-8 10-16z"><text:p/></draw:path><draw:path draw:style-name="gr3" draw:text-style-name="P23" svg:width="0.1102in" svg:height="0.039in" svg:x="0.4551in" svg:y="0.1799in" svg:viewBox="0 0 281 100" svg:d="M266 17c8 0 15 0 15-9 0-8-7-8-13-8h-254c-7 0-14 0-14 8 0 9 7 9 14 9zM268 100c6 0 13 0 13-9 0-8-7-8-15-8h-252c-7 0-14 0-14 8 0 9 7 9 14 9z"><text:p/></draw:path><draw:path draw:style-name="gr3" draw:text-style-name="P23" svg:width="0.0819in" svg:height="0.3988in" svg:x="0.6559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3" svg:width="0.076in" svg:height="0.0752in" svg:x="0.8331in" svg:y="0.0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23" svg:width="0.0421in" svg:height="0.0772in" svg:x="0.9264in" svg:y="0.0874in" svg:viewBox="0 0 108 197" svg:d="M67 8c0-8-1-8-8-8-19 18-47 19-59 19v11c7 0 26 0 43-8v151c0 10 0 13-30 13h-11v11c5 0 42-1 53-1 10 0 47 1 53 1v-11h-11c-30 0-30-3-30-13z"><text:p/></draw:path><draw:path draw:style-name="gr3" draw:text-style-name="P23" svg:width="0.061in" svg:height="0.1173in" svg:x="0.9965in" svg:y="0.025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23" svg:width="0.0472in" svg:height="0.05in" svg:x="1.0701in" svg:y="0.0256in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23" svg:width="0.0421in" svg:height="0.0772in" svg:x="1.0724in" svg:y="0.1035in" svg:viewBox="0 0 108 197" svg:d="M67 8c0-8-1-8-8-8-19 18-47 19-59 19v11c7 0 26 0 43-8v151c0 10 0 13-30 13h-11v11c5 0 42-1 53-1 10 0 47 1 53 1v-11h-11c-30 0-30-3-30-13z"><text:p/></draw:path><draw:path draw:style-name="gr3" draw:text-style-name="P23" svg:width="0.076in" svg:height="0.0752in" svg:x="1.3087in" svg:y="0.0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23" svg:width="0.0421in" svg:height="0.0772in" svg:x="1.4024in" svg:y="0.0874in" svg:viewBox="0 0 108 197" svg:d="M67 8c0-8-1-8-8-8-19 18-47 19-59 19v11c7 0 26 0 43-8v151c0 10 0 13-30 13h-11v11c5 0 42-1 53-1 10 0 47 1 53 1v-11h-11c-30 0-30-3-30-13z"><text:p/></draw:path><draw:path draw:style-name="gr3" draw:text-style-name="P23" svg:width="0.061in" svg:height="0.1173in" svg:x="1.472in" svg:y="0.025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23" svg:width="0.0472in" svg:height="0.05in" svg:x="1.5457in" svg:y="0.0256in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23" svg:width="0.0516in" svg:height="0.0772in" svg:x="1.5429in" svg:y="0.1035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23" svg:width="0.076in" svg:height="0.0752in" svg:x="0.8331in" svg:y="0.2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23" svg:width="0.0516in" svg:height="0.0772in" svg:x="0.9213in" svg:y="0.2866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23" svg:width="0.061in" svg:height="0.1173in" svg:x="0.9965in" svg:y="0.223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23" svg:width="0.0472in" svg:height="0.05in" svg:x="1.0701in" svg:y="0.2256in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23" svg:width="0.0421in" svg:height="0.0772in" svg:x="1.0724in" svg:y="0.3028in" svg:viewBox="0 0 108 197" svg:d="M67 8c0-8-1-8-8-8-19 18-47 19-59 19v11c7 0 26 0 43-8v151c0 10 0 13-30 13h-11v11c5 0 42-1 53-1 10 0 47 1 53 1v-11h-11c-30 0-30-3-30-13z"><text:p/></draw:path><draw:path draw:style-name="gr3" draw:text-style-name="P23" svg:width="0.076in" svg:height="0.0752in" svg:x="1.3087in" svg:y="0.2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23" svg:width="0.0516in" svg:height="0.0772in" svg:x="1.3969in" svg:y="0.2866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23" svg:width="0.061in" svg:height="0.1173in" svg:x="1.472in" svg:y="0.223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23" svg:width="0.0472in" svg:height="0.05in" svg:x="1.5457in" svg:y="0.2256in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23" svg:width="0.0516in" svg:height="0.0772in" svg:x="1.5429in" svg:y="0.3028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23" svg:width="0.0819in" svg:height="0.3988in" svg:x="1.7008in" svg:y="0in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><draw:g text:anchor-type="as-char" svg:y="-0.1646in" draw:z-index="5" draw:style-name="gr1"><svg:title>TexMaths</svg:title><svg:desc>12§display§\( \left| b \right\rangle^{\dagger} \)§svg§600§FALSE§</svg:desc><draw:polygon draw:style-name="gr2" draw:text-style-name="P22" svg:width="0.2169in" svg:height="0.1898in" svg:x="0.0004in" svg:y="0.0087in" svg:viewBox="0 0 552 483" draw:points="276,483 0,483 0,0 552,0 552,483"><text:p/></draw:polygon><draw:path draw:style-name="gr3" draw:text-style-name="P23" svg:width="0.0067in" svg:height="0.1657in" svg:x="0.0118in" svg:y="0.0406in" svg:viewBox="0 0 18 422" svg:d="M18 16c0-9 0-16-10-16-8 0-8 7-8 16v390c0 7 0 16 8 16 10 0 10-9 10-16z"><text:p/></draw:path><draw:path draw:style-name="gr3" draw:text-style-name="P23" svg:width="0.061in" svg:height="0.1169in" svg:x="0.0461in" svg:y="0.05in" svg:viewBox="0 0 156 298" svg:d="M82 5c0-1 0-5-6-5-10 0-40 4-52 4-2 1-7 1-7 8 0 6 3 6 9 6 21 0 22 4 22 7s-4 17-7 25l-34 138c-5 22-7 29-7 43 0 40 22 67 54 67 49 0 102-63 102-124 0-39-23-67-56-67-20 0-38 12-50 25zM41 164c3-10 3-10 7-14 22-28 40-34 50-34 16 0 28 12 28 38s-14 75-23 92c-13 27-33 43-49 43-14 0-28-12-28-43 0-9 0-16 6-44z"><text:p/></draw:path><draw:path draw:style-name="gr3" draw:text-style-name="P23" svg:width="0.037in" svg:height="0.1657in" svg:x="0.1185in" svg:y="0.0406in" svg:viewBox="0 0 95 422" svg:d="M94 218c1-6 1-6 1-7s0-3-1-7l-76-194c-2-8-5-10-10-10-4 0-8 4-8 8 0 2 0 3 2 8l76 195-76 195c-2 4-2 5-2 7 0 4 4 9 8 9 6 0 8-5 9-9z"><text:p/></draw:path><draw:path draw:style-name="gr3" draw:text-style-name="P23" svg:width="0.0429in" svg:height="0.1063in" svg:x="0.1827in" svg:y="0in" svg:viewBox="0 0 110 271" svg:d="M59 84c5 1 7 1 15 5 10 1 18 3 23 3 12 0 13-8 13-12 0-1-1-11-13-11-5 0-13 2-23 5-8 1-10 3-15 3 1-11 2-23 3-31 3-6 4-22 4-33 0-8-4-13-11-13-6 0-12 2-12 13 0 10 3 25 5 35 0 3 2 18 4 29-5 0-8-2-16-3-10-3-18-5-24-5-11 0-12 9-12 11 0 4 1 12 12 12 6 0 14-2 24-3 8-4 11-4 16-5-2 8-3 18-5 24-4 18-4 20-4 36 0 56 6 117 7 123 0 2 0 4 5 4s5-2 5-6c0 0 2-25 5-43 0-27 1-53 1-78 0-16 0-18-4-36 0-5-2-16-3-24z"><text:p/></draw:path></draw:g></text:p>
      <text:p text:style-name="P1"/>
      <text:p text:style-name="P1"/>
      <text:p text:style-name="P1"><draw:g text:anchor-type="as-char" svg:y="-0.2402in" draw:z-index="6" draw:style-name="gr1"><svg:title>TexMaths</svg:title><svg:desc>12§display§\( \left| 0 \right\rangle = \left( \begin{array}{c} 1 \\ 0 \end{array} \right) \)§svg§600§FALSE§</svg:desc><draw:polygon draw:style-name="gr2" draw:text-style-name="P22" svg:width="0.8571in" svg:height="0.3819in" svg:x="0in" svg:y="0.0083in" svg:viewBox="0 0 2178 971" draw:points="1090,971 0,971 0,0 2178,0 2178,971"><text:p/></draw:polygon><draw:path draw:style-name="gr3" draw:text-style-name="P23" svg:width="0.0067in" svg:height="0.1661in" svg:x="0.0114in" svg:y="0.1165in" svg:viewBox="0 0 18 423" svg:d="M18 16c0-9 0-16-10-16-8 0-8 7-8 16v391c0 8 0 16 8 16 10 0 10-8 10-16z"><text:p/></draw:path><draw:path draw:style-name="gr3" draw:text-style-name="P23" svg:width="0.0701in" svg:height="0.1142in" svg:x="0.0445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23" svg:width="0.037in" svg:height="0.1661in" svg:x="0.1299in" svg:y="0.1165in" svg:viewBox="0 0 95 423" svg:d="M94 219c1-5 1-6 1-8 0-1 0-2-1-7l-76-194c-2-8-5-10-10-10-4 0-8 4-8 8 0 2 0 3 2 8l76 195-76 196c-2 4-2 5-2 8 0 4 4 8 8 8 6 0 8-4 9-8z"><text:p/></draw:path><draw:path draw:style-name="gr3" draw:text-style-name="P23" svg:width="0.1102in" svg:height="0.039in" svg:x="0.2409in" svg:y="0.1799in" svg:viewBox="0 0 281 100" svg:d="M266 17c8 0 15 0 15-9 0-8-7-8-13-8h-254c-7 0-14 0-14 8 0 9 7 9 14 9zM268 100c6 0 13 0 13-9 0-8-7-8-15-8h-252c-7 0-14 0-14 8 0 9 7 9 14 9z"><text:p/></draw:path><draw:path draw:style-name="gr3" draw:text-style-name="P23" svg:width="0.0819in" svg:height="0.3988in" svg:x="0.441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3" svg:width="0.0547in" svg:height="0.1106in" svg:x="0.6272in" svg:y="0.0287in" svg:viewBox="0 0 140 282" svg:d="M88 11c0-10 0-11-10-11-28 26-65 26-78 26v15c8 0 34 0 55-12v220c0 15 0 20-38 20h-15v13c15-1 53-1 69-1 18 0 54 0 69 1v-13h-13c-38 0-39-5-39-20z"><text:p/></draw:path><draw:path draw:style-name="gr3" draw:text-style-name="P23" svg:width="0.0701in" svg:height="0.1142in" svg:x="0.6185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23" svg:width="0.0819in" svg:height="0.3988in" svg:x="0.7839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><draw:g text:anchor-type="as-char" svg:y="-0.2402in" draw:z-index="8" draw:style-name="gr1"><svg:title>TexMaths</svg:title><svg:desc>12§display§\( \left| 1 \right\rangle = \left( \begin{array}{c} 0 \\ 1 \end{array} \right) \)§svg§600§FALSE§</svg:desc><draw:polygon draw:style-name="gr2" draw:text-style-name="P22" svg:width="0.8571in" svg:height="0.3819in" svg:x="0in" svg:y="0.0083in" svg:viewBox="0 0 2178 971" draw:points="1090,971 0,971 0,0 2178,0 2178,971"><text:p/></draw:polygon><draw:path draw:style-name="gr3" draw:text-style-name="P23" svg:width="0.0067in" svg:height="0.1661in" svg:x="0.0114in" svg:y="0.1165in" svg:viewBox="0 0 18 423" svg:d="M18 16c0-9 0-16-10-16-8 0-8 7-8 16v391c0 8 0 16 8 16 10 0 10-8 10-16z"><text:p/></draw:path><draw:path draw:style-name="gr3" draw:text-style-name="P23" svg:width="0.0547in" svg:height="0.1106in" svg:x="0.0524in" svg:y="0.1299in" svg:viewBox="0 0 140 282" svg:d="M88 11c0-10 0-11-10-11-28 26-65 26-78 26v15c8 0 34 0 55-12v220c0 15 0 20-38 20h-15v13c15-1 53-1 69-1 18 0 54 0 69 1v-13h-13c-38 0-39-5-39-20z"><text:p/></draw:path><draw:path draw:style-name="gr3" draw:text-style-name="P23" svg:width="0.037in" svg:height="0.1661in" svg:x="0.1299in" svg:y="0.1165in" svg:viewBox="0 0 95 423" svg:d="M94 219c1-5 1-6 1-8 0-1 0-2-1-7l-76-194c-2-8-5-10-10-10-4 0-8 4-8 8 0 2 0 3 2 8l76 195-76 196c-2 4-2 5-2 8 0 4 4 8 8 8 6 0 8-4 9-8z"><text:p/></draw:path><draw:path draw:style-name="gr3" draw:text-style-name="P23" svg:width="0.1102in" svg:height="0.039in" svg:x="0.2409in" svg:y="0.1799in" svg:viewBox="0 0 281 100" svg:d="M266 17c8 0 15 0 15-9 0-8-7-8-13-8h-254c-7 0-14 0-14 8 0 9 7 9 14 9zM268 100c6 0 13 0 13-9 0-8-7-8-15-8h-252c-7 0-14 0-14 8 0 9 7 9 14 9z"><text:p/></draw:path><draw:path draw:style-name="gr3" draw:text-style-name="P23" svg:width="0.0819in" svg:height="0.3988in" svg:x="0.441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3" svg:width="0.0701in" svg:height="0.1142in" svg:x="0.6185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23" svg:width="0.0547in" svg:height="0.1106in" svg:x="0.6272in" svg:y="0.2283in" svg:viewBox="0 0 140 282" svg:d="M88 11c0-10 0-11-10-11-28 26-65 26-78 26v15c8 0 34 0 55-12v220c0 15 0 20-38 20h-15v13c15-1 53-1 69-1 18 0 54 0 69 1v-13h-13c-38 0-39-5-39-20z"><text:p/></draw:path><draw:path draw:style-name="gr3" draw:text-style-name="P23" svg:width="0.0819in" svg:height="0.3988in" svg:x="0.7839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/>
      <text:p text:style-name="P1"><draw:g text:anchor-type="as-char" svg:y="-0.1252in" draw:z-index="7" draw:style-name="gr1"><svg:title>TexMaths</svg:title><svg:desc>12§display§\( \left\langle 0 | 1 \right\rangle = 1 \cdot 0 + 0 \cdot 1 = 0. \)§svg§600§FALSE§</svg:desc><draw:polygon draw:style-name="gr2" draw:text-style-name="P22" svg:width="1.6571in" svg:height="0.1492in" svg:x="0in" svg:y="0.0075in" svg:viewBox="0 0 4210 380" draw:points="2105,380 0,380 0,0 4210,0 4210,380"><text:p/></draw:polygon><draw:path draw:style-name="gr3" draw:text-style-name="P23" svg:width="0.037in" svg:height="0.1657in" svg:x="0.0098in" svg:y="0.0004in" svg:viewBox="0 0 95 422" svg:d="M94 17c1-5 1-6 1-9 0-4-4-8-9-8-3 0-7 2-9 10l-75 194c-1 2-2 5-2 7 0 1 0 3 2 7l75 195c2 5 3 9 9 9 5 0 9-3 9-7 0-2 0-3-1-8l-77-196z"><text:p/></draw:path><draw:path draw:style-name="gr3" draw:text-style-name="P23" svg:width="0.0701in" svg:height="0.1138in" svg:x="0.063in" svg:y="0.0138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23" svg:width="0.0067in" svg:height="0.1657in" svg:x="0.1591in" svg:y="0.0004in" svg:viewBox="0 0 18 422" svg:d="M18 16c0-9 0-16-10-16-8 0-8 7-8 16v391c0 8 0 15 8 15 10 0 10-7 10-15z"><text:p/></draw:path><draw:path draw:style-name="gr3" draw:text-style-name="P23" svg:width="0.0547in" svg:height="0.1106in" svg:x="0.2004in" svg:y="0.0138in" svg:viewBox="0 0 140 282" svg:d="M88 11c0-10 0-11-10-11-28 26-65 26-78 26v15c8 0 34 0 55-12v219c0 16 0 21-38 21h-15v13c15-1 53-1 69-1 18 0 54 0 69 1v-13h-13c-38 0-39-5-39-21z"><text:p/></draw:path><draw:path draw:style-name="gr3" draw:text-style-name="P23" svg:width="0.037in" svg:height="0.1657in" svg:x="0.2772in" svg:y="0.0004in" svg:viewBox="0 0 95 422" svg:d="M94 218c1-4 1-6 1-7s0-2-1-7l-76-194c-2-8-5-10-10-10-4 0-8 4-8 8 0 2 0 3 2 8l76 195-76 196c-2 3-2 5-2 8 0 4 4 7 8 7 6 0 8-3 9-7z"><text:p/></draw:path><draw:path draw:style-name="gr3" draw:text-style-name="P23" svg:width="0.1102in" svg:height="0.039in" svg:x="0.3882in" svg:y="0.0634in" svg:viewBox="0 0 281 100" svg:d="M266 17c8 0 15 0 15-9 0-8-7-8-13-8h-254c-7 0-14 0-14 8 0 9 7 9 14 9zM268 100c6 0 13 0 13-9 0-8-7-8-15-8h-252c-7 0-14 0-14 8 0 9 7 9 14 9z"><text:p/></draw:path><draw:path draw:style-name="gr3" draw:text-style-name="P23" svg:width="0.0547in" svg:height="0.1106in" svg:x="0.5693in" svg:y="0.0138in" svg:viewBox="0 0 140 282" svg:d="M88 11c0-10 0-11-11-11-27 26-64 26-77 26v15c8 0 34 0 55-12v219c0 16 0 21-38 21h-15v13c15-1 53-1 69-1 18 0 54 0 69 1v-13h-13c-38 0-39-5-39-21z"><text:p/></draw:path><draw:path draw:style-name="gr3" draw:text-style-name="P23" svg:width="0.0177in" svg:height="0.0177in" svg:x="0.6886in" svg:y="0.0744in" svg:viewBox="0 0 46 46" svg:d="M46 23c0-12-10-23-23-23-12 0-23 11-23 23 0 13 11 23 23 23 13 0 23-10 23-23z"><text:p/></draw:path><draw:path draw:style-name="gr3" draw:text-style-name="P23" svg:width="0.0701in" svg:height="0.1138in" svg:x="0.7642in" svg:y="0.013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3" svg:width="0.1102in" svg:height="0.1106in" svg:x="0.887in" svg:y="0.0276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0701in" svg:height="0.1138in" svg:x="1.0492in" svg:y="0.013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23" svg:width="0.0177in" svg:height="0.0177in" svg:x="1.1776in" svg:y="0.0744in" svg:viewBox="0 0 46 46" svg:d="M46 23c0-12-10-23-23-23-12 0-23 11-23 23 0 13 11 23 23 23 13 0 23-10 23-23z"><text:p/></draw:path><draw:path draw:style-name="gr3" draw:text-style-name="P23" svg:width="0.0547in" svg:height="0.1106in" svg:x="1.2606in" svg:y="0.0138in" svg:viewBox="0 0 140 282" svg:d="M88 11c0-10 0-11-11-11-27 26-64 26-77 26v15c8 0 34 0 55-12v219c0 16 0 21-38 21h-15v13c15-1 53-1 69-1 18 0 54 0 69 1v-13h-13c-38 0-39-5-39-21z"><text:p/></draw:path><draw:path draw:style-name="gr3" draw:text-style-name="P23" svg:width="0.1102in" svg:height="0.039in" svg:x="1.3846in" svg:y="0.0634in" svg:viewBox="0 0 281 100" svg:d="M266 17c8 0 15 0 15-9 0-8-7-8-13-8h-254c-7 0-14 0-14 8 0 9 7 9 14 9zM268 100c6 0 13 0 13-9 0-8-7-8-15-8h-252c-7 0-14 0-14 8 0 9 7 9 14 9z"><text:p/></draw:path><draw:path draw:style-name="gr3" draw:text-style-name="P23" svg:width="0.0701in" svg:height="0.1138in" svg:x="1.5575in" svg:y="0.013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3" svg:width="0.0177in" svg:height="0.0177in" svg:x="1.648in" svg:y="0.1063in" svg:viewBox="0 0 46 46" svg:d="M46 23c0-12-10-23-23-23-12 0-23 11-23 23 0 13 11 23 23 23 13 0 23-10 23-23z"><text:p/></draw:path></draw:g></text:p>
      <text:p text:style-name="P1"/>
      <text:p text:style-name="P1"/>
      <text:p text:style-name="P1"><draw:g text:anchor-type="as-char" svg:y="-0.1252in" draw:z-index="9" draw:style-name="gr1"><svg:title>TexMaths</svg:title><svg:desc>12§display§\( \left\langle \psi | \psi \right\rangle = 1 \)§svg§600§FALSE§</svg:desc><draw:polygon draw:style-name="gr2" draw:text-style-name="P22" svg:width="0.6776in" svg:height="0.1492in" svg:x="0in" svg:y="0.0067in" svg:viewBox="0 0 1722 380" draw:points="862,380 0,380 0,0 1722,0 1722,380"><text:p/></draw:polygon><draw:path draw:style-name="gr3" draw:text-style-name="P23" svg:width="0.037in" svg:height="0.1657in" svg:x="0.0098in" svg:y="0.0004in" svg:viewBox="0 0 95 422" svg:d="M94 17c1-5 1-6 1-9 0-4-4-8-9-8-3 0-7 2-9 10l-75 194c-1 2-2 5-2 7 0 1 0 3 2 7l75 195c2 5 3 9 9 9 5 0 9-3 9-7 0-2 0-3-1-8l-77-196z"><text:p/></draw:path><draw:path draw:style-name="gr3" draw:text-style-name="P23" svg:width="0.1008in" svg:height="0.1492in" svg:x="0.0614in" svg:y="0.0098in" svg:viewBox="0 0 257 380" svg:d="M192 11c0-1 1-4 1-6 0-5-3-5-5-5-4 0-4 1-7 8l-69 280c-33-4-48-19-48-47 0-8 0-20 22-79 2-6 4-12 4-20 0-20-13-35-35-35-39 0-55 61-55 65 0 3 4 3 5 3 5 0 5 0 7-7 11-41 29-52 43-52 3 0 10 0 10 14 0 10-5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23" svg:width="0.0067in" svg:height="0.1657in" svg:x="0.1898in" svg:y="0.0004in" svg:viewBox="0 0 18 422" svg:d="M18 16c0-9 0-16-10-16-8 0-8 7-8 16v391c0 8 0 15 8 15 10 0 10-7 10-15z"><text:p/></draw:path><draw:path draw:style-name="gr3" draw:text-style-name="P23" svg:width="0.1008in" svg:height="0.1492in" svg:x="0.2217in" svg:y="0.0098in" svg:viewBox="0 0 257 380" svg:d="M192 11c0-1 1-4 1-6 0-5-3-5-5-5-4 0-4 1-7 8l-69 280c-33-4-48-19-48-47 0-8 0-20 22-79 2-6 4-12 4-20 0-20-13-35-35-35-39 0-55 61-55 65 0 3 4 3 5 3 5 0 5 0 7-7 11-41 29-52 43-52 3 0 10 0 10 14 0 10-4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23" svg:width="0.037in" svg:height="0.1657in" svg:x="0.3398in" svg:y="0.0004in" svg:viewBox="0 0 95 422" svg:d="M94 218c1-4 1-6 1-7s0-2-1-7l-76-194c-2-8-5-10-10-10-4 0-8 4-8 8 0 2 0 3 2 8l76 195-76 196c-2 3-2 5-2 8 0 4 4 7 8 7 6 0 8-3 9-7z"><text:p/></draw:path><draw:path draw:style-name="gr3" draw:text-style-name="P23" svg:width="0.1102in" svg:height="0.039in" svg:x="0.4508in" svg:y="0.0626in" svg:viewBox="0 0 281 100" svg:d="M266 17c8 0 15 0 15-9 0-8-7-8-13-8h-254c-7 0-14 0-14 8 0 9 7 9 14 9zM268 100c6 0 13 0 13-9 0-8-7-8-15-8h-252c-7 0-14 0-14 8 0 9 7 9 14 9z"><text:p/></draw:path><draw:path draw:style-name="gr3" draw:text-style-name="P23" svg:width="0.0547in" svg:height="0.1106in" svg:x="0.6315in" svg:y="0.013in" svg:viewBox="0 0 140 282" svg:d="M88 11c0-10 0-11-11-11-27 26-64 26-77 26v15c8 0 34 0 55-12v219c0 16 0 21-38 21h-15v13c15-1 53-1 69-1 18 0 54 0 69 1v-13h-13c-38 0-39-5-39-21z"><text:p/></draw:path></draw:g></text:p>
      <text:p text:style-name="P1"/>
      <text:p text:style-name="P1"><draw:g text:anchor-type="as-char" svg:y="-0.2902in" draw:z-index="10" draw:style-name="gr1"><svg:title>TexMaths</svg:title><svg:desc>12§display§\( \left| \psi \right\rangle = \frac{1}{\sqrt{2}}\left( \left| 0 \right\rangle+ \left| 1 \right\rangle \right) = \left(\begin{array}{c} \frac{1}{\sqrt{2}} \\ \frac{1}{\sqrt{2}} \end{array} \right). \)§svg§600§FALSE§</svg:desc><draw:polygon draw:style-name="gr2" draw:text-style-name="P22" svg:width="2.363in" svg:height="0.4811in" svg:x="0in" svg:y="0.0083in" svg:viewBox="0 0 6003 1223" draw:points="3002,1223 0,1223 0,0 6003,0 6003,1223"><text:p/></draw:polygon><draw:path draw:style-name="gr3" draw:text-style-name="P23" svg:width="0.0067in" svg:height="0.1661in" svg:x="0.0114in" svg:y="0.1665in" svg:viewBox="0 0 18 423" svg:d="M18 16c0-9 0-16-10-16-8 0-8 7-8 16v391c0 8 0 16 8 16 10 0 10-8 10-16z"><text:p/></draw:path><draw:path draw:style-name="gr3" draw:text-style-name="P23" svg:width="0.1008in" svg:height="0.1496in" svg:x="0.0425in" svg:y="0.1756in" svg:viewBox="0 0 257 381" svg:d="M192 11c0-1 1-4 1-6 0-5-3-5-5-5-4 0-4 1-7 8l-69 280c-33-3-48-19-48-47 0-8 0-20 22-79 2-6 4-12 4-20 0-20-13-35-35-35-39 0-55 61-55 65 0 3 4 3 5 3 5 0 5 0 7-7 11-41 29-52 43-52 3 0 10 0 10 14 0 10-5 21-10 36-19 53-19 65-19 72 0 39 32 57 72 60-2 14-2 15-8 38-2 5-11 39-11 41 0 0 0 4 6 4 1 0 3 0 3-3 2-1 5-11 5-17l17-62c16 0 53 0 92-47 17-19 27-37 32-49 3-11 13-48 13-66 0-24-12-30-19-30-10 0-21 11-21 20 0 5 1 9 6 11 5 5 15 16 15 36 0 28-22 63-36 78-38 37-65 37-80 37z"><text:p/></draw:path><draw:path draw:style-name="gr3" draw:text-style-name="P23" svg:width="0.037in" svg:height="0.1661in" svg:x="0.161in" svg:y="0.1665in" svg:viewBox="0 0 95 423" svg:d="M94 219c1-5 1-6 1-8 0-1 0-2-1-7l-76-194c-2-8-5-10-10-10-4 0-8 4-8 8 0 2 0 3 2 8l76 195-76 196c-2 4-2 5-2 8 0 4 4 8 8 8 6 0 8-4 9-8z"><text:p/></draw:path><draw:path draw:style-name="gr3" draw:text-style-name="P23" svg:width="0.1102in" svg:height="0.039in" svg:x="0.2717in" svg:y="0.2295in" svg:viewBox="0 0 281 100" svg:d="M266 17c8 0 15 0 15-9 0-8-7-8-13-8h-254c-7 0-14 0-14 8 0 9 7 9 14 9zM268 100c6 0 13 0 13-9 0-8-7-8-15-8h-252c-7 0-14 0-14 8 0 9 7 9 14 9z"><text:p/></draw:path><draw:path draw:style-name="gr3" draw:text-style-name="P23" svg:width="0.0547in" svg:height="0.1106in" svg:x="0.5413in" svg:y="0.0673in" svg:viewBox="0 0 140 282" svg:d="M88 11c0-10 0-11-11-11-27 26-64 26-77 26v15c8 0 34 0 55-12v220c0 15 0 20-38 20h-15v13c15-1 53-1 69-1 18 0 54 0 69 1v-13h-13c-38 0-39-5-39-20z"><text:p/></draw:path><draw:polygon draw:style-name="gr3" draw:text-style-name="P23" svg:width="0.2217in" svg:height="0.0067in" svg:x="0.4579in" svg:y="0.2457in" svg:viewBox="0 0 564 18" draw:points="281,18 0,18 0,0 564,0 564,18"><text:p/></draw:polygon><draw:path draw:style-name="gr3" draw:text-style-name="P23" svg:width="0.1295in" svg:height="0.1661in" svg:x="0.4697in" svg:y="0.2787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23" svg:width="0.0831in" svg:height="0.0067in" svg:x="0.5961in" svg:y="0.2787in" svg:viewBox="0 0 212 18" draw:points="106,18 0,18 0,0 212,0 212,18"><text:p/></draw:polygon><draw:path draw:style-name="gr3" draw:text-style-name="P23" svg:width="0.0661in" svg:height="0.1106in" svg:x="0.6043in" svg:y="0.3138in" svg:viewBox="0 0 169 282" svg:d="M32 250l46-45c66-59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3" svg:width="0.0382in" svg:height="0.1661in" svg:x="0.7437in" svg:y="0.16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23" svg:width="0.0067in" svg:height="0.1661in" svg:x="0.811in" svg:y="0.1665in" svg:viewBox="0 0 18 423" svg:d="M18 16c0-9 0-16-10-16-8 0-8 7-8 16v391c0 8 0 16 8 16 10 0 10-8 10-16z"><text:p/></draw:path><draw:path draw:style-name="gr3" draw:text-style-name="P23" svg:width="0.0701in" svg:height="0.1142in" svg:x="0.8437in" svg:y="0.1799in" svg:viewBox="0 0 179 291" svg:d="M179 146c0-33-3-67-18-99-19-40-53-47-72-47-24 0-57 11-73 50-14 29-16 63-16 96s2 70 19 103c18 33 49 42 70 42 24 0 55-9 74-48 13-29 16-63 16-97zM89 282c-16 0-42-11-49-51-4-26-4-65-4-89 0-28 0-56 2-78 9-51 41-54 51-54 14 0 42 7 50 49 4 24 4 55 4 83 0 31 0 60-5 86-6 41-30 54-49 54z"><text:p/></draw:path><draw:path draw:style-name="gr3" draw:text-style-name="P23" svg:width="0.037in" svg:height="0.1661in" svg:x="0.9295in" svg:y="0.1665in" svg:viewBox="0 0 95 423" svg:d="M94 219c1-5 1-6 1-8 0-1 0-2-1-7l-76-194c-2-8-5-10-10-10-4 0-8 4-8 8 0 2 0 3 2 8l76 195-76 196c-2 4-2 5-2 8 0 4 4 8 8 8 6 0 8-4 9-8z"><text:p/></draw:path><draw:path draw:style-name="gr3" draw:text-style-name="P23" svg:width="0.1102in" svg:height="0.1106in" svg:x="1.0311in" svg:y="0.1937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0067in" svg:height="0.1661in" svg:x="1.2079in" svg:y="0.1665in" svg:viewBox="0 0 18 423" svg:d="M18 16c0-9 0-16-10-16-8 0-8 7-8 16v391c0 8 0 16 8 16 10 0 10-8 10-16z"><text:p/></draw:path><draw:path draw:style-name="gr3" draw:text-style-name="P23" svg:width="0.0547in" svg:height="0.1106in" svg:x="1.2488in" svg:y="0.1799in" svg:viewBox="0 0 140 282" svg:d="M88 11c0-10 0-11-11-11-27 26-64 26-77 26v15c8 0 34 0 55-12v220c0 15 0 20-38 20h-15v13c15-1 53-1 69-1 18 0 54 0 69 1v-13h-13c-38 0-39-5-39-20z"><text:p/></draw:path><draw:path draw:style-name="gr3" draw:text-style-name="P23" svg:width="0.037in" svg:height="0.1661in" svg:x="1.326in" svg:y="0.1665in" svg:viewBox="0 0 95 423" svg:d="M94 219c1-5 1-6 1-8 0-1 0-2-1-7l-76-194c-2-8-5-10-10-10-4 0-8 4-8 8 0 2 0 3 2 8l76 195-76 196c-2 4-2 5-2 8 0 4 4 8 8 8 6 0 8-4 9-8z"><text:p/></draw:path><draw:path draw:style-name="gr3" draw:text-style-name="P23" svg:width="0.0382in" svg:height="0.1661in" svg:x="1.3913in" svg:y="0.1665in" svg:viewBox="0 0 98 423" svg:d="M98 211c0-32-4-84-27-132-25-51-63-79-67-79-2 0-4 2-4 4s0 3 7 10c43 41 67 108 67 197 0 72-15 147-68 200-6 6-6 7-6 8 0 2 2 4 4 4 4 0 43-29 68-83 22-46 26-93 26-129z"><text:p/></draw:path><draw:path draw:style-name="gr3" draw:text-style-name="P23" svg:width="0.1102in" svg:height="0.039in" svg:x="1.5016in" svg:y="0.2295in" svg:viewBox="0 0 281 100" svg:d="M266 17c8 0 15 0 15-9 0-8-7-8-13-8h-254c-7 0-14 0-14 8 0 9 7 9 14 9zM268 100c6 0 13 0 13-9 0-8-7-8-15-8h-252c-7 0-14 0-14 8 0 9 7 9 14 9z"><text:p/></draw:path><draw:path draw:style-name="gr3" draw:text-style-name="P23" svg:width="0.0866in" svg:height="0.4984in" svg:x="1.7067in" svg:y="0in" svg:viewBox="0 0 221 1267" svg:d="M221 1262c0-1 0-2-3-5-40-49-74-103-99-162-55-128-78-280-78-462 0-179 20-338 84-476 24-54 56-103 93-150 2 0 3-1 3-3 0-4-3-4-10-4-6 0-7 0-7 1-1 0-28 25-60 72-74 103-112 227-131 353-11 69-13 138-13 207 0 157 20 319 88 463 30 65 70 123 111 167 5 3 5 4 12 4s10 0 10-5z"><text:p/></draw:path><draw:path draw:style-name="gr3" draw:text-style-name="P23" svg:width="0.0421in" svg:height="0.0772in" svg:x="1.9693in" svg:y="0.0165in" svg:viewBox="0 0 108 197" svg:d="M67 8c0-8-1-8-8-8-19 18-47 19-59 19v11c7 0 26 0 43-8v151c0 10 0 13-30 13h-11v11c5 0 42-1 53-1 10 0 47 1 53 1v-11h-11c-30 0-30-3-30-13z"><text:p/></draw:path><draw:polygon draw:style-name="gr3" draw:text-style-name="P23" svg:width="0.1752in" svg:height="0.0067in" svg:x="1.9024in" svg:y="0.1138in" svg:viewBox="0 0 446 18" draw:points="223,18 0,18 0,0 446,0 446,18"><text:p/></draw:polygon><draw:path draw:style-name="gr3" draw:text-style-name="P23" svg:width="0.1008in" svg:height="0.1165in" svg:x="1.913in" svg:y="0.1327in" svg:viewBox="0 0 257 297" svg:d="M103 264l-57-115c-2-3-3-5-5-5-1 0-3 0-5 2l-32 21c-4 3-4 5-4 6s2 3 4 3 2 0 6-2c3-2 12-8 15-11l65 128c2 4 4 6 7 6s6 0 9-6l148-278c3-3 3-5 3-6 0-5-4-7-6-7-5 0-7 2-9 6z"><text:p/></draw:path><draw:polygon draw:style-name="gr3" draw:text-style-name="P23" svg:width="0.0661in" svg:height="0.0059in" svg:x="2.011in" svg:y="0.1327in" svg:viewBox="0 0 169 16" draw:points="84,16 0,16 0,0 169,0 169,16"><text:p/></draw:polygon><draw:path draw:style-name="gr3" draw:text-style-name="P23" svg:width="0.0516in" svg:height="0.0772in" svg:x="2.0185in" svg:y="0.1579in" svg:viewBox="0 0 132 197" svg:d="M132 143h-11c-1 7-3 24-8 27-1 2-24 2-29 2h-54c30-28 41-35 59-50 23-18 43-36 43-64 0-36-32-58-71-58-36 0-61 26-61 53 0 15 12 17 16 17 7 0 15-5 15-16 0-5-1-16-17-16 9-21 29-27 44-27 30 0 45 23 45 47 0 26-19 45-29 57l-72 70c-2 4-2 5-2 12h122z"><text:p/></draw:path><draw:path draw:style-name="gr3" draw:text-style-name="P23" svg:width="0.0421in" svg:height="0.0772in" svg:x="1.9693in" svg:y="0.2465in" svg:viewBox="0 0 108 197" svg:d="M67 8c0-8-1-8-8-8-19 18-47 19-59 19v11c7 0 26 0 43-8v151c0 10 0 13-30 13h-11v11c5 0 42-1 53-1 10 0 47 1 53 1v-11h-11c-30 0-30-3-30-13z"><text:p/></draw:path><draw:polygon draw:style-name="gr3" draw:text-style-name="P23" svg:width="0.1752in" svg:height="0.0067in" svg:x="1.9024in" svg:y="0.3445in" svg:viewBox="0 0 446 18" draw:points="223,18 0,18 0,0 446,0 446,18"><text:p/></draw:polygon><draw:path draw:style-name="gr3" draw:text-style-name="P23" svg:width="0.1008in" svg:height="0.1165in" svg:x="1.913in" svg:y="0.3638in" svg:viewBox="0 0 257 297" svg:d="M103 264l-57-115c-2-3-3-5-5-5-1 0-3 0-5 2l-32 21c-4 3-4 5-4 6s2 3 4 3 2 0 6-2c3-2 12-8 15-11l65 128c2 4 4 6 7 6s6 0 9-6l148-278c3-3 3-5 3-6 0-5-4-7-6-7-5 0-7 2-9 6z"><text:p/></draw:path><draw:polygon draw:style-name="gr3" draw:text-style-name="P23" svg:width="0.0661in" svg:height="0.0059in" svg:x="2.011in" svg:y="0.3638in" svg:viewBox="0 0 169 16" draw:points="84,16 0,16 0,0 169,0 169,16"><text:p/></draw:polygon><draw:path draw:style-name="gr3" draw:text-style-name="P23" svg:width="0.0516in" svg:height="0.0772in" svg:x="2.0185in" svg:y="0.3878in" svg:viewBox="0 0 132 197" svg:d="M132 143h-11c-1 7-3 24-8 27-1 2-24 2-29 2h-54c30-28 41-35 59-50 23-18 43-36 43-64 0-36-32-58-71-58-36 0-61 26-61 53 0 15 12 17 16 17 7 0 15-5 15-16 0-5-1-16-17-16 9-21 29-27 44-27 30 0 45 23 45 47 0 26-19 45-29 57l-72 70c-2 4-2 5-2 12h122z"><text:p/></draw:path><draw:path draw:style-name="gr3" draw:text-style-name="P23" svg:width="0.0866in" svg:height="0.4984in" svg:x="2.1858in" svg:y="0in" svg:viewBox="0 0 221 1267" svg:d="M221 633c0-158-21-318-88-463-30-64-71-122-111-166-5-4-5-4-12-4-6 0-10 0-10 4 0 2 2 3 2 6 41 49 75 103 100 160 55 130 78 281 78 463 0 180-22 338-84 476-24 54-56 104-94 149-1 2-2 3-2 4 0 5 4 5 10 5s7 0 7-1c1-2 27-26 60-74 74-103 111-227 131-353 9-68 13-137 13-206z"><text:p/></draw:path><draw:path draw:style-name="gr3" draw:text-style-name="P23" svg:width="0.0177in" svg:height="0.0177in" svg:x="2.3539in" svg:y="0.2724in" svg:viewBox="0 0 46 46" svg:d="M46 23c0-12-10-23-23-23-12 0-23 11-23 23 0 13 11 23 23 23 13 0 23-10 23-23z"><text:p/></draw:path></draw:g></text:p>
      <text:p text:style-name="P1"/>
      <text:p text:style-name="P1"/>
      <text:p text:style-name="P1"><draw:g text:anchor-type="as-char" svg:y="-0.1252in" draw:z-index="0" draw:style-name="gr1"><svg:title>TexMaths</svg:title><svg:desc>12§display§\left\{ \left| 0 \right\rangle, \left| 1 \right\rangle\right\}§svg§600§FALSE§</svg:desc><draw:polygon draw:style-name="gr2" draw:text-style-name="P22" svg:width="0.626in" svg:height="0.1492in" svg:x="0in" svg:y="0.0067in" svg:viewBox="0 0 1591 380" draw:points="795,380 0,380 0,0 1591,0 1591,380"><text:p/></draw:polygon><draw:path draw:style-name="gr3" draw:text-style-name="P23" svg:width="0.0591in" svg:height="0.1657in" svg:x="0.0039in" svg:y="0.0004in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23" svg:width="0.0067in" svg:height="0.1657in" svg:x="0.0945in" svg:y="0.0004in" svg:viewBox="0 0 18 422" svg:d="M18 16c0-9 0-16-10-16-8 0-8 7-8 16v391c0 8 0 15 8 15 10 0 10-7 10-15z"><text:p/></draw:path><draw:path draw:style-name="gr3" draw:text-style-name="P23" svg:width="0.0701in" svg:height="0.1138in" svg:x="0.1276in" svg:y="0.013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23" svg:width="0.037in" svg:height="0.1657in" svg:x="0.213in" svg:y="0.0004in" svg:viewBox="0 0 95 422" svg:d="M94 218c1-4 1-6 1-7s0-2-1-7l-76-194c-2-8-5-10-10-10-4 0-8 4-8 8 0 2 0 3 2 8l76 195-76 196c-2 3-2 5-2 8 0 4 4 7 8 7 6 0 8-3 9-7z"><text:p/></draw:path><draw:path draw:style-name="gr3" draw:text-style-name="P23" svg:width="0.0193in" svg:height="0.0496in" svg:x="0.3102in" svg:y="0.1063in" svg:viewBox="0 0 50 127" svg:d="M50 44c0-27-10-44-27-44-15 0-23 11-23 22 0 12 8 24 23 24 5 0 11-3 14-6 3-2 3-2 4-2v6c0 32-15 58-29 71-5 5-5 6-5 7 0 4 1 5 5 5 5 0 38-33 38-83z"><text:p/></draw:path><draw:path draw:style-name="gr3" draw:text-style-name="P23" svg:width="0.0067in" svg:height="0.1657in" svg:x="0.3898in" svg:y="0.0004in" svg:viewBox="0 0 18 422" svg:d="M18 16c0-9 0-16-10-16-8 0-8 7-8 16v391c0 8 0 15 8 15 10 0 10-7 10-15z"><text:p/></draw:path><draw:path draw:style-name="gr3" draw:text-style-name="P23" svg:width="0.0547in" svg:height="0.1106in" svg:x="0.4307in" svg:y="0.013in" svg:viewBox="0 0 140 282" svg:d="M88 11c0-10 0-11-11-11-27 26-64 26-77 26v15c8 0 34 0 55-12v219c0 16 0 21-38 21h-15v13c15-1 53-1 69-1 18 0 54 0 69 1v-13h-13c-38 0-39-5-39-21z"><text:p/></draw:path><draw:path draw:style-name="gr3" draw:text-style-name="P23" svg:width="0.037in" svg:height="0.1657in" svg:x="0.5083in" svg:y="0.0004in" svg:viewBox="0 0 95 422" svg:d="M94 218c1-4 1-6 1-7s0-2-1-7l-76-194c-2-8-5-10-10-10-4 0-8 4-8 8 0 2 0 3 2 8l76 195-76 196c-2 3-2 5-2 8 0 4 4 7 8 7 6 0 8-3 9-7z"><text:p/></draw:path><draw:path draw:style-name="gr3" draw:text-style-name="P23" svg:width="0.0591in" svg:height="0.1657in" svg:x="0.5752in" svg:y="0.0004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p>
      <text:p text:style-name="P1"/>
      <text:p text:style-name="P2"><draw:g text:anchor-type="as-char" svg:y="-0.2402in" draw:z-index="11" draw:style-name="gr1"><svg:title>TexMaths</svg:title><svg:desc>12§display§\( \left\{ \left| 0 \right\rangle := \left( \begin{array}{c} 1 \\ 0 \end{array} \right) , \left| 1 \right\rangle := \left( \begin{array}{c} 0 \\ 1 \end{array} \right) \right\} \)§svg§600§FALSE§</svg:desc><draw:polygon draw:style-name="gr2" draw:text-style-name="P22" svg:width="2.2213in" svg:height="0.3819in" svg:x="0.0004in" svg:y="0.0083in" svg:viewBox="0 0 5643 971" draw:points="2821,971 0,971 0,0 5643,0 5643,971"><text:p/></draw:polygon><draw:path draw:style-name="gr3" draw:text-style-name="P23" svg:width="0.0807in" svg:height="0.3988in" svg:x="0.0142in" svg:y="0in" svg:viewBox="0 0 206 1014" svg:d="M121 646c0-19 0-52-27-85-16-21-40-41-70-54 83-40 97-101 97-125v-243c0-26 0-80 82-121 3-1 3-2 3-8 0-10 0-10-9-10-6 0-7 0-17 5-43 21-84 55-94 105-1 9-1 12-1 41v196c0 12 0 35 0 40-3 43-30 81-78 109-7 4-7 4-7 11s0 7 7 11c28 15 69 46 77 99 1 10 1 10 1 15v251c0 61 42 100 95 126 10 5 11 5 17 5 9 0 9 0 9-10 0-7 0-7-3-9-18-8-72-37-81-97-1-6-1-11-1-36z"><text:p/></draw:path><draw:path draw:style-name="gr3" draw:text-style-name="P23" svg:width="0.0067in" svg:height="0.1661in" svg:x="0.1362in" svg:y="0.1165in" svg:viewBox="0 0 18 423" svg:d="M18 16c0-9 0-16-10-16-8 0-8 7-8 16v391c0 8 0 16 8 16 10 0 10-8 10-16z"><text:p/></draw:path><draw:path draw:style-name="gr3" draw:text-style-name="P23" svg:width="0.0701in" svg:height="0.1142in" svg:x="0.1693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23" svg:width="0.037in" svg:height="0.1661in" svg:x="0.2543in" svg:y="0.1165in" svg:viewBox="0 0 95 423" svg:d="M94 219c1-5 1-6 1-8 0-1 0-2-1-7l-76-194c-2-8-5-10-10-10-4 0-8 4-8 8 0 2 0 3 2 8l76 195-76 196c-2 4-2 5-2 8 0 4 4 8 8 8 6 0 8-4 9-8z"><text:p/></draw:path><draw:path draw:style-name="gr3" draw:text-style-name="P23" svg:width="0.0177in" svg:height="0.0717in" svg:x="0.3709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23" svg:width="0.1102in" svg:height="0.039in" svg:x="0.4118in" svg:y="0.1799in" svg:viewBox="0 0 281 100" svg:d="M266 17c8 0 15 0 15-9 0-8-7-8-13-8h-254c-7 0-14 0-14 8 0 9 7 9 14 9zM268 100c6 0 13 0 13-9 0-8-7-8-15-8h-252c-7 0-14 0-14 8 0 9 7 9 14 9z"><text:p/></draw:path><draw:path draw:style-name="gr3" draw:text-style-name="P23" svg:width="0.0819in" svg:height="0.3988in" svg:x="0.6122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3" svg:width="0.0547in" svg:height="0.1106in" svg:x="0.7976in" svg:y="0.0287in" svg:viewBox="0 0 140 282" svg:d="M88 11c0-10 0-11-11-11-27 26-64 26-77 26v15c8 0 34 0 55-12v220c0 15 0 20-38 20h-15v13c15-1 53-1 69-1 18 0 54 0 69 1v-13h-13c-38 0-39-5-39-20z"><text:p/></draw:path><draw:path draw:style-name="gr3" draw:text-style-name="P23" svg:width="0.0701in" svg:height="0.1142in" svg:x="0.7894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23" svg:width="0.0819in" svg:height="0.3988in" svg:x="0.9551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23" svg:width="0.0193in" svg:height="0.0496in" svg:x="1.1134in" svg:y="0.2228in" svg:viewBox="0 0 50 127" svg:d="M50 44c0-27-10-44-27-44-15 0-23 11-23 22 0 12 8 24 23 24 5 0 11-3 14-6 3-2 3-2 4-2v6c0 32-15 58-29 71-5 5-5 6-5 7 0 4 1 5 5 5 5 0 38-33 38-83z"><text:p/></draw:path><draw:path draw:style-name="gr3" draw:text-style-name="P23" svg:width="0.0067in" svg:height="0.1661in" svg:x="1.1921in" svg:y="0.1165in" svg:viewBox="0 0 18 423" svg:d="M18 16c0-9 0-16-10-16-8 0-8 7-8 16v391c0 8 0 16 8 16 10 0 10-8 10-16z"><text:p/></draw:path><draw:path draw:style-name="gr3" draw:text-style-name="P23" svg:width="0.0547in" svg:height="0.1106in" svg:x="1.2339in" svg:y="0.1299in" svg:viewBox="0 0 140 282" svg:d="M88 11c0-10 0-11-11-11-27 26-64 26-77 26v15c8 0 34 0 55-12v220c0 15 0 20-38 20h-15v13c15-1 53-1 69-1 18 0 54 0 69 1v-13h-13c-38 0-39-5-39-20z"><text:p/></draw:path><draw:path draw:style-name="gr3" draw:text-style-name="P23" svg:width="0.037in" svg:height="0.1661in" svg:x="1.3114in" svg:y="0.1165in" svg:viewBox="0 0 95 423" svg:d="M94 219c1-5 1-6 1-8 0-1 0-2-1-7l-76-194c-2-8-5-10-10-10-4 0-8 4-8 8 0 2 0 3 2 8l76 195-76 196c-2 4-2 5-2 8 0 4 4 8 8 8 6 0 8-4 9-8z"><text:p/></draw:path><draw:path draw:style-name="gr3" draw:text-style-name="P23" svg:width="0.0177in" svg:height="0.0717in" svg:x="1.4264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23" svg:width="0.1102in" svg:height="0.039in" svg:x="1.4681in" svg:y="0.1799in" svg:viewBox="0 0 281 100" svg:d="M266 17c8 0 15 0 15-9 0-8-7-8-13-8h-254c-7 0-14 0-14 8 0 9 7 9 14 9zM268 100c6 0 13 0 13-9 0-8-7-8-15-8h-252c-7 0-14 0-14 8 0 9 7 9 14 9z"><text:p/></draw:path><draw:path draw:style-name="gr3" draw:text-style-name="P23" svg:width="0.0819in" svg:height="0.3988in" svg:x="1.6685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3" svg:width="0.0701in" svg:height="0.1142in" svg:x="1.8461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23" svg:width="0.0547in" svg:height="0.1106in" svg:x="1.8539in" svg:y="0.2283in" svg:viewBox="0 0 140 282" svg:d="M88 11c0-10 0-11-10-11-28 26-65 26-78 26v15c8 0 34 0 55-12v220c0 15 0 20-38 20h-15v13c15-1 53-1 69-1 18 0 54 0 69 1v-13h-13c-38 0-39-5-39-20z"><text:p/></draw:path><draw:path draw:style-name="gr3" draw:text-style-name="P23" svg:width="0.0819in" svg:height="0.3988in" svg:x="2.011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23" svg:width="0.0807in" svg:height="0.3988in" svg:x="2.1492in" svg:y="0in" svg:viewBox="0 0 206 1014" svg:d="M121 639c0-51 25-93 82-123 3-2 3-2 3-9s0-7-4-10c-77-41-81-103-81-115v-251c0-61-42-101-95-126-9-5-10-5-16-5-10 0-10 0-10 10 0 6 0 7 4 8 18 10 72 37 80 97 1 6 1 11 1 36v216c0 20 0 52 28 86 15 20 39 41 69 54-82 39-97 101-97 125v242c0 22 0 47-24 78-19 23-39 35-59 43-2 2-2 4-2 9 0 8 0 10 10 10 6 0 7 0 16-5 44-22 84-56 93-106 2-8 2-12 2-41z"><text:p/></draw:path></draw:g></text:p>
      <text:p text:style-name="P1"/>
      <text:p text:style-name="P2"><draw:g text:anchor-type="as-char" svg:y="-0.1252in" draw:z-index="13" draw:style-name="gr1"><svg:title>TexMaths</svg:title><svg:desc>12§display§\left\{ \left| + \right\rangle, \left| - \right\rangle\right\}
§svg§600§FALSE§</svg:desc><draw:polygon draw:style-name="gr2" draw:text-style-name="P22" svg:width="0.7185in" svg:height="0.1492in" svg:x="0in" svg:y="0.0067in" svg:viewBox="0 0 1826 380" draw:points="914,380 0,380 0,0 1826,0 1826,380"><text:p/></draw:polygon><draw:path draw:style-name="gr3" draw:text-style-name="P23" svg:width="0.0591in" svg:height="0.1657in" svg:x="0.0039in" svg:y="0.0004in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23" svg:width="0.0067in" svg:height="0.1657in" svg:x="0.0945in" svg:y="0.0004in" svg:viewBox="0 0 18 422" svg:d="M18 16c0-9 0-16-10-16-8 0-8 7-8 16v391c0 8 0 15 8 15 10 0 10-7 10-15z"><text:p/></draw:path><draw:path draw:style-name="gr3" draw:text-style-name="P23" svg:width="0.1102in" svg:height="0.1106in" svg:x="0.1299in" svg:y="0.0276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037in" svg:height="0.1657in" svg:x="0.2594in" svg:y="0.0004in" svg:viewBox="0 0 95 422" svg:d="M94 218c1-4 1-6 1-7s0-2-1-7l-76-194c-2-8-5-10-10-10-4 0-8 4-8 8 0 2 0 3 2 8l76 195-76 196c-2 3-2 5-2 8 0 4 4 7 8 7 6 0 8-3 9-7z"><text:p/></draw:path><draw:path draw:style-name="gr3" draw:text-style-name="P23" svg:width="0.0193in" svg:height="0.0496in" svg:x="0.3563in" svg:y="0.1063in" svg:viewBox="0 0 50 127" svg:d="M50 44c0-27-10-44-27-44-15 0-23 11-23 22 0 12 8 24 23 24 5 0 11-3 14-6 3-2 3-2 4-2v6c0 32-15 58-29 71-5 5-5 6-5 7 0 4 1 5 5 5 5 0 38-33 38-83z"><text:p/></draw:path><draw:path draw:style-name="gr3" draw:text-style-name="P23" svg:width="0.0067in" svg:height="0.1657in" svg:x="0.4358in" svg:y="0.0004in" svg:viewBox="0 0 18 422" svg:d="M18 16c0-9 0-16-10-16-8 0-8 7-8 16v391c0 8 0 15 8 15 10 0 10-7 10-15z"><text:p/></draw:path><draw:path draw:style-name="gr3" draw:text-style-name="P23" svg:width="0.1012in" svg:height="0.0067in" svg:x="0.476in" svg:y="0.078in" svg:viewBox="0 0 258 18" svg:d="M244 18c7 0 14 0 14-10 0-8-7-8-14-8h-230c-7 0-14 0-14 8 0 10 7 10 14 10z"><text:p/></draw:path><draw:path draw:style-name="gr3" draw:text-style-name="P23" svg:width="0.037in" svg:height="0.1657in" svg:x="0.6008in" svg:y="0.0004in" svg:viewBox="0 0 95 422" svg:d="M94 218c1-4 1-6 1-7s0-2-1-7l-76-194c-2-8-5-10-10-10-4 0-8 4-8 8 0 2 0 3 2 8l76 195-76 196c-2 3-2 5-2 8 0 4 4 7 8 7 6 0 8-3 9-7z"><text:p/></draw:path><draw:path draw:style-name="gr3" draw:text-style-name="P23" svg:width="0.0591in" svg:height="0.1657in" svg:x="0.6677in" svg:y="0.0004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p>
      <text:p text:style-name="P2"/>
      <text:p text:style-name="P2"><draw:g text:anchor-type="as-char" svg:y="-0.2402in" draw:z-index="12" draw:style-name="gr1"><svg:title>TexMaths</svg:title><svg:desc>12§display§\left\{ \left| + \right\rangle := \frac{1}{\sqrt{2}} \left( \left| 0 \right\rangle + \left| 1 \right\rangle \right), \left| - \right\rangle := \frac{1}{\sqrt{2}} \left( \left| 0 \right\rangle - \left| 1 \right\rangle \right) \right\}
§svg§600§FALSE§</svg:desc><draw:polygon draw:style-name="gr2" draw:text-style-name="P22" svg:width="3.3433in" svg:height="0.3819in" svg:x="0in" svg:y="0.0083in" svg:viewBox="0 0 8493 971" draw:points="4246,971 0,971 0,0 8493,0 8493,971"><text:p/></draw:polygon><draw:path draw:style-name="gr3" draw:text-style-name="P23" svg:width="0.0807in" svg:height="0.3988in" svg:x="0.0138in" svg:y="0in" svg:viewBox="0 0 206 1014" svg:d="M121 646c0-19 0-52-27-85-16-21-40-41-70-54 83-40 97-101 97-125v-243c0-26 0-80 82-121 3-1 3-2 3-8 0-10 0-10-9-10-6 0-7 0-17 5-43 21-84 55-94 105-1 9-1 12-1 41v196c0 12 0 35 0 40-3 43-30 81-78 109-7 4-7 4-7 11s0 7 7 11c28 15 69 46 77 99 1 10 1 10 1 15v251c0 61 42 100 95 126 10 5 11 5 17 5 9 0 9 0 9-10 0-7 0-7-3-9-18-8-72-37-81-97-1-6-1-11-1-36z"><text:p/></draw:path><draw:path draw:style-name="gr3" draw:text-style-name="P23" svg:width="0.0067in" svg:height="0.1661in" svg:x="0.1362in" svg:y="0.1165in" svg:viewBox="0 0 18 423" svg:d="M18 16c0-9 0-16-10-16-8 0-8 7-8 16v391c0 8 0 16 8 16 10 0 10-8 10-16z"><text:p/></draw:path><draw:path draw:style-name="gr3" draw:text-style-name="P23" svg:width="0.1102in" svg:height="0.1106in" svg:x="0.1717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037in" svg:height="0.1661in" svg:x="0.3004in" svg:y="0.1165in" svg:viewBox="0 0 95 423" svg:d="M94 219c1-5 1-6 1-8 0-1 0-2-1-7l-76-194c-2-8-5-10-10-10-4 0-8 4-8 8 0 2 0 3 2 8l76 195-76 196c-2 4-2 5-2 8 0 4 4 8 8 8 6 0 8-4 9-8z"><text:p/></draw:path><draw:path draw:style-name="gr3" draw:text-style-name="P23" svg:width="0.0177in" svg:height="0.0717in" svg:x="0.4165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23" svg:width="0.1102in" svg:height="0.039in" svg:x="0.4579in" svg:y="0.1799in" svg:viewBox="0 0 281 100" svg:d="M266 17c8 0 15 0 15-9 0-8-7-8-13-8h-254c-7 0-14 0-14 8 0 9 7 9 14 9zM268 100c6 0 13 0 13-9 0-8-7-8-15-8h-252c-7 0-14 0-14 8 0 9 7 9 14 9z"><text:p/></draw:path><draw:path draw:style-name="gr3" draw:text-style-name="P23" svg:width="0.0547in" svg:height="0.1106in" svg:x="0.7276in" svg:y="0.0177in" svg:viewBox="0 0 140 282" svg:d="M88 11c0-10 0-11-11-11-27 26-64 26-77 26v15c8 0 34 0 55-12v220c0 15 0 20-38 20h-15v13c15-1 53-1 69-1 18 0 54 0 69 1v-13h-13c-38 0-39-5-39-20z"><text:p/></draw:path><draw:polygon draw:style-name="gr3" draw:text-style-name="P23" svg:width="0.2217in" svg:height="0.0067in" svg:x="0.6433in" svg:y="0.1957in" svg:viewBox="0 0 564 18" draw:points="281,18 0,18 0,0 564,0 564,18"><text:p/></draw:polygon><draw:path draw:style-name="gr3" draw:text-style-name="P23" svg:width="0.1295in" svg:height="0.1661in" svg:x="0.6555in" svg:y="0.2291in" svg:viewBox="0 0 330 423" svg:d="M133 378l-73-164c-4-6-6-6-7-6 0 0-3 0-7 2l-40 31c-6 4-6 6-6 6 0 3 1 5 4 5s10-5 14-9c4-2 10-6 14-10l83 182c3 8 6 8 10 8 6 0 7-3 11-8l192-398c2-6 2-7 2-9 0-4-4-8-8-8s-8 2-10 8z"><text:p/></draw:path><draw:polygon draw:style-name="gr3" draw:text-style-name="P23" svg:width="0.0831in" svg:height="0.0067in" svg:x="0.7819in" svg:y="0.2291in" svg:viewBox="0 0 212 18" draw:points="106,18 0,18 0,0 212,0 212,18"><text:p/></draw:polygon><draw:path draw:style-name="gr3" draw:text-style-name="P23" svg:width="0.0661in" svg:height="0.1106in" svg:x="0.7902in" svg:y="0.2638in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23" svg:width="0.0382in" svg:height="0.1661in" svg:x="0.9287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23" svg:width="0.0067in" svg:height="0.1661in" svg:x="0.9969in" svg:y="0.1165in" svg:viewBox="0 0 18 423" svg:d="M18 16c0-9 0-16-10-16-8 0-8 7-8 16v391c0 8 0 16 8 16 10 0 10-8 10-16z"><text:p/></draw:path><draw:path draw:style-name="gr3" draw:text-style-name="P23" svg:width="0.0701in" svg:height="0.1142in" svg:x="1.0291in" svg:y="0.1299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23" svg:width="0.037in" svg:height="0.1661in" svg:x="1.1154in" svg:y="0.1165in" svg:viewBox="0 0 95 423" svg:d="M94 219c1-5 1-6 1-8 0-1 0-2-1-7l-76-194c-2-8-5-10-10-10-4 0-8 4-8 8 0 2 0 3 2 8l76 195-76 196c-2 4-2 5-2 8 0 4 4 8 8 8 6 0 8-4 9-8z"><text:p/></draw:path><draw:path draw:style-name="gr3" draw:text-style-name="P23" svg:width="0.1102in" svg:height="0.1106in" svg:x="1.2169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0067in" svg:height="0.1661in" svg:x="1.3937in" svg:y="0.1165in" svg:viewBox="0 0 18 423" svg:d="M18 16c0-9 0-16-10-16-8 0-8 7-8 16v391c0 8 0 16 8 16 10 0 10-8 10-16z"><text:p/></draw:path><draw:path draw:style-name="gr3" draw:text-style-name="P23" svg:width="0.0547in" svg:height="0.1106in" svg:x="1.4346in" svg:y="0.1299in" svg:viewBox="0 0 140 282" svg:d="M88 11c0-10 0-11-11-11-27 26-64 26-77 26v15c8 0 34 0 55-12v220c0 15 0 20-38 20h-15v13c15-1 53-1 69-1 18 0 54 0 69 1v-13h-13c-38 0-39-5-39-20z"><text:p/></draw:path><draw:path draw:style-name="gr3" draw:text-style-name="P23" svg:width="0.037in" svg:height="0.1661in" svg:x="1.5118in" svg:y="0.1165in" svg:viewBox="0 0 95 423" svg:d="M94 219c1-5 1-6 1-8 0-1 0-2-1-7l-76-194c-2-8-5-10-10-10-4 0-8 4-8 8 0 2 0 3 2 8l76 195-76 196c-2 4-2 5-2 8 0 4 4 8 8 8 6 0 8-4 9-8z"><text:p/></draw:path><draw:path draw:style-name="gr3" draw:text-style-name="P23" svg:width="0.0382in" svg:height="0.1661in" svg:x="1.5768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23" svg:width="0.0193in" svg:height="0.0496in" svg:x="1.6736in" svg:y="0.2228in" svg:viewBox="0 0 50 127" svg:d="M50 44c0-27-10-44-27-44-15 0-23 11-23 22 0 12 8 24 23 24 5 0 11-3 14-6 3-2 3-2 4-2v6c0 32-15 58-29 71-5 5-5 6-5 7 0 4 1 5 5 5 5 0 38-33 38-83z"><text:p/></draw:path><draw:path draw:style-name="gr3" draw:text-style-name="P23" svg:width="0.0067in" svg:height="0.1661in" svg:x="1.7531in" svg:y="0.1165in" svg:viewBox="0 0 18 423" svg:d="M18 16c0-9 0-16-10-16-8 0-8 7-8 16v391c0 8 0 16 8 16 10 0 10-8 10-16z"><text:p/></draw:path><draw:path draw:style-name="gr3" draw:text-style-name="P23" svg:width="0.1012in" svg:height="0.0067in" svg:x="1.7933in" svg:y="0.1957in" svg:viewBox="0 0 258 18" svg:d="M244 18c7 0 14 0 14-10 0-8-7-8-14-8h-230c-7 0-14 0-14 8 0 10 7 10 14 10z"><text:p/></draw:path><draw:path draw:style-name="gr3" draw:text-style-name="P23" svg:width="0.037in" svg:height="0.1661in" svg:x="1.9173in" svg:y="0.1165in" svg:viewBox="0 0 95 423" svg:d="M94 219c1-5 1-6 1-8 0-1 0-2-1-7l-76-194c-2-8-5-10-10-10-4 0-8 4-8 8 0 2 0 3 2 8l76 195-76 196c-2 4-2 5-2 8 0 4 4 8 8 8 6 0 8-4 9-8z"><text:p/></draw:path><draw:path draw:style-name="gr3" draw:text-style-name="P23" svg:width="0.0177in" svg:height="0.0717in" svg:x="2.0335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23" svg:width="0.1102in" svg:height="0.039in" svg:x="2.0748in" svg:y="0.1799in" svg:viewBox="0 0 281 100" svg:d="M266 17c8 0 15 0 15-9 0-8-7-8-13-8h-254c-7 0-14 0-14 8 0 9 7 9 14 9zM268 100c6 0 13 0 13-9 0-8-7-8-15-8h-252c-7 0-14 0-14 8 0 9 7 9 14 9z"><text:p/></draw:path><draw:path draw:style-name="gr3" draw:text-style-name="P23" svg:width="0.0547in" svg:height="0.1106in" svg:x="2.3445in" svg:y="0.0177in" svg:viewBox="0 0 140 282" svg:d="M88 11c0-10 0-11-11-11-27 26-64 26-77 26v15c8 0 34 0 55-12v220c0 15 0 20-38 20h-15v13c15-1 53-1 69-1 18 0 54 0 69 1v-13h-13c-38 0-39-5-39-20z"><text:p/></draw:path><draw:polygon draw:style-name="gr3" draw:text-style-name="P23" svg:width="0.2217in" svg:height="0.0067in" svg:x="2.2606in" svg:y="0.1957in" svg:viewBox="0 0 564 18" draw:points="281,18 0,18 0,0 564,0 564,18"><text:p/></draw:polygon><draw:path draw:style-name="gr3" draw:text-style-name="P23" svg:width="0.1295in" svg:height="0.1661in" svg:x="2.2724in" svg:y="0.2291in" svg:viewBox="0 0 330 423" svg:d="M133 378l-73-164c-4-6-6-6-7-6 0 0-3 0-7 2l-40 31c-6 4-6 6-6 6 0 3 1 5 4 5s10-5 14-9c4-2 10-6 14-10l83 182c3 8 6 8 10 8 6 0 7-3 11-8l192-398c2-6 2-7 2-9 0-4-4-8-8-8s-8 2-10 8z"><text:p/></draw:path><draw:polygon draw:style-name="gr3" draw:text-style-name="P23" svg:width="0.0831in" svg:height="0.0067in" svg:x="2.3988in" svg:y="0.2291in" svg:viewBox="0 0 212 18" draw:points="106,18 0,18 0,0 212,0 212,18"><text:p/></draw:polygon><draw:path draw:style-name="gr3" draw:text-style-name="P23" svg:width="0.0661in" svg:height="0.1106in" svg:x="2.4071in" svg:y="0.2638in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23" svg:width="0.0382in" svg:height="0.1661in" svg:x="2.5461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23" svg:width="0.0067in" svg:height="0.1661in" svg:x="2.6138in" svg:y="0.1165in" svg:viewBox="0 0 18 423" svg:d="M18 16c0-9 0-16-10-16-8 0-8 7-8 16v391c0 8 0 16 8 16 10 0 10-8 10-16z"><text:p/></draw:path><draw:path draw:style-name="gr3" draw:text-style-name="P23" svg:width="0.0701in" svg:height="0.1142in" svg:x="2.6465in" svg:y="0.1299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23" svg:width="0.037in" svg:height="0.1661in" svg:x="2.7323in" svg:y="0.1165in" svg:viewBox="0 0 95 423" svg:d="M94 219c1-5 1-6 1-8 0-1 0-2-1-7l-76-194c-2-8-5-10-10-10-4 0-8 4-8 8 0 2 0 3 2 8l76 195-76 196c-2 4-2 5-2 8 0 4 4 8 8 8 6 0 8-4 9-8z"><text:p/></draw:path><draw:path draw:style-name="gr3" draw:text-style-name="P23" svg:width="0.1012in" svg:height="0.0067in" svg:x="2.8386in" svg:y="0.1957in" svg:viewBox="0 0 258 18" svg:d="M244 18c7 0 14 0 14-10 0-8-7-8-14-8h-230c-7 0-14 0-14 8 0 10 7 10 14 10z"><text:p/></draw:path><draw:path draw:style-name="gr3" draw:text-style-name="P23" svg:width="0.0067in" svg:height="0.1661in" svg:x="3.0106in" svg:y="0.1165in" svg:viewBox="0 0 18 423" svg:d="M18 16c0-9 0-16-10-16-8 0-8 7-8 16v391c0 8 0 16 8 16 10 0 10-8 10-16z"><text:p/></draw:path><draw:path draw:style-name="gr3" draw:text-style-name="P23" svg:width="0.0547in" svg:height="0.1106in" svg:x="3.0516in" svg:y="0.1299in" svg:viewBox="0 0 140 282" svg:d="M88 11c0-10 0-11-11-11-27 26-64 26-77 26v15c8 0 34 0 55-12v220c0 15 0 20-38 20h-15v13c15-1 53-1 69-1 18 0 54 0 69 1v-13h-13c-38 0-39-5-39-20z"><text:p/></draw:path><draw:path draw:style-name="gr3" draw:text-style-name="P23" svg:width="0.037in" svg:height="0.1661in" svg:x="3.1291in" svg:y="0.1165in" svg:viewBox="0 0 95 423" svg:d="M94 219c1-5 1-6 1-8 0-1 0-2-1-7l-76-194c-2-8-5-10-10-10-4 0-8 4-8 8 0 2 0 3 2 8l76 195-76 196c-2 4-2 5-2 8 0 4 4 8 8 8 6 0 8-4 9-8z"><text:p/></draw:path><draw:path draw:style-name="gr3" draw:text-style-name="P23" svg:width="0.0382in" svg:height="0.1661in" svg:x="3.1937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23" svg:width="0.0807in" svg:height="0.3988in" svg:x="3.2709in" svg:y="0in" svg:viewBox="0 0 206 1014" svg:d="M121 639c0-51 25-93 82-123 3-2 3-2 3-9s0-7-4-10c-77-41-81-103-81-115v-251c0-61-42-101-95-126-9-5-10-5-16-5-10 0-10 0-10 10 0 6 0 7 4 8 18 10 72 37 80 97 1 6 1 11 1 36v216c0 20 0 52 28 86 15 20 39 41 69 54-82 39-97 101-97 125v242c0 22 0 47-24 78-19 23-39 35-59 43-2 2-2 4-2 9 0 8 0 10 10 10 6 0 7 0 16-5 44-22 84-56 93-106 2-8 2-12 2-41z"><text:p/></draw:path></draw:g></text:p>
      <text:p text:style-name="P2"/>
      <text:p text:style-name="P2"><draw:g text:anchor-type="as-char" svg:y="-0.1252in" draw:z-index="14" draw:style-name="gr1"><svg:title>TexMaths</svg:title><svg:desc>12§display§\left\{ \left| +i \right\rangle, \left| -i \right\rangle\right\}
§svg§600§FALSE§</svg:desc><draw:polygon draw:style-name="gr2" draw:text-style-name="P22" svg:width="0.8331in" svg:height="0.1492in" svg:x="0in" svg:y="0.0067in" svg:viewBox="0 0 2117 380" draw:points="1058,380 0,380 0,0 2117,0 2117,380"><text:p/></draw:polygon><draw:path draw:style-name="gr3" draw:text-style-name="P23" svg:width="0.0591in" svg:height="0.1657in" svg:x="0.0039in" svg:y="0.0004in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23" svg:width="0.0067in" svg:height="0.1657in" svg:x="0.0945in" svg:y="0.0004in" svg:viewBox="0 0 18 422" svg:d="M18 16c0-9 0-16-10-16-8 0-8 7-8 16v391c0 8 0 15 8 15 10 0 10-7 10-15z"><text:p/></draw:path><draw:path draw:style-name="gr3" draw:text-style-name="P23" svg:width="0.1102in" svg:height="0.1106in" svg:x="0.1299in" svg:y="0.0276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0441in" svg:height="0.1114in" svg:x="0.2547in" svg:y="0.0134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3" svg:width="0.037in" svg:height="0.1657in" svg:x="0.3165in" svg:y="0.0004in" svg:viewBox="0 0 95 422" svg:d="M94 218c1-4 1-6 1-7s0-2-1-7l-76-194c-2-8-5-10-10-10-4 0-8 4-8 8 0 2 0 3 2 8l76 195-76 196c-2 3-2 5-2 8 0 4 4 7 8 7 6 0 8-3 9-7z"><text:p/></draw:path><draw:path draw:style-name="gr3" draw:text-style-name="P23" svg:width="0.0193in" svg:height="0.0496in" svg:x="0.4138in" svg:y="0.1063in" svg:viewBox="0 0 50 127" svg:d="M50 44c0-27-10-44-27-44-15 0-23 11-23 22 0 12 8 24 23 24 5 0 11-3 14-6 3-2 3-2 4-2v6c0 32-15 58-29 71-5 5-5 6-5 7 0 4 1 5 5 5 5 0 38-33 38-83z"><text:p/></draw:path><draw:path draw:style-name="gr3" draw:text-style-name="P23" svg:width="0.0067in" svg:height="0.1657in" svg:x="0.4929in" svg:y="0.0004in" svg:viewBox="0 0 18 422" svg:d="M18 16c0-9 0-16-10-16-8 0-8 7-8 16v391c0 8 0 15 8 15 10 0 10-7 10-15z"><text:p/></draw:path><draw:path draw:style-name="gr3" draw:text-style-name="P23" svg:width="0.1012in" svg:height="0.0067in" svg:x="0.5335in" svg:y="0.078in" svg:viewBox="0 0 258 18" svg:d="M244 18c7 0 14 0 14-10 0-8-7-8-14-8h-230c-7 0-14 0-14 8 0 10 7 10 14 10z"><text:p/></draw:path><draw:path draw:style-name="gr3" draw:text-style-name="P23" svg:width="0.0441in" svg:height="0.1114in" svg:x="0.6539in" svg:y="0.0134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3" svg:width="0.037in" svg:height="0.1657in" svg:x="0.715in" svg:y="0.0004in" svg:viewBox="0 0 95 422" svg:d="M94 218c1-4 1-6 1-7s0-2-1-7l-76-194c-2-8-5-10-10-10-4 0-8 4-8 8 0 2 0 3 2 8l76 195-76 196c-2 3-2 5-2 8 0 4 4 7 8 7 6 0 8-3 9-7z"><text:p/></draw:path><draw:path draw:style-name="gr3" draw:text-style-name="P23" svg:width="0.0591in" svg:height="0.1657in" svg:x="0.7823in" svg:y="0.0004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p>
      <text:p text:style-name="P2"/>
      <text:p text:style-name="P3"><draw:g text:anchor-type="as-char" svg:y="-0.2402in" draw:z-index="15" draw:style-name="gr1"><svg:title>TexMaths</svg:title><svg:desc>12§display§\left\{ \left| +i \right\rangle := \frac{1}{\sqrt{2}} \left( \left| 0 \right\rangle + i \left| 1 \right\rangle \right), \left| -i \right\rangle := \frac{1}{\sqrt{2}} \left( \left| 0 \right\rangle - i \left| 1 \right\rangle \right) \right\}
§svg§600§FALSE§</svg:desc><draw:polygon draw:style-name="gr2" draw:text-style-name="P22" svg:width="3.6276in" svg:height="0.3819in" svg:x="0in" svg:y="0.0083in" svg:viewBox="0 0 9215 971" draw:points="4608,971 0,971 0,0 9215,0 9215,971"><text:p/></draw:polygon><draw:path draw:style-name="gr3" draw:text-style-name="P23" svg:width="0.0807in" svg:height="0.3988in" svg:x="0.0138in" svg:y="0in" svg:viewBox="0 0 206 1014" svg:d="M121 646c0-19 0-52-27-85-16-21-40-41-70-54 83-40 97-101 97-125v-243c0-26 0-80 82-121 3-1 3-2 3-8 0-10 0-10-9-10-6 0-7 0-17 5-43 21-84 55-94 105-1 9-1 12-1 41v196c0 12 0 35 0 40-3 43-30 81-78 109-7 4-7 4-7 11s0 7 7 11c28 15 69 46 77 99 1 10 1 10 1 15v251c0 61 42 100 95 126 10 5 11 5 17 5 9 0 9 0 9-10 0-7 0-7-3-9-18-8-72-37-81-97-1-6-1-11-1-36z"><text:p/></draw:path><draw:path draw:style-name="gr3" draw:text-style-name="P23" svg:width="0.0067in" svg:height="0.1661in" svg:x="0.1362in" svg:y="0.1165in" svg:viewBox="0 0 18 423" svg:d="M18 16c0-9 0-16-10-16-8 0-8 7-8 16v391c0 8 0 16 8 16 10 0 10-8 10-16z"><text:p/></draw:path><draw:path draw:style-name="gr3" draw:text-style-name="P23" svg:width="0.1102in" svg:height="0.1106in" svg:x="0.1717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0441in" svg:height="0.1118in" svg:x="0.2961in" svg:y="0.1315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3" svg:width="0.037in" svg:height="0.1661in" svg:x="0.3583in" svg:y="0.1165in" svg:viewBox="0 0 95 423" svg:d="M94 219c1-5 1-6 1-8 0-1 0-2-1-7l-76-194c-2-8-5-10-10-10-4 0-8 4-8 8 0 2 0 3 2 8l76 195-76 196c-2 4-2 5-2 8 0 4 4 8 8 8 6 0 8-4 9-8z"><text:p/></draw:path><draw:path draw:style-name="gr3" draw:text-style-name="P23" svg:width="0.0177in" svg:height="0.0717in" svg:x="0.4732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23" svg:width="0.1102in" svg:height="0.039in" svg:x="0.515in" svg:y="0.1799in" svg:viewBox="0 0 281 100" svg:d="M266 17c8 0 15 0 15-9 0-8-7-8-13-8h-254c-7 0-14 0-14 8 0 9 7 9 14 9zM268 100c6 0 13 0 13-9 0-8-7-8-15-8h-252c-7 0-14 0-14 8 0 9 7 9 14 9z"><text:p/></draw:path><draw:path draw:style-name="gr3" draw:text-style-name="P23" svg:width="0.0547in" svg:height="0.1106in" svg:x="0.7846in" svg:y="0.0177in" svg:viewBox="0 0 140 282" svg:d="M88 11c0-10 0-11-11-11-27 26-64 26-77 26v15c8 0 34 0 55-12v220c0 15 0 20-38 20h-15v13c15-1 53-1 69-1 18 0 54 0 69 1v-13h-13c-38 0-39-5-39-20z"><text:p/></draw:path><draw:polygon draw:style-name="gr3" draw:text-style-name="P23" svg:width="0.2217in" svg:height="0.0067in" svg:x="0.7008in" svg:y="0.1957in" svg:viewBox="0 0 564 18" draw:points="281,18 0,18 0,0 564,0 564,18"><text:p/></draw:polygon><draw:path draw:style-name="gr3" draw:text-style-name="P23" svg:width="0.1295in" svg:height="0.1661in" svg:x="0.713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23" svg:width="0.0831in" svg:height="0.0067in" svg:x="0.839in" svg:y="0.2291in" svg:viewBox="0 0 212 18" draw:points="106,18 0,18 0,0 212,0 212,18"><text:p/></draw:polygon><draw:path draw:style-name="gr3" draw:text-style-name="P23" svg:width="0.0661in" svg:height="0.1106in" svg:x="0.8476in" svg:y="0.2638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3" svg:width="0.0382in" svg:height="0.1661in" svg:x="0.9858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23" svg:width="0.0067in" svg:height="0.1661in" svg:x="1.0539in" svg:y="0.1165in" svg:viewBox="0 0 18 423" svg:d="M18 16c0-9 0-16-10-16-8 0-8 7-8 16v391c0 8 0 16 8 16 10 0 10-8 10-16z"><text:p/></draw:path><draw:path draw:style-name="gr3" draw:text-style-name="P23" svg:width="0.0701in" svg:height="0.1142in" svg:x="1.087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23" svg:width="0.037in" svg:height="0.1661in" svg:x="1.1728in" svg:y="0.1165in" svg:viewBox="0 0 95 423" svg:d="M94 219c1-5 1-6 1-8 0-1 0-2-1-7l-76-194c-2-8-5-10-10-10-4 0-8 4-8 8 0 2 0 3 2 8l76 195-76 196c-2 4-2 5-2 8 0 4 4 8 8 8 6 0 8-4 9-8z"><text:p/></draw:path><draw:path draw:style-name="gr3" draw:text-style-name="P23" svg:width="0.1102in" svg:height="0.1106in" svg:x="1.2744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0441in" svg:height="0.1118in" svg:x="1.4358in" svg:y="0.1315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3" svg:width="0.0067in" svg:height="0.1661in" svg:x="1.5354in" svg:y="0.1165in" svg:viewBox="0 0 18 423" svg:d="M18 16c0-9 0-16-10-16-8 0-8 7-8 16v391c0 8 0 16 8 16 10 0 10-8 10-16z"><text:p/></draw:path><draw:path draw:style-name="gr3" draw:text-style-name="P23" svg:width="0.0547in" svg:height="0.1106in" svg:x="1.5772in" svg:y="0.1299in" svg:viewBox="0 0 140 282" svg:d="M88 11c0-10 0-11-11-11-27 26-64 26-77 26v15c8 0 34 0 55-12v220c0 15 0 20-38 20h-15v13c15-1 53-1 69-1 18 0 54 0 69 1v-13h-13c-38 0-39-5-39-20z"><text:p/></draw:path><draw:path draw:style-name="gr3" draw:text-style-name="P23" svg:width="0.037in" svg:height="0.1661in" svg:x="1.6539in" svg:y="0.1165in" svg:viewBox="0 0 95 423" svg:d="M94 219c1-5 1-6 1-8 0-1 0-2-1-7l-76-194c-2-8-5-10-10-10-4 0-8 4-8 8 0 2 0 3 2 8l76 195-76 196c-2 4-2 5-2 8 0 4 4 8 8 8 6 0 8-4 9-8z"><text:p/></draw:path><draw:path draw:style-name="gr3" draw:text-style-name="P23" svg:width="0.0382in" svg:height="0.1661in" svg:x="1.7189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23" svg:width="0.0193in" svg:height="0.0496in" svg:x="1.8161in" svg:y="0.2228in" svg:viewBox="0 0 50 127" svg:d="M50 44c0-27-10-44-27-44-15 0-23 11-23 22 0 12 8 24 23 24 5 0 11-3 14-6 3-2 3-2 4-2v6c0 32-15 58-29 71-5 5-5 6-5 7 0 4 1 5 5 5 5 0 38-33 38-83z"><text:p/></draw:path><draw:path draw:style-name="gr3" draw:text-style-name="P23" svg:width="0.0067in" svg:height="0.1661in" svg:x="1.8957in" svg:y="0.1165in" svg:viewBox="0 0 18 423" svg:d="M18 16c0-9 0-16-10-16-8 0-8 7-8 16v391c0 8 0 16 8 16 10 0 10-8 10-16z"><text:p/></draw:path><draw:path draw:style-name="gr3" draw:text-style-name="P23" svg:width="0.1012in" svg:height="0.0067in" svg:x="1.9358in" svg:y="0.1957in" svg:viewBox="0 0 258 18" svg:d="M244 18c7 0 14 0 14-10 0-8-7-8-14-8h-230c-7 0-14 0-14 8 0 10 7 10 14 10z"><text:p/></draw:path><draw:path draw:style-name="gr3" draw:text-style-name="P23" svg:width="0.0441in" svg:height="0.1118in" svg:x="2.0555in" svg:y="0.1315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3" svg:width="0.037in" svg:height="0.1661in" svg:x="2.1177in" svg:y="0.1165in" svg:viewBox="0 0 95 423" svg:d="M94 219c1-5 1-6 1-8 0-1 0-2-1-7l-76-194c-2-8-5-10-10-10-4 0-8 4-8 8 0 2 0 3 2 8l76 195-76 196c-2 4-2 5-2 8 0 4 4 8 8 8 6 0 8-4 9-8z"><text:p/></draw:path><draw:path draw:style-name="gr3" draw:text-style-name="P23" svg:width="0.0177in" svg:height="0.0717in" svg:x="2.2335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23" svg:width="0.1102in" svg:height="0.039in" svg:x="2.2744in" svg:y="0.1799in" svg:viewBox="0 0 281 100" svg:d="M266 17c8 0 15 0 15-9 0-8-7-8-13-8h-254c-7 0-14 0-14 8 0 9 7 9 14 9zM268 100c6 0 13 0 13-9 0-8-7-8-15-8h-252c-7 0-14 0-14 8 0 9 7 9 14 9z"><text:p/></draw:path><draw:path draw:style-name="gr3" draw:text-style-name="P23" svg:width="0.0547in" svg:height="0.1106in" svg:x="2.5441in" svg:y="0.0177in" svg:viewBox="0 0 140 282" svg:d="M88 11c0-10 0-11-11-11-27 26-64 26-77 26v15c8 0 34 0 55-12v220c0 15 0 20-38 20h-15v13c15-1 53-1 69-1 18 0 54 0 69 1v-13h-13c-38 0-39-5-39-20z"><text:p/></draw:path><draw:polygon draw:style-name="gr3" draw:text-style-name="P23" svg:width="0.2217in" svg:height="0.0067in" svg:x="2.4602in" svg:y="0.1957in" svg:viewBox="0 0 564 18" draw:points="281,18 0,18 0,0 564,0 564,18"><text:p/></draw:polygon><draw:path draw:style-name="gr3" draw:text-style-name="P23" svg:width="0.1295in" svg:height="0.1661in" svg:x="2.4724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23" svg:width="0.0831in" svg:height="0.0067in" svg:x="2.5984in" svg:y="0.2291in" svg:viewBox="0 0 212 18" draw:points="106,18 0,18 0,0 212,0 212,18"><text:p/></draw:polygon><draw:path draw:style-name="gr3" draw:text-style-name="P23" svg:width="0.0661in" svg:height="0.1106in" svg:x="2.6071in" svg:y="0.2638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3" svg:width="0.0382in" svg:height="0.1661in" svg:x="2.7453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23" svg:width="0.0067in" svg:height="0.1661in" svg:x="2.8134in" svg:y="0.1165in" svg:viewBox="0 0 18 423" svg:d="M18 16c0-9 0-16-10-16-8 0-8 7-8 16v391c0 8 0 16 8 16 10 0 10-8 10-16z"><text:p/></draw:path><draw:path draw:style-name="gr3" draw:text-style-name="P23" svg:width="0.0701in" svg:height="0.1142in" svg:x="2.8465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23" svg:width="0.037in" svg:height="0.1661in" svg:x="2.9319in" svg:y="0.1165in" svg:viewBox="0 0 95 423" svg:d="M94 219c1-5 1-6 1-8 0-1 0-2-1-7l-76-194c-2-8-5-10-10-10-4 0-8 4-8 8 0 2 0 3 2 8l76 195-76 196c-2 4-2 5-2 8 0 4 4 8 8 8 6 0 8-4 9-8z"><text:p/></draw:path><draw:path draw:style-name="gr3" draw:text-style-name="P23" svg:width="0.1012in" svg:height="0.0067in" svg:x="3.0382in" svg:y="0.1957in" svg:viewBox="0 0 258 18" svg:d="M244 18c7 0 14 0 14-10 0-8-7-8-14-8h-230c-7 0-14 0-14 8 0 10 7 10 14 10z"><text:p/></draw:path><draw:path draw:style-name="gr3" draw:text-style-name="P23" svg:width="0.0441in" svg:height="0.1118in" svg:x="3.1953in" svg:y="0.1315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3" svg:width="0.0067in" svg:height="0.1661in" svg:x="3.2953in" svg:y="0.1165in" svg:viewBox="0 0 18 423" svg:d="M18 16c0-9 0-16-10-16-8 0-8 7-8 16v391c0 8 0 16 8 16 10 0 10-8 10-16z"><text:p/></draw:path><draw:path draw:style-name="gr3" draw:text-style-name="P23" svg:width="0.0547in" svg:height="0.1106in" svg:x="3.3366in" svg:y="0.1299in" svg:viewBox="0 0 140 282" svg:d="M88 11c0-10 0-11-11-11-27 26-64 26-77 26v15c8 0 34 0 55-12v220c0 15 0 20-38 20h-15v13c15-1 53-1 69-1 18 0 54 0 69 1v-13h-13c-38 0-39-5-39-20z"><text:p/></draw:path><draw:path draw:style-name="gr3" draw:text-style-name="P23" svg:width="0.037in" svg:height="0.1661in" svg:x="3.4134in" svg:y="0.1165in" svg:viewBox="0 0 95 423" svg:d="M94 219c1-5 1-6 1-8 0-1 0-2-1-7l-76-194c-2-8-5-10-10-10-4 0-8 4-8 8 0 2 0 3 2 8l76 195-76 196c-2 4-2 5-2 8 0 4 4 8 8 8 6 0 8-4 9-8z"><text:p/></draw:path><draw:path draw:style-name="gr3" draw:text-style-name="P23" svg:width="0.0382in" svg:height="0.1661in" svg:x="3.4787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23" svg:width="0.0807in" svg:height="0.3988in" svg:x="3.5551in" svg:y="0in" svg:viewBox="0 0 206 1014" svg:d="M121 639c0-51 25-93 82-123 3-2 3-2 3-9s0-7-4-10c-77-41-81-103-81-115v-251c0-61-42-101-95-126-9-5-10-5-16-5-10 0-10 0-10 10 0 6 0 7 4 8 18 10 72 37 80 97 1 6 1 11 1 36v216c0 20 0 52 28 86 15 20 39 41 69 54-82 39-97 101-97 125v242c0 22 0 47-24 78-19 23-39 35-59 43-2 2-2 4-2 9 0 8 0 10 10 10 6 0 7 0 16-5 44-22 84-56 93-106 2-8 2-12 2-41z"><text:p/></draw:path></draw:g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5">3.</text:p>
      <text:p text:style-name="P2"/>
      <text:p text:style-name="P4"><draw:g text:anchor-type="as-char" svg:y="-0.1252in" draw:z-index="16" draw:style-name="gr1"><svg:title>TexMaths</svg:title><svg:desc>12§display§\( \left| \psi \right\rangle \)§svg§600§FALSE§</svg:desc><draw:polygon draw:style-name="gr2" draw:text-style-name="P22" svg:width="0.1898in" svg:height="0.1492in" svg:x="0in" svg:y="0.0071in" svg:viewBox="0 0 483 380" draw:points="243,380 0,380 0,0 483,0 483,380"><text:p/></draw:polygon><draw:path draw:style-name="gr3" draw:text-style-name="P23" svg:width="0.0067in" svg:height="0.1657in" svg:x="0.0114in" svg:y="0.0004in" svg:viewBox="0 0 18 422" svg:d="M18 16c0-9 0-16-10-16-8 0-8 7-8 16v391c0 8 0 15 8 15 10 0 10-7 10-15z"><text:p/></draw:path><draw:path draw:style-name="gr3" draw:text-style-name="P23" svg:width="0.1008in" svg:height="0.1492in" svg:x="0.0425in" svg:y="0.0091in" svg:viewBox="0 0 257 380" svg:d="M192 11c0-1 1-4 1-6 0-5-3-5-4-5-5 0-5 1-8 8l-69 280c-33-4-48-19-48-47 0-8 0-20 23-79 1-6 3-12 3-20 0-20-13-35-35-35-39 0-55 61-55 65 0 3 4 3 5 3 5 0 5 0 7-7 11-41 29-52 43-52 3 0 10 0 10 14 0 10-5 21-10 36-19 52-19 64-19 72 0 39 32 57 72 60-2 14-2 15-8 38-1 5-11 38-11 41 0 0 0 3 6 3 1 0 4 0 4-2 1-1 4-11 4-17l17-62c16 0 53 0 93-47 17-19 26-37 31-49 4-11 13-48 13-66 0-24-12-30-19-30-10 0-20 11-20 20 0 5 1 7 6 11 4 5 14 16 14 36 0 28-22 62-36 78-37 37-65 37-79 37z"><text:p/></draw:path><draw:path draw:style-name="gr3" draw:text-style-name="P23" svg:width="0.037in" svg:height="0.1657in" svg:x="0.1614in" svg:y="0.0004in" svg:viewBox="0 0 95 422" svg:d="M94 218c1-4 1-6 1-7s0-2-1-7l-76-194c-2-8-5-10-10-10-4 0-8 4-8 8 0 2 0 3 2 8l76 195-76 196c-2 3-2 5-2 8 0 4 4 7 8 7 6 0 8-3 9-7z"><text:p/></draw:path></draw:g></text:p>
      <text:p text:style-name="P4"/>
      <text:p text:style-name="P4"><draw:g text:anchor-type="as-char" svg:y="-0.1516in" draw:z-index="17" draw:style-name="gr1"><svg:title>TexMaths</svg:title><svg:desc>12§display§\left\{ \left| x \right\rangle, \left| x^{\perp} \right\rangle\right\}§svg§600§FALSE§</svg:desc><draw:polygon draw:style-name="gr2" draw:text-style-name="P22" svg:width="0.8055in" svg:height="0.1937in" svg:x="0in" svg:y="0.0075in" svg:viewBox="0 0 2047 493" draw:points="1024,493 0,493 0,0 2047,0 2047,493"><text:p/></draw:polygon><draw:path draw:style-name="gr3" draw:text-style-name="P23" svg:width="0.0591in" svg:height="0.1984in" svg:x="0.0102in" svg:y="0.0071in" svg:viewBox="0 0 151 505" svg:d="M61 184c0 30-15 47-57 63-3 1-4 3-4 6s1 3 4 6c57 21 57 44 57 68v116c0 11 7 28 25 40 22 14 56 22 60 22s5-1 5-6c0-3 0-3-7-6-12-3-46-18-52-43-2-4-2-6-2-21v-103c0-23 0-53-68-73 68-21 68-49 68-73v-103c0-24 0-46 58-66 3-1 3-4 3-5 0-4-1-6-5-6-3 0-63 13-78 41-7 13-7 16-7 34z"><text:p/></draw:path><draw:path draw:style-name="gr3" draw:text-style-name="P23" svg:width="0.0067in" svg:height="0.1657in" svg:x="0.1087in" svg:y="0.0248in" svg:viewBox="0 0 18 422" svg:d="M18 16c0-9 0-16-10-16-8 0-8 7-8 16v390c0 7 0 16 8 16 10 0 10-9 10-16z"><text:p/></draw:path><draw:path draw:style-name="gr3" draw:text-style-name="P23" svg:width="0.0827in" svg:height="0.0752in" svg:x="0.1394in" svg:y="0.0752in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3s-10-15-17-15c-12 0-23 12-23 25 0 19 22 28 40 28 28 0 44-30 44-33 5 16 20 33 46 33 44 0 68-55 68-65 0-5-4-5-5-5-3 0-5 1-6 5-13 45-43 55-56 55-17 0-23-13-23-28 0-9 2-17 7-37z"><text:p/></draw:path><draw:path draw:style-name="gr3" draw:text-style-name="P23" svg:width="0.037in" svg:height="0.1657in" svg:x="0.239in" svg:y="0.0248in" svg:viewBox="0 0 95 422" svg:d="M94 218c1-5 1-6 1-7s0-3-1-7l-76-194c-2-8-5-10-10-10-4 0-8 4-8 8 0 2 0 3 2 8l76 195-76 195c-2 4-2 5-2 7 0 5 4 9 8 9 6 0 8-4 9-9z"><text:p/></draw:path><draw:path draw:style-name="gr3" draw:text-style-name="P23" svg:width="0.0193in" svg:height="0.0496in" svg:x="0.3358in" svg:y="0.1307in" svg:viewBox="0 0 50 127" svg:d="M50 44c0-27-10-44-27-44-15 0-23 11-23 22 0 12 8 24 23 24 5 0 11-3 14-6 3-2 3-2 4-2v6c0 31-15 58-29 71-5 5-5 6-5 7 0 4 1 5 5 5 5 0 38-34 38-83z"><text:p/></draw:path><draw:path draw:style-name="gr3" draw:text-style-name="P23" svg:width="0.0071in" svg:height="0.1063in" svg:x="0.4193in" svg:y="0.0043in" svg:viewBox="0 0 19 271" svg:d="M0 256c0 6 0 15 10 15 9 0 9-9 9-15v-240c0-8 0-16-9-16-10 0-10 8-10 16z"><text:p/></draw:path><draw:path draw:style-name="gr3" draw:text-style-name="P23" svg:width="0.0071in" svg:height="0.1063in" svg:x="0.4193in" svg:y="0.1043in" svg:viewBox="0 0 19 271" svg:d="M0 256c0 6 0 15 10 15 9 0 9-9 9-15v-240c0-8 0-16-9-16-10 0-10 8-10 16z"><text:p/></draw:path><draw:path draw:style-name="gr3" draw:text-style-name="P23" svg:width="0.0827in" svg:height="0.0752in" svg:x="0.4559in" svg:y="0.0752in" svg:viewBox="0 0 211 192" svg:d="M130 60c2-12 12-50 40-50 3 0 14 0 22 4-12 3-20 14-20 23 0 7 4 16 16 16 10 0 23-7 23-25 0-22-25-28-39-28-26 0-40 22-45 32-11-28-33-32-45-32-45 0-69 55-69 65 0 4 4 4 5 4 4 0 5 0 6-4 14-45 42-55 56-55 9 0 23 3 23 27 0 13-7 42-23 101-6 27-21 44-39 44-4 0-13 0-22-5 11-2 21-12 21-23s-10-15-17-15c-12 0-23 12-23 25 0 19 22 28 40 28 28 0 43-30 44-33 5 16 20 33 46 33 44 0 68-55 68-65 0-5-4-5-5-5-3 0-5 1-6 5-14 45-43 55-56 55-17 0-23-13-23-28 0-9 2-17 7-37z"><text:p/></draw:path><draw:path draw:style-name="gr3" draw:text-style-name="P23" svg:width="0.0854in" svg:height="0.0803in" svg:x="0.5543in" svg:y="0in" svg:viewBox="0 0 218 205" svg:d="M118 12c0-5 0-12-9-12-6 0-6 7-6 12v178h-91c-5 0-12 0-12 9 0 6 7 6 12 6h196c4 0 10 0 10-6 0-9-6-9-10-9h-90z"><text:p/></draw:path><draw:path draw:style-name="gr3" draw:text-style-name="P23" svg:width="0.0492in" svg:height="0.1984in" svg:x="0.6705in" svg:y="0.0071in" svg:viewBox="0 0 126 505" svg:d="M108 253l-106 237c-2 5-2 7-2 7 0 5 4 8 8 8 6 0 8-2 10-8l104-236c4-5 4-7 4-8 0 0 0-3-4-7l-104-236c-2-8-5-10-10-10-4 0-8 4-8 8 0 0 0 3 2 9z"><text:p/></draw:path><draw:path draw:style-name="gr3" draw:text-style-name="P23" svg:width="0.0591in" svg:height="0.1984in" svg:x="0.7547in" svg:y="0.0071in" svg:viewBox="0 0 151 505" svg:d="M90 321c0-14 0-41 55-62 6-3 6-3 6-6 0-1 0-4-3-5-58-23-58-44-58-68v-118c-1-22-19-36-25-40-19-12-54-22-59-22s-6 2-6 6 2 5 5 5c56 20 56 42 56 66v103c0 24 0 52 69 73-69 21-69 46-69 73v103c0 23 0 44-54 64-5 3-7 3-7 6 0 5 1 6 6 6 0 0 56-10 76-38 8-12 8-21 8-37z"><text:p/></draw:path></draw:g></text:p>
      <text:p text:style-name="P4"/>
      <text:p text:style-name="P4"><draw:g text:anchor-type="as-char" svg:y="-0.1602in" draw:z-index="18" draw:style-name="gr1"><svg:title>TexMaths</svg:title><svg:desc>12§display§P\left( x\right)=\left| \left\langle x | \psi \right\rangle \right|^{2}§svg§600§FALSE§</svg:desc><draw:polygon draw:style-name="gr2" draw:text-style-name="P22" svg:width="1.1217in" svg:height="0.1858in" svg:x="0.0016in" svg:y="0.0083in" svg:viewBox="0 0 2850 473" draw:points="1425,473 0,473 0,0 2850,0 2850,473"><text:p/></draw:polygon><draw:path draw:style-name="gr3" draw:text-style-name="P23" svg:width="0.1189in" svg:height="0.1138in" svg:x="0.0004in" svg:y="0.0484in" svg:viewBox="0 0 303 290" svg:d="M112 156h72c58 0 119-44 119-91 0-34-28-65-85-65h-136c-8 0-12 0-12 7 0 6 3 6 12 6 4 0 12 0 18 1 7 0 8 3 8 8 0 0 0 2 0 7l-58 228c-4 16-4 19-38 19-7 0-12 0-12 9 0 5 5 5 7 5 11 0 41-2 53-2 10 0 19 0 28 0 8 0 18 2 26 2 4 0 8 0 8-9 0-5-3-5-10-5-16 0-28 0-28-8 0-1 0-4 1-6zM142 29c4-15 4-16 22-16h41c35 0 58 12 58 41 0 16-9 53-25 69-21 19-47 21-65 21h-60z"><text:p/></draw:path><draw:path draw:style-name="gr3" draw:text-style-name="P23" svg:width="0.0382in" svg:height="0.1661in" svg:x="0.1677in" svg:y="0.0366in" svg:viewBox="0 0 98 423" svg:d="M98 419c0-1 0-2-7-9-53-53-66-132-66-199 0-73 16-146 69-199 4-5 4-6 4-8 0-3-1-4-4-4-4 0-42 29-68 83-21 46-26 92-26 128 0 34 5 86 28 134 26 52 62 78 66 78 3 0 4-1 4-4z"><text:p/></draw:path><draw:path draw:style-name="gr3" draw:text-style-name="P23" svg:width="0.0827in" svg:height="0.0752in" svg:x="0.2205in" svg:y="0.0874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4-30 44-32 5 15 20 32 46 32 44 0 68-55 68-65 0-4-4-4-5-4-3 0-5 1-6 4-13 46-43 56-56 56-17 0-23-14-23-28 0-10 2-18 7-37z"><text:p/></draw:path><draw:path draw:style-name="gr3" draw:text-style-name="P23" svg:width="0.0382in" svg:height="0.1661in" svg:x="0.3197in" svg:y="0.0366in" svg:viewBox="0 0 98 423" svg:d="M98 211c0-32-4-84-27-132-25-51-63-79-67-79-2 0-4 2-4 4s0 3 7 10c43 41 67 109 67 197 0 73-15 148-68 201-6 5-6 6-6 7 0 3 2 4 4 4 4 0 43-29 68-83 22-46 26-92 26-129z"><text:p/></draw:path><draw:path draw:style-name="gr3" draw:text-style-name="P23" svg:width="0.1102in" svg:height="0.039in" svg:x="0.4303in" svg:y="0.0996in" svg:viewBox="0 0 281 100" svg:d="M266 17c8 0 15 0 15-9 0-8-7-8-13-8h-254c-7 0-14 0-14 8 0 9 7 9 14 9zM268 100c6 0 13 0 13-9 0-8-7-8-15-8h-252c-7 0-14 0-14 8 0 9 7 9 14 9z"><text:p/></draw:path><draw:path draw:style-name="gr3" draw:text-style-name="P23" svg:width="0.0067in" svg:height="0.1661in" svg:x="0.6161in" svg:y="0.0366in" svg:viewBox="0 0 18 423" svg:d="M18 16c0-9 0-16-10-16-8 0-8 7-8 16v391c0 9 0 16 8 16 10 0 10-7 10-16z"><text:p/></draw:path><draw:path draw:style-name="gr3" draw:text-style-name="P23" svg:width="0.037in" svg:height="0.1661in" svg:x="0.6606in" svg:y="0.0366in" svg:viewBox="0 0 95 423" svg:d="M94 17c1-5 1-6 1-9 0-4-4-8-9-8-3 0-7 2-9 10l-75 194c-1 3-2 5-2 7s0 3 2 8l75 194c2 5 3 10 9 10 5 0 9-4 9-7s0-4-1-9l-77-196z"><text:p/></draw:path><draw:path draw:style-name="gr3" draw:text-style-name="P23" svg:width="0.0827in" svg:height="0.0752in" svg:x="0.7118in" svg:y="0.0874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4-4-4-5-4-3 0-5 1-6 4-13 46-42 56-56 56-17 0-23-14-23-28 0-10 2-18 7-37z"><text:p/></draw:path><draw:path draw:style-name="gr3" draw:text-style-name="P23" svg:width="0.0067in" svg:height="0.1661in" svg:x="0.8217in" svg:y="0.0366in" svg:viewBox="0 0 18 423" svg:d="M18 16c0-9 0-16-10-16-8 0-8 7-8 16v391c0 9 0 16 8 16 10 0 10-7 10-16z"><text:p/></draw:path><draw:path draw:style-name="gr3" draw:text-style-name="P23" svg:width="0.1008in" svg:height="0.1496in" svg:x="0.8535in" svg:y="0.0457in" svg:viewBox="0 0 257 381" svg:d="M192 11c0-1 1-4 1-6 0-5-3-5-5-5-4 0-4 1-7 8l-69 280c-33-3-48-19-48-46 0-9 0-21 21-80 3-6 5-12 5-20 0-19-13-35-35-35-39 0-55 61-55 65 0 3 4 3 5 3 5 0 5 0 7-7 11-41 29-51 43-51 3 0 10 0 10 13 0 11-5 21-10 36-19 53-19 65-19 72 0 40 32 58 72 60-2 14-2 16-8 38-2 5-11 39-11 41 0 0 0 4 6 4 1 0 3 0 3-2 2 0 5-11 5-17l17-63c16 0 53 0 92-47 17-19 27-37 32-49 3-11 13-48 13-66 0-24-12-30-19-30-10 0-21 11-21 20 0 5 1 8 6 11 5 5 15 16 15 36 0 28-22 63-36 78-38 38-65 38-80 38z"><text:p/></draw:path><draw:path draw:style-name="gr3" draw:text-style-name="P23" svg:width="0.037in" svg:height="0.1661in" svg:x="0.9717in" svg:y="0.0366in" svg:viewBox="0 0 95 423" svg:d="M94 219c1-5 1-6 1-8 0-1 0-2-1-7l-76-194c-2-8-5-10-10-10-4 0-8 4-8 8 0 2 0 3 2 8l76 195-76 196c-2 5-2 5-2 9 0 3 4 7 8 7 6 0 8-4 9-7z"><text:p/></draw:path><draw:path draw:style-name="gr3" draw:text-style-name="P23" svg:width="0.0067in" svg:height="0.1661in" svg:x="1.0469in" svg:y="0.0366in" svg:viewBox="0 0 18 423" svg:d="M18 16c0-9 0-16-10-16-8 0-8 7-8 16v391c0 9 0 16 8 16 10 0 10-7 10-16z"><text:p/></draw:path><draw:path draw:style-name="gr3" draw:text-style-name="P23" svg:width="0.0516in" svg:height="0.0772in" svg:x="1.0803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/draw:g></text:p>
      <text:p text:style-name="P4"/>
      <text:p text:style-name="P4"><draw:g text:anchor-type="as-char" svg:y="-0.1819in" draw:z-index="19" draw:style-name="gr1"><svg:title>TexMaths</svg:title><svg:desc>12§display§\sum_{i}^{}P\left( x_{i} \right) = 1§svg§600§FALSE§</svg:desc><draw:polygon draw:style-name="gr2" draw:text-style-name="P22" svg:width="0.9783in" svg:height="0.3382in" svg:x="0in" svg:y="0.0083in" svg:viewBox="0 0 2486 860" draw:points="1243,860 0,860 0,0 2486,0 2486,860"><text:p/></draw:polygon><draw:path draw:style-name="gr3" draw:text-style-name="P23" svg:width="0.2213in" svg:height="0.2323in" svg:x="0.0008in" svg:y="0in" svg:viewBox="0 0 563 591" svg:d="M511 591l52-135h-11c-17 44-61 73-110 85-9 2-51 13-132 13h-255l216-252c3-2 4-5 4-7 0 0 0-1-4-6l-197-269h232c56 0 95 6 100 6 22 5 58 11 92 33 11 6 40 25 54 60h11l-52-119h-499c-10 0-10 0-12 2 0 2 0 10 0 15l223 306-218 255c-5 6-5 9-5 9 0 4 4 4 12 4z"><text:p/></draw:path><draw:path draw:style-name="gr3" draw:text-style-name="P23" svg:width="0.035in" svg:height="0.078in" svg:x="0.0937in" svg:y="0.2768in" svg:viewBox="0 0 90 199" svg:d="M83 12c0-5-4-12-12-12-9 0-17 7-17 17 0 5 4 11 12 11s17-9 17-16zM22 162c-2 4-3 7-3 13 0 13 12 24 28 24 31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23" svg:width="0.1185in" svg:height="0.1134in" svg:x="0.2661in" svg:y="0.0445in" svg:viewBox="0 0 302 289" svg:d="M112 156h72c58 0 118-44 118-91 0-34-27-65-84-65h-136c-8 0-12 0-12 7 0 6 3 6 12 6 4 0 12 0 18 1 7 0 8 3 8 8 0 0 0 2 0 7l-58 228c-4 15-4 19-38 19-7 0-12 0-12 8 0 5 5 5 7 5 11 0 41-1 53-1 10 0 19 0 28 0 8 0 18 1 26 1 4 0 8 0 8-8 0-5-3-5-10-5-16 0-28 0-28-9 0-1 0-3 1-6zM142 29c4-15 4-16 22-16h41c35 0 58 12 58 41 0 16-9 53-25 68-21 20-47 22-65 22h-60z"><text:p/></draw:path><draw:path draw:style-name="gr3" draw:text-style-name="P23" svg:width="0.0382in" svg:height="0.1657in" svg:x="0.4331in" svg:y="0.0331in" svg:viewBox="0 0 98 422" svg:d="M98 419c0-2 0-3-7-10-53-53-66-133-66-198 0-73 16-146 69-199 4-5 4-6 4-8 0-3-1-4-4-4-4 0-42 29-68 83-21 45-26 92-26 128 0 34 5 84 28 132 26 53 62 79 66 79 3 0 4-1 4-3z"><text:p/></draw:path><draw:path draw:style-name="gr3" draw:text-style-name="P23" svg:width="0.0827in" svg:height="0.0752in" svg:x="0.4862in" svg:y="0.0839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23" svg:width="0.035in" svg:height="0.078in" svg:x="0.5815in" svg:y="0.1051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23" svg:width="0.0382in" svg:height="0.1657in" svg:x="0.6406in" svg:y="0.0331in" svg:viewBox="0 0 98 422" svg:d="M98 211c0-32-4-84-27-132-25-51-63-79-67-79-2 0-4 2-4 4s0 3 7 10c43 41 67 108 67 197 0 72-15 146-68 199-6 6-6 7-6 9s2 3 4 3c4 0 43-29 68-83 22-45 26-92 26-128z"><text:p/></draw:path><draw:path draw:style-name="gr3" draw:text-style-name="P23" svg:width="0.1102in" svg:height="0.039in" svg:x="0.7516in" svg:y="0.0969in" svg:viewBox="0 0 281 100" svg:d="M266 17c8 0 15 0 15-9 0-8-7-8-13-8h-254c-7 0-14 0-14 8 0 9 7 9 14 9zM268 100c6 0 13 0 13-9 0-8-7-8-15-8h-252c-7 0-14 0-14 8 0 9 7 9 14 9z"><text:p/></draw:path><draw:path draw:style-name="gr3" draw:text-style-name="P23" svg:width="0.0547in" svg:height="0.1106in" svg:x="0.9323in" svg:y="0.0472in" svg:viewBox="0 0 140 282" svg:d="M88 11c0-10 0-11-11-11-27 26-64 26-77 26v15c8 0 34 0 55-12v219c0 16 0 21-38 21h-15v13c15-1 53-1 69-1 18 0 54 0 69 1v-13h-13c-38 0-39-5-39-21z"><text:p/></draw:path></draw:g></text:p>
      <text:p text:style-name="P4"/>
      <text:p text:style-name="P4"/>
      <text:p text:style-name="P6"><draw:g text:anchor-type="as-char" svg:y="-0.2217in" draw:z-index="20" draw:style-name="gr1"><svg:title>TexMaths</svg:title><svg:desc>12§display§\left| \psi \right\rangle = \frac{1}{\sqrt{3}}\left( \left| 0 \right\rangle+ \sqrt{2} \left| 1 \right\rangle \right)§svg§600§FALSE§</svg:desc><draw:polygon draw:style-name="gr2" draw:text-style-name="P22" svg:width="1.7256in" svg:height="0.3606in" svg:x="0in" svg:y="0.0087in" svg:viewBox="0 0 4384 917" draw:points="2192,917 0,917 0,0 4384,0 4384,917"><text:p/></draw:polygon><draw:path draw:style-name="gr3" draw:text-style-name="P23" svg:width="0.0067in" svg:height="0.1661in" svg:x="0.0114in" svg:y="0.098in" svg:viewBox="0 0 18 423" svg:d="M18 16c0-9 0-16-10-16-8 0-8 7-8 16v391c0 9 0 16 8 16 10 0 10-7 10-16z"><text:p/></draw:path><draw:path draw:style-name="gr3" draw:text-style-name="P23" svg:width="0.1008in" svg:height="0.1496in" svg:x="0.0425in" svg:y="0.1071in" svg:viewBox="0 0 257 381" svg:d="M192 11c0-1 1-4 1-6 0-5-3-5-5-5-4 0-4 1-7 8l-69 280c-33-3-48-19-48-47 0-8 0-20 22-79 2-6 4-12 4-20 0-20-13-35-35-35-39 0-55 61-55 65 0 3 4 3 5 3 5 0 5 0 7-7 11-41 29-52 43-52 3 0 10 0 10 14 0 11-5 21-10 36-19 53-19 65-19 72 0 39 32 57 72 60-2 14-2 15-8 38-2 5-11 39-11 41 0 0 0 4 6 4 1 0 3 0 3-3 2-1 5-11 5-17l17-62c16 0 53 0 92-47 17-19 27-37 32-49 3-11 13-48 13-66 0-24-12-30-19-30-10 0-21 11-21 20 0 5 1 9 6 11 5 5 15 16 15 36 0 28-22 63-36 78-38 37-65 37-80 37z"><text:p/></draw:path><draw:path draw:style-name="gr3" draw:text-style-name="P23" svg:width="0.037in" svg:height="0.1661in" svg:x="0.161in" svg:y="0.098in" svg:viewBox="0 0 95 423" svg:d="M94 219c1-5 1-6 1-8 0-1 0-2-1-7l-76-194c-2-8-5-10-10-10-4 0-8 4-8 8 0 2 0 3 2 8l76 195-76 196c-2 4-2 5-2 9 0 3 4 7 8 7 6 0 8-4 9-7z"><text:p/></draw:path><draw:path draw:style-name="gr3" draw:text-style-name="P23" svg:width="0.1102in" svg:height="0.039in" svg:x="0.2717in" svg:y="0.1622in" svg:viewBox="0 0 281 100" svg:d="M266 17c8 0 15 0 15-9 0-8-7-8-13-8h-254c-7 0-14 0-14 8 0 9 7 9 14 9zM268 100c6 0 13 0 13-9 0-8-7-8-15-8h-252c-7 0-14 0-14 8 0 9 7 9 14 9z"><text:p/></draw:path><draw:path draw:style-name="gr3" draw:text-style-name="P23" svg:width="0.0547in" svg:height="0.1106in" svg:x="0.5413in" svg:y="0in" svg:viewBox="0 0 140 282" svg:d="M88 11c0-10 0-11-11-11-27 26-64 26-77 26v15c8 0 34 0 55-12v220c0 15 0 20-38 20h-15v13c15-1 53-1 69-1 18 0 54 0 69 1v-13h-13c-38 0-39-5-39-20z"><text:p/></draw:path><draw:polygon draw:style-name="gr3" draw:text-style-name="P23" svg:width="0.2217in" svg:height="0.0067in" svg:x="0.4579in" svg:y="0.178in" svg:viewBox="0 0 564 18" draw:points="281,18 0,18 0,0 564,0 564,18"><text:p/></draw:polygon><draw:path draw:style-name="gr3" draw:text-style-name="P23" svg:width="0.1295in" svg:height="0.1661in" svg:x="0.4697in" svg:y="0.2102in" svg:viewBox="0 0 330 423" svg:d="M133 378l-73-164c-4-6-6-6-7-6 0 0-3 0-7 2l-40 31c-6 4-6 6-6 6 0 3 1 5 4 5s10-5 14-9c4-2 10-6 13-10l84 183c3 7 6 7 10 7 6 0 7-3 11-7l192-399c2-6 2-7 2-9 0-4-4-8-8-8s-8 2-10 8z"><text:p/></draw:path><draw:polygon draw:style-name="gr3" draw:text-style-name="P23" svg:width="0.0831in" svg:height="0.0067in" svg:x="0.5961in" svg:y="0.2102in" svg:viewBox="0 0 212 18" draw:points="106,18 0,18 0,0 212,0 212,18"><text:p/></draw:polygon><draw:path draw:style-name="gr3" draw:text-style-name="P23" svg:width="0.0685in" svg:height="0.1142in" svg:x="0.6031in" svg:y="0.2445in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23" svg:width="0.063in" svg:height="0.2988in" svg:x="0.7567in" svg:y="0.0323in" svg:viewBox="0 0 161 760" svg:d="M142 755c1 0 4 5 4 5h10c1 0 5 0 5-5 0-1 0-2-1-3-16-16-39-39-65-84-46-82-63-186-63-287 0-188 53-298 129-374 0 0 0-2 0-3 0-4-3-4-7-4-6 0-8 0-11 4-40 34-85 93-115 182-18 57-28 124-28 193 0 101 18 214 84 313 12 15 29 33 29 33 3 6 9 12 13 16z"><text:p/></draw:path><draw:path draw:style-name="gr3" draw:text-style-name="P23" svg:width="0.0067in" svg:height="0.1661in" svg:x="0.8457in" svg:y="0.098in" svg:viewBox="0 0 18 423" svg:d="M18 16c0-9 0-16-10-16-8 0-8 7-8 16v391c0 9 0 16 8 16 10 0 10-7 10-16z"><text:p/></draw:path><draw:path draw:style-name="gr3" draw:text-style-name="P23" svg:width="0.0701in" svg:height="0.1142in" svg:x="0.8787in" svg:y="0.1126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23" svg:width="0.037in" svg:height="0.1661in" svg:x="0.9642in" svg:y="0.098in" svg:viewBox="0 0 95 423" svg:d="M94 219c1-5 1-6 1-8 0-1 0-2-1-7l-76-194c-2-8-5-10-10-10-4 0-8 4-8 8 0 2 0 3 2 8l76 195-76 196c-2 4-2 5-2 9 0 3 4 7 8 7 6 0 8-4 9-7z"><text:p/></draw:path><draw:path draw:style-name="gr3" draw:text-style-name="P23" svg:width="0.1102in" svg:height="0.1106in" svg:x="1.0657in" svg:y="0.1264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1295in" svg:height="0.1661in" svg:x="1.2346in" svg:y="0.0709in" svg:viewBox="0 0 330 423" svg:d="M133 378l-73-164c-4-6-6-6-7-6 0 0-3 0-7 2l-40 31c-6 4-6 6-6 6 0 3 1 5 4 5s10-5 14-9c4-2 10-6 13-10l84 183c3 7 6 7 10 7 6 0 7-3 11-7l192-399c2-6 2-7 2-9 0-4-4-8-8-8s-8 2-10 8z"><text:p/></draw:path><draw:polygon draw:style-name="gr3" draw:text-style-name="P23" svg:width="0.0831in" svg:height="0.0067in" svg:x="1.361in" svg:y="0.0709in" svg:viewBox="0 0 212 18" draw:points="106,18 0,18 0,0 212,0 212,18"><text:p/></draw:polygon><draw:path draw:style-name="gr3" draw:text-style-name="P23" svg:width="0.0661in" svg:height="0.1106in" svg:x="1.3689in" svg:y="0.1126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3" svg:width="0.0067in" svg:height="0.1661in" svg:x="1.4913in" svg:y="0.098in" svg:viewBox="0 0 18 423" svg:d="M18 16c0-9 0-16-10-16-8 0-8 7-8 16v391c0 9 0 16 8 16 10 0 10-7 10-16z"><text:p/></draw:path><draw:path draw:style-name="gr3" draw:text-style-name="P23" svg:width="0.0547in" svg:height="0.1106in" svg:x="1.5323in" svg:y="0.1126in" svg:viewBox="0 0 140 282" svg:d="M88 11c0-10 0-11-11-11-27 26-64 26-77 26v15c8 0 34 0 55-12v220c0 15 0 20-38 20h-15v13c15-1 53-1 69-1 18 0 54 0 69 1v-13h-13c-38 0-39-5-39-20z"><text:p/></draw:path><draw:path draw:style-name="gr3" draw:text-style-name="P23" svg:width="0.037in" svg:height="0.1661in" svg:x="1.6098in" svg:y="0.098in" svg:viewBox="0 0 95 423" svg:d="M94 219c1-5 1-6 1-8 0-1 0-2-1-7l-76-194c-2-8-5-10-10-10-4 0-8 4-8 8 0 2 0 3 2 8l76 195-76 196c-2 4-2 5-2 9 0 3 4 7 8 7 6 0 8-4 9-7z"><text:p/></draw:path><draw:path draw:style-name="gr3" draw:text-style-name="P23" svg:width="0.063in" svg:height="0.2988in" svg:x="1.6713in" svg:y="0.0323in" svg:viewBox="0 0 161 760" svg:d="M161 379c0-121-29-249-112-344-6-7-21-23-32-33-3-2-4-2-10-2-3 0-7 0-7 4 0 2 2 3 2 4 15 15 39 38 64 86 47 80 62 185 62 285 0 184-50 296-126 373-1 1-2 3-2 3 0 5 4 5 7 5 6 0 7 0 11-3 41-35 85-93 115-183 18-58 28-126 28-195z"><text:p/></draw:path></draw:g></text:p>
      <text:p text:style-name="P4"/>
      <text:p text:style-name="P6"><draw:g text:anchor-type="as-char" svg:y="-0.1252in" draw:z-index="21" draw:style-name="gr1"><svg:title>TexMaths</svg:title><svg:desc>12§display§P\left( 0\right)§svg§600§FALSE§</svg:desc><draw:polygon draw:style-name="gr2" draw:text-style-name="P22" svg:width="0.3362in" svg:height="0.1492in" svg:x="0.0016in" svg:y="0.0071in" svg:viewBox="0 0 855 380" draw:points="427,380 0,380 0,0 855,0 855,380"><text:p/></draw:polygon><draw:path draw:style-name="gr3" draw:text-style-name="P23" svg:width="0.1185in" svg:height="0.1134in" svg:x="0.0004in" svg:y="0.0102in" svg:viewBox="0 0 302 289" svg:d="M112 156h72c60 0 118-44 118-91 0-34-27-65-84-65h-136c-8 0-12 0-12 7 0 6 3 6 12 6 4 0 12 0 18 1 7 0 8 3 8 8 0 0 0 2 0 7l-58 228c-4 15-4 19-38 19-7 0-12 0-12 8 0 5 5 5 7 5 11 0 41-1 53-1 10 0 19 0 28 0 8 0 18 1 26 1 4 0 8 0 8-8 0-5-3-5-10-5-16 0-28 0-28-8 0-2 0-4 1-6zM142 29c4-15 4-16 22-16h41c35 0 58 12 58 41 0 16-9 53-24 68-22 20-48 22-66 22h-60z"><text:p/></draw:path><draw:path draw:style-name="gr3" draw:text-style-name="P23" svg:width="0.0382in" svg:height="0.1657in" svg:x="0.1673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23" svg:width="0.0701in" svg:height="0.1138in" svg:x="0.2217in" svg:y="0.013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23" svg:width="0.0382in" svg:height="0.1657in" svg:x="0.3083in" svg:y="0.0004in" svg:viewBox="0 0 98 422" svg:d="M98 211c0-32-4-84-27-132-25-51-63-79-67-79-2 0-4 2-4 4s0 3 7 10c43 41 67 108 67 197 0 72-15 147-68 199-6 6-6 8-6 9 0 2 2 3 4 3 4 0 43-28 68-82 22-46 26-93 26-129z"><text:p/></draw:path></draw:g></text:p>
      <text:p text:style-name="P6"><draw:g text:anchor-type="as-char" svg:y="-0.1252in" draw:z-index="22" draw:style-name="gr1"><svg:title>TexMaths</svg:title><svg:desc>12§display§P\left( 1 \right)§svg§600§FALSE§</svg:desc><draw:polygon draw:style-name="gr2" draw:text-style-name="P22" svg:width="0.3362in" svg:height="0.1492in" svg:x="0.0016in" svg:y="0.0071in" svg:viewBox="0 0 855 380" draw:points="427,380 0,380 0,0 855,0 855,380"><text:p/></draw:polygon><draw:path draw:style-name="gr3" draw:text-style-name="P23" svg:width="0.1185in" svg:height="0.1134in" svg:x="0.0004in" svg:y="0.0102in" svg:viewBox="0 0 302 289" svg:d="M112 156h72c60 0 118-44 118-91 0-34-27-65-84-65h-136c-8 0-12 0-12 7 0 6 3 6 12 6 4 0 12 0 18 1 7 0 8 3 8 8 0 0 0 2 0 7l-58 228c-4 15-4 19-38 19-7 0-12 0-12 8 0 5 5 5 7 5 11 0 41-1 53-1 10 0 19 0 28 0 8 0 18 1 26 1 4 0 8 0 8-8 0-5-3-5-10-5-16 0-28 0-28-8 0-2 0-4 1-6zM142 29c4-15 4-16 22-16h41c35 0 58 12 58 41 0 16-9 53-24 68-22 20-48 22-66 22h-60z"><text:p/></draw:path><draw:path draw:style-name="gr3" draw:text-style-name="P23" svg:width="0.0382in" svg:height="0.1657in" svg:x="0.1673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23" svg:width="0.0547in" svg:height="0.1106in" svg:x="0.2303in" svg:y="0.0134in" svg:viewBox="0 0 140 282" svg:d="M88 11c0-10 0-11-10-11-28 26-65 26-78 26v15c8 0 34 0 55-12v219c0 16 0 21-38 21h-15v13c15-1 53-1 69-1 18 0 54 0 69 1v-13h-13c-38 0-39-5-39-21z"><text:p/></draw:path><draw:path draw:style-name="gr3" draw:text-style-name="P23" svg:width="0.0382in" svg:height="0.1657in" svg:x="0.3083in" svg:y="0.0004in" svg:viewBox="0 0 98 422" svg:d="M98 211c0-32-4-84-27-132-25-51-63-79-67-79-2 0-4 2-4 4s0 3 7 10c43 41 67 108 67 197 0 72-15 147-68 199-6 6-6 8-6 9 0 2 2 3 4 3 4 0 43-28 68-82 22-46 26-93 26-129z"><text:p/></draw:path></draw:g></text:p>
      <text:p text:style-name="P4"/>
      <text:p text:style-name="P4"/>
      <text:p text:style-name="P7"><draw:g text:anchor-type="as-char" svg:y="-0.2783in" draw:z-index="23" draw:style-name="gr1"><svg:title>TexMaths</svg:title><svg:desc>12§display§P\left( 0\right)=\left| \left\langle 0 \right| \frac{1}{\sqrt{3}}\left( \left| 0 \right\rangle+ \sqrt{2} \left| 1 \right\rangle \right) \right|^{2}§svg§600§FALSE§</svg:desc><draw:polygon draw:style-name="gr2" draw:text-style-name="P22" svg:width="2.2917in" svg:height="0.422in" svg:x="0.0016in" svg:y="0.0083in" svg:viewBox="0 0 5822 1073" draw:points="2912,1073 0,1073 0,0 5822,0 5822,1073"><text:p/></draw:polygon><draw:path draw:style-name="gr3" draw:text-style-name="P23" svg:width="0.1185in" svg:height="0.1138in" svg:x="0in" svg:y="0.1638in" svg:viewBox="0 0 302 290" svg:d="M112 156h72c58 0 118-44 118-91 0-34-27-65-84-65h-136c-8 0-12 0-12 7 0 6 3 6 12 6 4 0 12 0 18 1 7 0 8 3 8 8 0 0 0 2 0 7l-58 228c-4 16-4 19-38 19-7 0-12 0-12 9 0 5 5 5 7 5 11 0 41-2 53-2 10 0 19 0 28 0 8 0 18 2 26 2 4 0 8 0 8-9 0-5-3-5-10-5-16 0-28 0-28-8 0-1 0-4 1-6zM142 29c4-15 4-16 22-16h41c35 0 58 12 58 41 0 16-9 53-25 69-21 19-47 21-65 21h-60z"><text:p/></draw:path><draw:path draw:style-name="gr3" draw:text-style-name="P23" svg:width="0.0382in" svg:height="0.1661in" svg:x="0.1673in" svg:y="0.1524in" svg:viewBox="0 0 98 423" svg:d="M98 419c0-1 0-2-7-9-53-53-66-134-66-199 0-73 16-146 69-199 4-5 4-6 4-8 0-3-1-4-4-4-4 0-42 29-68 83-21 46-26 92-26 128 0 34 5 85 28 133 26 53 62 79 66 79 3 0 4-1 4-4z"><text:p/></draw:path><draw:path draw:style-name="gr3" draw:text-style-name="P23" svg:width="0.0701in" svg:height="0.1142in" svg:x="0.2217in" svg:y="0.1665in" svg:viewBox="0 0 179 291" svg:d="M179 147c0-34-3-68-18-100-19-40-53-47-72-47-24 0-57 11-73 50-14 29-16 63-16 97 0 32 2 69 19 102 18 33 49 42 70 42 24 0 55-9 74-48 13-29 16-63 16-96zM89 282c-16 0-42-10-48-51-5-26-5-65-5-89 0-28 0-55 2-78 9-51 41-54 51-54 14 0 42 7 50 49 4 24 4 55 4 83 0 31 0 60-5 86-6 41-30 54-49 54z"><text:p/></draw:path><draw:path draw:style-name="gr3" draw:text-style-name="P23" svg:width="0.0382in" svg:height="0.1661in" svg:x="0.3075in" svg:y="0.1524in" svg:viewBox="0 0 98 423" svg:d="M98 211c0-32-4-84-27-132-25-51-63-79-67-79-2 0-4 2-4 4s0 3 7 10c43 41 67 109 67 197 0 73-15 147-68 200-6 6-6 7-6 8 0 3 2 4 4 4 4 0 43-29 68-83 22-46 26-92 26-129z"><text:p/></draw:path><draw:path draw:style-name="gr3" draw:text-style-name="P23" svg:width="0.1102in" svg:height="0.039in" svg:x="0.4181in" svg:y="0.2165in" svg:viewBox="0 0 281 100" svg:d="M266 17c8 0 15 0 15-9 0-8-7-8-13-8h-254c-7 0-14 0-14 8 0 9 7 9 14 9zM268 100c6 0 13 0 13-9 0-8-7-8-15-8h-252c-7 0-14 0-14 8 0 9 7 9 14 9z"><text:p/></draw:path><draw:path draw:style-name="gr3" draw:text-style-name="P23" svg:width="0.0071in" svg:height="0.1067in" svg:x="0.6083in" svg:y="0.0327in" svg:viewBox="0 0 19 272" svg:d="M0 257c0 6 0 15 10 15 9 0 9-9 9-15v-241c0-8 0-16-9-16-10 0-10 8-10 16z"><text:p/></draw:path><draw:path draw:style-name="gr3" draw:text-style-name="P23" svg:width="0.0071in" svg:height="0.1067in" svg:x="0.6083in" svg:y="0.1323in" svg:viewBox="0 0 19 272" svg:d="M0 257c0 6 0 15 10 15 9 0 9-9 9-15v-241c0-8 0-16-9-16-10 0-10 8-10 16z"><text:p/></draw:path><draw:path draw:style-name="gr3" draw:text-style-name="P23" svg:width="0.0071in" svg:height="0.1067in" svg:x="0.6083in" svg:y="0.2323in" svg:viewBox="0 0 19 272" svg:d="M0 257c0 6 0 15 10 15 9 0 9-9 9-15v-241c0-8 0-16-9-16-10 0-10 8-10 16z"><text:p/></draw:path><draw:path draw:style-name="gr3" draw:text-style-name="P23" svg:width="0.0071in" svg:height="0.1067in" svg:x="0.6083in" svg:y="0.3319in" svg:viewBox="0 0 19 272" svg:d="M0 257c0 6 0 15 10 15 9 0 9-9 9-15v-241c0-8 0-16-9-16-10 0-10 8-10 16z"><text:p/></draw:path><draw:path draw:style-name="gr3" draw:text-style-name="P23" svg:width="0.037in" svg:height="0.1661in" svg:x="0.6579in" svg:y="0.1524in" svg:viewBox="0 0 95 423" svg:d="M94 17c1-5 1-6 1-9 0-4-4-8-9-8-3 0-7 2-9 10l-75 194c-1 3-2 5-2 7s0 3 2 8l75 194c2 5 3 10 9 10 5 0 9-4 9-7s0-4-1-9l-77-196z"><text:p/></draw:path><draw:path draw:style-name="gr3" draw:text-style-name="P23" svg:width="0.0701in" svg:height="0.1142in" svg:x="0.7106in" svg:y="0.1665in" svg:viewBox="0 0 179 291" svg:d="M179 147c0-34-3-68-18-100-19-40-53-47-72-47-24 0-57 11-73 50-14 29-16 63-16 97 0 32 2 69 19 102 18 33 49 42 70 42 24 0 55-9 74-48 13-29 16-63 16-96zM89 282c-16 0-42-10-49-51-4-26-4-65-4-89 0-28 0-55 2-78 9-51 41-54 51-54 14 0 42 7 50 49 4 24 4 55 4 83 0 31 0 60-5 86-6 41-30 54-49 54z"><text:p/></draw:path><draw:path draw:style-name="gr3" draw:text-style-name="P23" svg:width="0.0067in" svg:height="0.1661in" svg:x="0.8071in" svg:y="0.1524in" svg:viewBox="0 0 18 423" svg:d="M18 16c0-9 0-16-10-16-8 0-8 7-8 16v391c0 9 0 16 8 16 10 0 10-7 10-16z"><text:p/></draw:path><draw:path draw:style-name="gr3" draw:text-style-name="P23" svg:width="0.0547in" svg:height="0.1106in" svg:x="0.965in" svg:y="0.0547in" svg:viewBox="0 0 140 282" svg:d="M88 11c0-10 0-11-11-11-27 26-64 26-77 26v15c8 0 34 0 55-12v220c0 15 0 20-38 20h-15v13c15-1 53-1 69-1 18 0 54 0 69 1v-13h-13c-38 0-39-5-39-20z"><text:p/></draw:path><draw:polygon draw:style-name="gr3" draw:text-style-name="P23" svg:width="0.2217in" svg:height="0.0067in" svg:x="0.8807in" svg:y="0.2323in" svg:viewBox="0 0 564 18" draw:points="281,18 0,18 0,0 564,0 564,18"><text:p/></draw:polygon><draw:path draw:style-name="gr3" draw:text-style-name="P23" svg:width="0.1295in" svg:height="0.1661in" svg:x="0.8929in" svg:y="0.2665in" svg:viewBox="0 0 330 423" svg:d="M133 378l-73-164c-4-6-6-6-7-6 0 0-3 0-7 2l-40 32c-6 3-6 6-6 6 0 2 1 4 4 4s10-4 14-9c4-1 10-6 13-10l84 183c3 7 6 7 10 7 6 0 7-2 11-7l192-399c2-6 2-7 2-9 0-4-4-8-8-8s-8 2-10 8z"><text:p/></draw:path><draw:polygon draw:style-name="gr3" draw:text-style-name="P23" svg:width="0.0831in" svg:height="0.0067in" svg:x="1.0193in" svg:y="0.2665in" svg:viewBox="0 0 212 18" draw:points="106,18 0,18 0,0 212,0 212,18"><text:p/></draw:polygon><draw:path draw:style-name="gr3" draw:text-style-name="P23" svg:width="0.0685in" svg:height="0.1142in" svg:x="1.0264in" svg:y="0.2988in" svg:viewBox="0 0 175 291" svg:d="M106 132c34-9 58-39 58-73 0-35-37-59-78-59-43 0-74 25-74 58 0 13 10 21 20 21 14 0 23-9 23-21 0-22-20-22-26-22 12-19 41-25 55-25 18 0 42 9 42 47 0 6-1 30-13 49-12 20-27 20-37 22-3 0-14 1-16 1-5 0-7 1-7 5s2 4 11 4h18c34 0 50 29 50 70 0 58-29 71-48 71-18 0-49-8-65-32 16 2 28-8 28-25 0-14-11-24-23-24-11 0-24 8-24 26 0 38 40 66 85 66 52 0 90-39 90-82 0-34-26-67-69-77z"><text:p/></draw:path><draw:path draw:style-name="gr3" draw:text-style-name="P23" svg:width="0.063in" svg:height="0.2992in" svg:x="1.1799in" svg:y="0.0866in" svg:viewBox="0 0 161 761" svg:d="M142 757c1 0 4 4 4 4h10c1 0 5 0 5-4 0-2 0-4-1-5-16-14-39-38-65-84-46-82-63-186-63-287 0-188 53-298 129-374 0 0 0-2 0-3 0-4-3-4-7-4-6 0-8 0-11 4-40 34-85 93-115 182-18 57-28 124-28 194 0 101 18 214 84 312 12 17 29 34 29 34 3 6 9 12 13 15z"><text:p/></draw:path><draw:path draw:style-name="gr3" draw:text-style-name="P23" svg:width="0.0067in" svg:height="0.1661in" svg:x="1.2693in" svg:y="0.1524in" svg:viewBox="0 0 18 423" svg:d="M18 16c0-9 0-16-10-16-8 0-8 7-8 16v391c0 9 0 16 8 16 10 0 10-7 10-16z"><text:p/></draw:path><draw:path draw:style-name="gr3" draw:text-style-name="P23" svg:width="0.0701in" svg:height="0.1142in" svg:x="1.3016in" svg:y="0.1665in" svg:viewBox="0 0 179 291" svg:d="M179 147c0-34-3-68-18-100-19-40-53-47-72-47-24 0-57 11-73 50-14 29-16 63-16 97 0 32 2 69 19 102 18 33 49 42 70 42 24 0 55-9 74-48 13-29 16-63 16-96zM89 282c-16 0-42-10-48-51-5-26-5-65-5-89 0-28 0-55 2-78 9-51 41-54 51-54 14 0 43 7 50 49 4 24 4 55 4 83 0 31 0 60-5 86-6 41-30 54-49 54z"><text:p/></draw:path><draw:path draw:style-name="gr3" draw:text-style-name="P23" svg:width="0.037in" svg:height="0.1661in" svg:x="1.3874in" svg:y="0.1524in" svg:viewBox="0 0 95 423" svg:d="M94 219c1-5 1-6 1-8 0-1 0-2-1-7l-76-194c-2-8-5-10-10-10-4 0-8 4-8 8 0 2 0 3 2 8l76 195-76 196c-2 4-2 5-2 9 0 3 4 7 8 7 6 0 8-4 9-7z"><text:p/></draw:path><draw:path draw:style-name="gr3" draw:text-style-name="P23" svg:width="0.1102in" svg:height="0.1106in" svg:x="1.489in" svg:y="0.1811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1295in" svg:height="0.1661in" svg:x="1.6579in" svg:y="0.1256in" svg:viewBox="0 0 330 423" svg:d="M133 378l-73-164c-4-6-6-6-7-6 0 0-3 0-7 2l-40 32c-6 3-6 6-6 6 0 2 1 4 4 4s10-4 14-9c4-1 10-6 13-10l84 183c3 7 6 7 10 7 6 0 7-2 11-7l192-399c2-6 2-7 2-9 0-4-4-8-8-8s-8 2-10 8z"><text:p/></draw:path><draw:polygon draw:style-name="gr3" draw:text-style-name="P23" svg:width="0.0831in" svg:height="0.0067in" svg:x="1.7843in" svg:y="0.1256in" svg:viewBox="0 0 212 18" draw:points="106,18 0,18 0,0 212,0 212,18"><text:p/></draw:polygon><draw:path draw:style-name="gr3" draw:text-style-name="P23" svg:width="0.0661in" svg:height="0.1106in" svg:x="1.7925in" svg:y="0.1665in" svg:viewBox="0 0 169 282" svg:d="M32 250l46-45c66-58 91-80 91-122 0-49-37-83-90-83-48 0-79 40-79 77 0 23 22 23 22 23 8 0 22-5 22-22 0-11-8-23-22-23-4 0-4 0-5 1 9-27 32-43 57-43 39 0 57 34 57 70 0 34-22 67-45 92l-81 92c-5 5-5 5-5 15h157l12-73h-11c-2 12-4 31-8 37-4 4-32 4-41 4z"><text:p/></draw:path><draw:path draw:style-name="gr3" draw:text-style-name="P23" svg:width="0.0067in" svg:height="0.1661in" svg:x="1.9146in" svg:y="0.1524in" svg:viewBox="0 0 18 423" svg:d="M18 16c0-9 0-16-10-16-8 0-8 7-8 16v391c0 9 0 16 8 16 10 0 10-7 10-16z"><text:p/></draw:path><draw:path draw:style-name="gr3" draw:text-style-name="P23" svg:width="0.0547in" svg:height="0.1106in" svg:x="1.9555in" svg:y="0.1665in" svg:viewBox="0 0 140 282" svg:d="M88 11c0-10 0-11-11-11-27 26-64 26-77 26v15c8 0 34 0 55-12v220c0 15 0 20-38 20h-15v13c15-1 53-1 69-1 18 0 54 0 69 1v-13h-13c-38 0-39-5-39-20z"><text:p/></draw:path><draw:path draw:style-name="gr3" draw:text-style-name="P23" svg:width="0.037in" svg:height="0.1661in" svg:x="2.0331in" svg:y="0.1524in" svg:viewBox="0 0 95 423" svg:d="M94 219c1-5 1-6 1-8 0-1 0-2-1-7l-76-194c-2-8-5-10-10-10-4 0-8 4-8 8 0 2 0 3 2 8l76 195-76 196c-2 4-2 5-2 9 0 3 4 7 8 7 6 0 8-4 9-7z"><text:p/></draw:path><draw:path draw:style-name="gr3" draw:text-style-name="P23" svg:width="0.063in" svg:height="0.2992in" svg:x="2.0945in" svg:y="0.0866in" svg:viewBox="0 0 161 761" svg:d="M161 380c0-122-29-250-112-345-6-7-21-23-32-33-3-2-4-2-10-2-3 0-7 0-7 4 0 2 2 3 2 4 15 15 39 38 64 86 47 80 62 185 62 286 0 184-50 295-126 372-1 1-2 4-2 5 0 4 4 4 7 4 6 0 7 0 11-4 41-34 85-93 115-183 18-57 28-126 28-194z"><text:p/></draw:path><draw:path draw:style-name="gr3" draw:text-style-name="P23" svg:width="0.0071in" svg:height="0.1067in" svg:x="2.2122in" svg:y="0.0327in" svg:viewBox="0 0 19 272" svg:d="M0 257c0 6 0 15 10 15 9 0 9-9 9-15v-241c0-8 0-16-9-16-10 0-10 8-10 16z"><text:p/></draw:path><draw:path draw:style-name="gr3" draw:text-style-name="P23" svg:width="0.0071in" svg:height="0.1067in" svg:x="2.2122in" svg:y="0.1323in" svg:viewBox="0 0 19 272" svg:d="M0 257c0 6 0 15 10 15 9 0 9-9 9-15v-241c0-8 0-16-9-16-10 0-10 8-10 16z"><text:p/></draw:path><draw:path draw:style-name="gr3" draw:text-style-name="P23" svg:width="0.0071in" svg:height="0.1067in" svg:x="2.2122in" svg:y="0.2323in" svg:viewBox="0 0 19 272" svg:d="M0 257c0 6 0 15 10 15 9 0 9-9 9-15v-241c0-8 0-16-9-16-10 0-10 8-10 16z"><text:p/></draw:path><draw:path draw:style-name="gr3" draw:text-style-name="P23" svg:width="0.0071in" svg:height="0.1067in" svg:x="2.2122in" svg:y="0.3319in" svg:viewBox="0 0 19 272" svg:d="M0 257c0 6 0 15 10 15 9 0 9-9 9-15v-241c0-8 0-16-9-16-10 0-10 8-10 16z"><text:p/></draw:path><draw:path draw:style-name="gr3" draw:text-style-name="P23" svg:width="0.0516in" svg:height="0.0772in" svg:x="2.2504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/draw:g></text:p>
      <text:p text:style-name="P4"/>
      <text:p text:style-name="P8"><draw:g text:anchor-type="as-char" svg:y="-0.3283in" draw:z-index="24" draw:style-name="gr1"><svg:title>TexMaths</svg:title><svg:desc>12§display§\left| \frac{1}{\sqrt{3}}\left\langle 0 | 0 \right\rangle + \sqrt{\frac{2}{3}} \left\langle 0 | 1 \right\rangle \right|^{2} = \frac{1}{3}§svg§600§FALSE§</svg:desc><draw:polygon draw:style-name="gr2" draw:text-style-name="P22" svg:width="1.9839in" svg:height="0.5209in" svg:x="0.0004in" svg:y="0.0083in" svg:viewBox="0 0 5040 1324" draw:points="2520,1324 0,1324 0,0 5040,0 5040,1324"><text:p/></draw:polygon><draw:path draw:style-name="gr3" draw:text-style-name="P23" svg:width="0.0071in" svg:height="0.1063in" svg:x="0.0165in" svg:y="0.0323in" svg:viewBox="0 0 19 271" svg:d="M0 257c0 6 0 14 10 14 9 0 9-8 9-14v-241c0-8 0-16-9-16-10 0-10 8-10 16z"><text:p/></draw:path><draw:path draw:style-name="gr3" draw:text-style-name="P23" svg:width="0.0071in" svg:height="0.1063in" svg:x="0.0165in" svg:y="0.1323in" svg:viewBox="0 0 19 271" svg:d="M0 257c0 6 0 14 10 14 9 0 9-8 9-14v-241c0-8 0-16-9-16-10 0-10 8-10 16z"><text:p/></draw:path><draw:path draw:style-name="gr3" draw:text-style-name="P23" svg:width="0.0071in" svg:height="0.1063in" svg:x="0.0165in" svg:y="0.2319in" svg:viewBox="0 0 19 271" svg:d="M0 257c0 6 0 14 10 14 9 0 9-8 9-14v-241c0-8 0-16-9-16-10 0-10 8-10 16z"><text:p/></draw:path><draw:path draw:style-name="gr3" draw:text-style-name="P23" svg:width="0.0071in" svg:height="0.1063in" svg:x="0.0165in" svg:y="0.3311in" svg:viewBox="0 0 19 271" svg:d="M0 257c0 6 0 14 10 14 9 0 9-8 9-14v-241c0-8 0-16-9-16-10 0-10 8-10 16z"><text:p/></draw:path><draw:path draw:style-name="gr3" draw:text-style-name="P23" svg:width="0.0071in" svg:height="0.1063in" svg:x="0.0165in" svg:y="0.4311in" svg:viewBox="0 0 19 271" svg:d="M0 257c0 6 0 14 10 14 9 0 9-8 9-14v-241c0-8 0-16-9-16-10 0-10 8-10 16z"><text:p/></draw:path><draw:path draw:style-name="gr3" draw:text-style-name="P23" svg:width="0.0547in" svg:height="0.1106in" svg:x="0.1512in" svg:y="0.1047in" svg:viewBox="0 0 140 282" svg:d="M88 11c0-10 0-11-10-11-28 26-65 26-78 26v15c8 0 34 0 55-12v219c0 16 0 21-38 21h-15v13c15-1 53-1 69-1 18 0 54 0 69 1v-13h-13c-38 0-39-5-39-21z"><text:p/></draw:path><draw:polygon draw:style-name="gr3" draw:text-style-name="P23" svg:width="0.2217in" svg:height="0.0067in" svg:x="0.0673in" svg:y="0.2819in" svg:viewBox="0 0 564 18" draw:points="281,18 0,18 0,0 564,0 564,18"><text:p/></draw:polygon><draw:path draw:style-name="gr3" draw:text-style-name="P23" svg:width="0.1295in" svg:height="0.1657in" svg:x="0.0791in" svg:y="0.3161in" svg:viewBox="0 0 330 422" svg:d="M133 378l-73-164c-4-6-6-6-7-6 0 0-3 0-7 2l-40 31c-6 4-6 6-6 6 0 3 1 5 4 5s10-5 14-10c4-1 10-6 13-9l84 182c3 7 6 7 10 7 6 0 7-2 11-7l192-398c2-6 2-7 2-9 0-4-4-8-8-8s-8 2-10 8z"><text:p/></draw:path><draw:polygon draw:style-name="gr3" draw:text-style-name="P23" svg:width="0.0831in" svg:height="0.0067in" svg:x="0.2055in" svg:y="0.3161in" svg:viewBox="0 0 212 18" draw:points="106,18 0,18 0,0 212,0 212,18"><text:p/></draw:polygon><draw:path draw:style-name="gr3" draw:text-style-name="P23" svg:width="0.0685in" svg:height="0.1138in" svg:x="0.213in" svg:y="0.3484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23" svg:width="0.037in" svg:height="0.1657in" svg:x="0.3547in" svg:y="0.202in" svg:viewBox="0 0 95 422" svg:d="M94 17c1-5 1-6 1-9 0-4-4-8-9-8-3 0-7 2-9 10l-75 194c-1 2-2 5-2 7 0 1 0 3 2 7l75 195c2 4 3 9 9 9 5 0 9-3 9-7 0-2 0-4-1-8l-77-196z"><text:p/></draw:path><draw:path draw:style-name="gr3" draw:text-style-name="P23" svg:width="0.0701in" svg:height="0.1138in" svg:x="0.4075in" svg:y="0.2165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23" svg:width="0.0067in" svg:height="0.1657in" svg:x="0.5035in" svg:y="0.202in" svg:viewBox="0 0 18 422" svg:d="M18 16c0-9 0-16-10-16-8 0-8 7-8 16v391c0 8 0 15 8 15 10 0 10-7 10-15z"><text:p/></draw:path><draw:path draw:style-name="gr3" draw:text-style-name="P23" svg:width="0.0701in" svg:height="0.1138in" svg:x="0.5366in" svg:y="0.2165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3" svg:width="0.037in" svg:height="0.1657in" svg:x="0.622in" svg:y="0.202in" svg:viewBox="0 0 95 422" svg:d="M94 218c1-4 1-6 1-7s0-2-1-7l-76-194c-2-8-5-10-10-10-4 0-8 4-8 8 0 2 0 3 2 8l76 195-76 196c-2 3-2 4-2 8s4 7 8 7c6 0 8-3 9-7z"><text:p/></draw:path><draw:path draw:style-name="gr3" draw:text-style-name="P23" svg:width="0.1102in" svg:height="0.1106in" svg:x="0.7236in" svg:y="0.2295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1508in" svg:height="0.3984in" svg:x="0.8988in" svg:y="0.0602in" svg:viewBox="0 0 384 1013" svg:d="M150 929l-91-423-57 87c-2 4-2 4-2 6 0 1 6 6 6 7l29-46 97 453c14 0 16 0 18-11l233-985c0-3 1-6 1-9 0-4-2-8-7-8-7 0-10 6-10 12z"><text:p/></draw:path><draw:polygon draw:style-name="gr3" draw:text-style-name="P23" svg:width="0.1228in" svg:height="0.0067in" svg:x="1.0461in" svg:y="0.0602in" svg:viewBox="0 0 313 18" draw:points="156,18 0,18 0,0 313,0 313,18"><text:p/></draw:polygon><draw:path draw:style-name="gr3" draw:text-style-name="P23" svg:width="0.0661in" svg:height="0.1106in" svg:x="1.0744in" svg:y="0.1047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olygon draw:style-name="gr3" draw:text-style-name="P23" svg:width="0.0831in" svg:height="0.0067in" svg:x="1.0665in" svg:y="0.2819in" svg:viewBox="0 0 212 18" draw:points="106,18 0,18 0,0 212,0 212,18"><text:p/></draw:polygon><draw:path draw:style-name="gr3" draw:text-style-name="P23" svg:width="0.0685in" svg:height="0.1138in" svg:x="1.0732in" svg:y="0.3295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23" svg:width="0.037in" svg:height="0.1657in" svg:x="1.2154in" svg:y="0.202in" svg:viewBox="0 0 95 422" svg:d="M94 17c1-5 1-6 1-9 0-4-4-8-9-8-3 0-7 2-9 10l-75 194c-1 2-2 5-2 7 0 1 0 3 2 7l75 195c2 4 3 9 9 9 5 0 9-3 9-7 0-2 0-4-1-8l-77-196z"><text:p/></draw:path><draw:path draw:style-name="gr3" draw:text-style-name="P23" svg:width="0.0701in" svg:height="0.1138in" svg:x="1.2681in" svg:y="0.2165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3" svg:width="0.0067in" svg:height="0.1657in" svg:x="1.3642in" svg:y="0.202in" svg:viewBox="0 0 18 422" svg:d="M18 16c0-9 0-16-10-16-8 0-8 7-8 16v391c0 8 0 15 8 15 10 0 10-7 10-15z"><text:p/></draw:path><draw:path draw:style-name="gr3" draw:text-style-name="P23" svg:width="0.0547in" svg:height="0.1106in" svg:x="1.4051in" svg:y="0.2165in" svg:viewBox="0 0 140 282" svg:d="M88 11c0-10 0-11-11-11-27 26-64 26-77 26v15c8 0 34 0 55-12v219c0 16 0 21-38 21h-15v13c15-1 53-1 69-1 18 0 54 0 69 1v-13h-13c-38 0-39-5-39-21z"><text:p/></draw:path><draw:path draw:style-name="gr3" draw:text-style-name="P23" svg:width="0.037in" svg:height="0.1657in" svg:x="1.4827in" svg:y="0.202in" svg:viewBox="0 0 95 422" svg:d="M94 218c1-4 1-6 1-7s0-2-1-7l-76-194c-2-8-5-10-10-10-4 0-8 4-8 8 0 2 0 3 2 8l76 195-76 196c-2 3-2 4-2 8s4 7 8 7c6 0 8-3 9-7z"><text:p/></draw:path><draw:path draw:style-name="gr3" draw:text-style-name="P23" svg:width="0.0071in" svg:height="0.1063in" svg:x="1.5622in" svg:y="0.0323in" svg:viewBox="0 0 19 271" svg:d="M0 257c0 6 0 14 10 14 9 0 9-8 9-14v-241c0-8 0-16-9-16-10 0-10 8-10 16z"><text:p/></draw:path><draw:path draw:style-name="gr3" draw:text-style-name="P23" svg:width="0.0071in" svg:height="0.1063in" svg:x="1.5622in" svg:y="0.1323in" svg:viewBox="0 0 19 271" svg:d="M0 257c0 6 0 14 10 14 9 0 9-8 9-14v-241c0-8 0-16-9-16-10 0-10 8-10 16z"><text:p/></draw:path><draw:path draw:style-name="gr3" draw:text-style-name="P23" svg:width="0.0071in" svg:height="0.1063in" svg:x="1.5622in" svg:y="0.2319in" svg:viewBox="0 0 19 271" svg:d="M0 257c0 6 0 14 10 14 9 0 9-8 9-14v-241c0-8 0-16-9-16-10 0-10 8-10 16z"><text:p/></draw:path><draw:path draw:style-name="gr3" draw:text-style-name="P23" svg:width="0.0071in" svg:height="0.1063in" svg:x="1.5622in" svg:y="0.3311in" svg:viewBox="0 0 19 271" svg:d="M0 257c0 6 0 14 10 14 9 0 9-8 9-14v-241c0-8 0-16-9-16-10 0-10 8-10 16z"><text:p/></draw:path><draw:path draw:style-name="gr3" draw:text-style-name="P23" svg:width="0.0071in" svg:height="0.1063in" svg:x="1.5622in" svg:y="0.4311in" svg:viewBox="0 0 19 271" svg:d="M0 257c0 6 0 14 10 14 9 0 9-8 9-14v-241c0-8 0-16-9-16-10 0-10 8-10 16z"><text:p/></draw:path><draw:path draw:style-name="gr3" draw:text-style-name="P23" svg:width="0.0516in" svg:height="0.0772in" svg:x="1.6008in" svg:y="0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23" svg:width="0.1102in" svg:height="0.039in" svg:x="1.7236in" svg:y="0.2665in" svg:viewBox="0 0 281 100" svg:d="M266 17c8 0 15 0 15-9 0-8-7-8-13-8h-254c-7 0-14 0-14 8 0 9 7 9 14 9zM268 100c6 0 13 0 13-9 0-8-7-8-15-8h-252c-7 0-14 0-14 8 0 9 7 9 14 9z"><text:p/></draw:path><draw:path draw:style-name="gr3" draw:text-style-name="P23" svg:width="0.0547in" svg:height="0.1106in" svg:x="1.924in" svg:y="0.1047in" svg:viewBox="0 0 140 282" svg:d="M88 11c0-10 0-11-11-11-27 26-64 26-77 26v15c8 0 34 0 55-12v219c0 16 0 21-38 21h-15v13c15-1 53-1 69-1 18 0 54 0 69 1v-13h-13c-38 0-39-5-39-21z"><text:p/></draw:path><draw:polygon draw:style-name="gr3" draw:text-style-name="P23" svg:width="0.0831in" svg:height="0.0067in" svg:x="1.9094in" svg:y="0.2819in" svg:viewBox="0 0 212 18" draw:points="106,18 0,18 0,0 212,0 212,18"><text:p/></draw:polygon><draw:path draw:style-name="gr3" draw:text-style-name="P23" svg:width="0.0685in" svg:height="0.1138in" svg:x="1.9165in" svg:y="0.3295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/draw:g></text:p>
      <text:p text:style-name="P4"/>
      <text:p text:style-name="P4"/>
      <text:p text:style-name="P4"/>
      <text:p text:style-name="P9">4.</text:p>
      <text:p text:style-name="P9"/>
      <text:p text:style-name="P9"/>
      <text:p text:style-name="P10"><draw:g text:anchor-type="as-char" svg:y="-0.1252in" draw:z-index="25" draw:style-name="gr1"><svg:title>TexMaths</svg:title><svg:desc>12§display§\( \left| \psi \right\rangle = \alpha \left| 0 \right\rangle + \beta \left| 1 \right\rangle§svg§600§FALSE§</svg:desc><draw:polygon draw:style-name="gr2" draw:text-style-name="P22" svg:width="1.2661in" svg:height="0.1492in" svg:x="-0.0004in" svg:y="0.0075in" svg:viewBox="0 0 3217 380" draw:points="1609,380 0,380 0,0 3217,0 3217,380"><text:p/></draw:polygon><draw:path draw:style-name="gr3" draw:text-style-name="P23" svg:width="0.0067in" svg:height="0.1657in" svg:x="0.011in" svg:y="0in" svg:viewBox="0 0 18 422" svg:d="M18 16c0-9 0-16-10-16-8 0-8 7-8 16v391c0 8 0 15 8 15 10 0 10-7 10-15z"><text:p/></draw:path><draw:path draw:style-name="gr3" draw:text-style-name="P23" svg:width="0.1008in" svg:height="0.1492in" svg:x="0.0421in" svg:y="0.0094in" svg:viewBox="0 0 257 380" svg:d="M192 11c0-1 1-4 1-6 0-5-3-5-5-5-4 0-4 1-7 8l-69 280c-33-4-48-19-48-47 0-8 0-20 22-79 2-6 4-12 4-20 0-20-13-35-35-35-39 0-55 61-55 65 0 3 4 3 5 3 5 0 5 0 7-7 11-41 29-52 43-52 3 0 10 0 10 14 0 10-5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23" svg:width="0.037in" svg:height="0.1657in" svg:x="0.1606in" svg:y="0in" svg:viewBox="0 0 95 422" svg:d="M94 218c1-4 1-6 1-7s0-2-1-7l-76-194c-2-8-5-10-10-10-4 0-8 4-8 8 0 2 0 3 2 8l76 195-76 196c-2 3-2 5-2 8 0 4 4 7 8 7 6 0 8-3 9-7z"><text:p/></draw:path><draw:path draw:style-name="gr3" draw:text-style-name="P23" svg:width="0.1102in" svg:height="0.039in" svg:x="0.2713in" svg:y="0.063in" svg:viewBox="0 0 281 100" svg:d="M266 17c8 0 15 0 15-9 0-8-7-8-13-8h-254c-7 0-14 0-14 8 0 9 7 9 14 9zM268 100c6 0 13 0 13-9 0-8-7-8-15-8h-252c-7 0-14 0-14 8 0 9 7 9 14 9z"><text:p/></draw:path><draw:path draw:style-name="gr3" draw:text-style-name="P23" svg:width="0.0933in" svg:height="0.0752in" svg:x="0.4445in" svg:y="0.0508in" svg:viewBox="0 0 238 192" svg:d="M185 88c0-66-40-88-71-88-59 0-114 60-114 120 0 40 25 72 68 72 27 0 58-10 90-36 5 23 20 36 39 36 21 0 36-23 36-30 0-2-4-5-6-5-4 0-4 3-5 5-8 20-23 20-24 20-13 0-13-32-13-43 0-8 0-9 5-14 38-51 48-100 48-100 0-1 0-3-5-3s-5 0-6 8c-9 26-23 59-42 83zM156 145c-37 33-70 37-86 37-26 0-39-19-39-45 0-21 11-67 24-89 21-31 43-38 58-38 43 0 43 55 43 88 0 15 0 40 0 47z"><text:p/></draw:path><draw:path draw:style-name="gr3" draw:text-style-name="P23" svg:width="0.0067in" svg:height="0.1657in" svg:x="0.5921in" svg:y="0in" svg:viewBox="0 0 18 422" svg:d="M18 16c0-9 0-16-10-16-8 0-8 7-8 16v391c0 8 0 15 8 15 10 0 10-7 10-15z"><text:p/></draw:path><draw:path draw:style-name="gr3" draw:text-style-name="P23" svg:width="0.0701in" svg:height="0.1138in" svg:x="0.6244in" svg:y="0.013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3" svg:width="0.037in" svg:height="0.1657in" svg:x="0.7102in" svg:y="0in" svg:viewBox="0 0 95 422" svg:d="M94 218c1-4 1-6 1-7s0-2-1-7l-76-194c-2-8-5-10-10-10-4 0-8 4-8 8 0 2 0 3 2 8l76 195-76 196c-2 3-2 5-2 8 0 4 4 7 8 7 6 0 8-3 9-7z"><text:p/></draw:path><draw:path draw:style-name="gr3" draw:text-style-name="P23" svg:width="0.1102in" svg:height="0.1106in" svg:x="0.8118in" svg:y="0.0272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0909in" svg:height="0.1492in" svg:x="0.9732in" svg:y="0.0067in" svg:viewBox="0 0 232 380" svg:d="M232 58c0-32-24-58-58-58-25 0-37 7-52 17-24 18-46 59-55 91l-67 269c0 1 2 3 5 3s5 0 6-2l30-116c7 25 25 40 57 40 30 0 63-14 82-32 19-20 34-47 34-78s-16-53-32-64c24-14 50-39 50-70zM155 127c-6 4-10 5-21 5-6 0-14 0-19-2 1-5 17-4 22-4 8 0 12 0 18 1zM208 48c0 30-17 60-39 73-12-3-20-5-32-5-10 0-34 0-34 14 0 12 23 10 30 10 16 0 23 0 35-4 17 14 18 27 18 46 1 26-10 57-20 74-17 22-46 38-70 38-31 0-48-25-48-55 0-5 0-11 2-19l27-107c9-36 41-103 91-103 24 0 40 13 40 38z"><text:p/></draw:path><draw:path draw:style-name="gr3" draw:text-style-name="P23" svg:width="0.0067in" svg:height="0.1657in" svg:x="1.1189in" svg:y="0in" svg:viewBox="0 0 18 422" svg:d="M18 16c0-9 0-16-10-16-8 0-8 7-8 16v391c0 8 0 15 8 15 10 0 10-7 10-15z"><text:p/></draw:path><draw:path draw:style-name="gr3" draw:text-style-name="P23" svg:width="0.0547in" svg:height="0.1106in" svg:x="1.1598in" svg:y="0.0134in" svg:viewBox="0 0 140 282" svg:d="M88 11c0-10 0-11-11-11-27 26-64 26-77 26v15c8 0 34 0 55-12v219c0 16 0 21-38 21h-15v13c15-1 53-1 69-1 18 0 54 0 69 1v-13h-13c-38 0-39-5-39-21z"><text:p/></draw:path><draw:path draw:style-name="gr3" draw:text-style-name="P23" svg:width="0.037in" svg:height="0.1657in" svg:x="1.2374in" svg:y="0in" svg:viewBox="0 0 95 422" svg:d="M94 218c1-4 1-6 1-7s0-2-1-7l-76-194c-2-8-5-10-10-10-4 0-8 4-8 8 0 2 0 3 2 8l76 195-76 196c-2 3-2 5-2 8 0 4 4 7 8 7 6 0 8-3 9-7z"><text:p/></draw:path></draw:g></text:p>
      <text:p text:style-name="P9"/>
      <text:p text:style-name="P11"><draw:g text:anchor-type="as-char" svg:y="-0.1173in" draw:z-index="26" draw:style-name="gr1"><svg:title>TexMaths</svg:title><svg:desc>12§display§\alpha, \beta \in \mathbb{C}§svg§600§FALSE§</svg:desc><draw:polygon draw:style-name="gr2" draw:text-style-name="P22" svg:width="0.5835in" svg:height="0.1335in" svg:x="0.0016in" svg:y="0.0087in" svg:viewBox="0 0 1483 340" draw:points="742,340 0,340 0,0 1483,0 1483,340"><text:p/></draw:polygon><draw:path draw:style-name="gr3" draw:text-style-name="P23" svg:width="0.0933in" svg:height="0.0756in" svg:x="0in" svg:y="0.0441in" svg:viewBox="0 0 238 193" svg:d="M185 88c0-66-40-88-71-88-59 0-114 60-114 121 0 39 25 72 68 72 27 0 58-10 90-36 5 23 20 36 39 36 22 0 36-23 36-30 0-3-4-5-6-5-4 0-4 2-5 5-8 20-23 20-24 20-13 0-13-32-13-43 0-9 0-10 5-15 38-50 48-100 48-100 0-1 0-3-5-3s-5 0-6 8c-8 27-23 59-42 83zM156 146c-37 32-70 37-86 37-26 0-39-19-39-46 0-20 11-67 24-89 21-31 43-38 58-38 43 0 43 55 43 89 0 14 0 40 0 47z"><text:p/></draw:path><draw:path draw:style-name="gr3" draw:text-style-name="P23" svg:width="0.0193in" svg:height="0.05in" svg:x="0.1146in" svg:y="0.1in" svg:viewBox="0 0 50 128" svg:d="M50 45c0-28-10-45-27-45-15 0-23 11-23 22 0 12 8 24 23 24 5 0 11-3 14-6 3-1 3-1 4-1v6c0 31-15 57-29 71-5 5-5 6-5 7 0 4 1 5 5 5 5 0 38-34 38-83z"><text:p/></draw:path><draw:path draw:style-name="gr3" draw:text-style-name="P23" svg:width="0.0906in" svg:height="0.15in" svg:x="0.1787in" svg:y="0in" svg:viewBox="0 0 231 382" svg:d="M231 58c0-31-23-58-58-58-24 0-36 7-51 17-24 18-46 59-55 91l-67 271c0 1 2 3 5 3s5 0 6-2l30-116c7 24 25 40 57 40 30 0 63-15 82-33 19-20 34-47 34-78s-16-53-32-64c24-14 49-40 49-71zM155 128c-6 3-11 5-21 5-6 0-14 0-19-3 1-5 17-3 22-3 8 0 12 0 18 1zM208 48c0 30-17 61-39 74-12-4-20-5-32-5-10 0-34 0-34 13 0 12 23 11 30 11 16 0 23 0 35-5 17 15 18 28 18 47 1 26-10 57-20 74-17 23-46 38-70 38-31 0-48-25-48-55 0-5 0-10 2-19l27-108c9-36 41-103 91-103 24 0 40 13 40 38z"><text:p/></draw:path><draw:path draw:style-name="gr3" draw:text-style-name="P23" svg:width="0.0831in" svg:height="0.0969in" svg:x="0.3366in" svg:y="0.0283in" svg:viewBox="0 0 212 247" svg:d="M197 133c7 0 15 0 15-10 0-8-8-8-15-8h-180c5-57 54-98 114-98h66c7 0 15 0 15-9 0-8-8-8-15-8h-67c-72 0-130 55-130 123 0 69 58 124 130 124h67c7 0 15 0 15-8 0-9-8-9-15-9h-66c-60 0-109-41-114-97z"><text:p/></draw:path><draw:path draw:style-name="gr3" draw:text-style-name="P23" svg:width="0.1079in" svg:height="0.1205in" svg:x="0.4858in" svg:y="0.0004in" svg:viewBox="0 0 275 307" svg:d="M262 14c0-7 0-14-6-14-1 0-7 0-9 7 0 12-10 12-14 12-14 0-29-6-37-9-22-10-40-10-47-10-70 0-149 45-149 153 0 109 77 154 150 154 22 0 53-4 83-24 19-11 42-32 42-38s-7-9-10-9-3 1-8 6c-24 28-63 45-101 45-65 0-82-66-82-133 0-84 30-140 77-140 31 0 82 32 96 76 2 4 3 9 9 9s6-6 6-15zM247 58c-4-7-9-12-20-24 1 1 6 1 7 1 5 0 10-1 13-4zM97 25c-9 10-37 46-37 129 0 43 6 100 43 132-68-22-89-80-89-132 0-79 44-117 83-130z"><text:p/></draw:path></draw:g></text:p>
      <text:p text:style-name="P9"/>
      <text:p text:style-name="P11"><draw:g text:anchor-type="as-char" svg:y="-0.1602in" draw:z-index="27" draw:style-name="gr1"><svg:title>TexMaths</svg:title><svg:desc>12§display§\left| \alpha \right|^{2} + \left| \beta \right|^{2} = 1§svg§600§FALSE§</svg:desc><draw:polygon draw:style-name="gr2" draw:text-style-name="P22" svg:width="1.0201in" svg:height="0.1858in" svg:x="0in" svg:y="0.0083in" svg:viewBox="0 0 2592 473" draw:points="1296,473 0,473 0,0 2592,0 2592,473"><text:p/></draw:polygon><draw:path draw:style-name="gr3" draw:text-style-name="P23" svg:width="0.0067in" svg:height="0.1661in" svg:x="0.0114in" svg:y="0.0366in" svg:viewBox="0 0 18 423" svg:d="M18 16c0-9 0-16-10-16-8 0-8 7-8 16v391c0 9 0 16 8 16 10 0 10-7 10-16z"><text:p/></draw:path><draw:path draw:style-name="gr3" draw:text-style-name="P23" svg:width="0.0933in" svg:height="0.0752in" svg:x="0.0445in" svg:y="0.0874in" svg:viewBox="0 0 238 192" svg:d="M185 88c0-66-40-88-71-88-59 0-114 60-114 120 0 40 25 72 68 72 27 0 58-9 90-36 5 23 20 36 39 36 21 0 36-23 36-30 0-2-4-5-6-5-4 0-4 3-5 5-8 21-23 21-24 21-13 0-13-33-13-44 0-8 0-9 5-14 38-50 48-100 48-100 0-1 0-3-5-3s-5 0-6 8c-9 26-23 59-42 83zM156 145c-37 33-70 38-86 38-26 0-39-20-39-46 0-20 11-67 24-89 21-31 43-38 58-38 43 0 43 55 43 89 0 14 0 39 0 46z"><text:p/></draw:path><draw:path draw:style-name="gr3" draw:text-style-name="P23" svg:width="0.0067in" svg:height="0.1661in" svg:x="0.1646in" svg:y="0.0366in" svg:viewBox="0 0 18 423" svg:d="M18 16c0-9 0-16-10-16-8 0-8 7-8 16v391c0 9 0 16 8 16 10 0 10-7 10-16z"><text:p/></draw:path><draw:path draw:style-name="gr3" draw:text-style-name="P23" svg:width="0.0516in" svg:height="0.0772in" svg:x="0.198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3" draw:text-style-name="P23" svg:width="0.1102in" svg:height="0.1106in" svg:x="0.3114in" svg:y="0.0638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0067in" svg:height="0.1661in" svg:x="0.4882in" svg:y="0.0366in" svg:viewBox="0 0 18 423" svg:d="M18 16c0-9 0-16-10-16-8 0-8 7-8 16v391c0 9 0 16 8 16 10 0 10-7 10-16z"><text:p/></draw:path><draw:path draw:style-name="gr3" draw:text-style-name="P23" svg:width="0.0909in" svg:height="0.1496in" svg:x="0.5193in" svg:y="0.0433in" svg:viewBox="0 0 232 381" svg:d="M232 58c0-32-24-58-58-58-25 0-37 7-52 17-24 18-46 59-55 91l-67 269c0 2 2 4 5 4s5 0 6-2l30-116c7 24 25 40 57 40 30 0 63-15 82-33 19-20 34-46 34-78 0-31-16-53-32-63 24-15 50-40 50-71zM155 127c-6 4-10 5-21 5-6 0-14 0-19-2 1-5 17-4 22-4 8 0 12 0 18 1zM208 48c0 30-17 60-39 73-12-3-20-4-32-4-10 0-34 0-34 13 0 12 23 11 30 11 16 0 23 0 35-5 17 14 18 27 18 47 1 25-10 56-20 73-17 23-46 38-70 38-31 0-48-25-48-55 0-5 0-11 2-19l27-107c9-36 41-103 91-103 24 0 40 13 40 38z"><text:p/></draw:path><draw:path draw:style-name="gr3" draw:text-style-name="P23" svg:width="0.0067in" svg:height="0.1661in" svg:x="0.637in" svg:y="0.0366in" svg:viewBox="0 0 18 423" svg:d="M18 16c0-9 0-16-10-16-8 0-8 7-8 16v391c0 9 0 16 8 16 10 0 10-7 10-16z"><text:p/></draw:path><draw:path draw:style-name="gr3" draw:text-style-name="P23" svg:width="0.0516in" svg:height="0.0772in" svg:x="0.6705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3" draw:text-style-name="P23" svg:width="0.1102in" svg:height="0.039in" svg:x="0.7933in" svg:y="0.0996in" svg:viewBox="0 0 281 100" svg:d="M266 17c8 0 15 0 15-9 0-8-7-8-13-8h-254c-7 0-14 0-14 8 0 9 7 9 14 9zM268 100c6 0 13 0 13-9 0-8-7-8-15-8h-252c-7 0-14 0-14 8 0 9 7 9 14 9z"><text:p/></draw:path><draw:path draw:style-name="gr3" draw:text-style-name="P23" svg:width="0.0547in" svg:height="0.1106in" svg:x="0.9736in" svg:y="0.05in" svg:viewBox="0 0 140 282" svg:d="M88 11c0-10 0-11-11-11-27 26-64 26-77 26v15c8 0 34 0 55-12v220c0 15 0 20-38 20h-15v13c15-1 53-1 69-1 18 0 54 0 69 1v-13h-13c-38 0-39-5-39-20z"><text:p/></draw:path></draw:g></text:p>
      <text:p text:style-name="P9"/>
      <text:p text:style-name="P9"/>
      <text:p text:style-name="P13"><draw:g text:anchor-type="as-char" svg:y="-0.1457in" draw:z-index="29" draw:style-name="gr1"><svg:title>TexMaths</svg:title><svg:desc>12§display§\( \left| \psi \right\rangle = \left\{  r_{\alpha} e^{i \varphi_{\alpha}} \left| 0 \right\rangle + r_{\beta} e^{i \varphi_{\beta}} \left| 1 \right\rangle \right\} \times e^{-i \varphi_{\alpha}}§svg§600§FALSE§</svg:desc><draw:polygon draw:style-name="gr2" draw:text-style-name="P22" svg:width="2.7906in" svg:height="0.187in" svg:x="-0.0004in" svg:y="0.0083in" svg:viewBox="0 0 7089 476" draw:points="3545,476 0,476 0,0 7089,0 7089,476"><text:p/></draw:polygon><draw:path draw:style-name="gr3" draw:text-style-name="P23" svg:width="0.0067in" svg:height="0.1657in" svg:x="0.011in" svg:y="0.022in" svg:viewBox="0 0 18 422" svg:d="M18 16c0-9 0-16-10-16-8 0-8 7-8 16v391c0 8 0 15 8 15 10 0 10-7 10-15z"><text:p/></draw:path><draw:path draw:style-name="gr3" draw:text-style-name="P23" svg:width="0.1008in" svg:height="0.1492in" svg:x="0.0421in" svg:y="0.0307in" svg:viewBox="0 0 257 380" svg:d="M192 11c0-1 1-4 1-6 0-5-3-5-5-5-4 0-4 1-7 8l-69 280c-33-4-48-19-48-47 0-8 0-20 22-79 2-6 4-12 4-20 0-20-13-35-35-35-39 0-55 61-55 65 0 3 4 3 5 3 5 0 5 0 7-7 11-41 29-52 43-52 3 0 10 0 10 14 0 10-5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23" svg:width="0.037in" svg:height="0.1657in" svg:x="0.1606in" svg:y="0.022in" svg:viewBox="0 0 95 422" svg:d="M94 218c1-4 1-6 1-7s0-2-1-7l-76-194c-2-8-5-10-10-10-4 0-8 4-8 8 0 2 0 3 2 8l76 195-76 196c-2 3-2 5-2 8 0 4 4 7 8 7 6 0 8-3 9-7z"><text:p/></draw:path><draw:path draw:style-name="gr3" draw:text-style-name="P23" svg:width="0.1102in" svg:height="0.039in" svg:x="0.2713in" svg:y="0.0843in" svg:viewBox="0 0 281 100" svg:d="M266 17c8 0 15 0 15-9 0-8-7-8-13-8h-254c-7 0-14 0-14 8 0 9 7 9 14 9zM268 100c6 0 13 0 13-9 0-8-7-8-15-8h-252c-7 0-14 0-14 8 0 9 7 9 14 9z"><text:p/></draw:path><draw:path draw:style-name="gr3" draw:text-style-name="P23" svg:width="0.0591in" svg:height="0.1988in" svg:x="0.4559in" svg:y="0.0047in" svg:viewBox="0 0 151 506" svg:d="M61 185c0 30-15 47-57 62-3 1-4 4-4 6 0 4 1 4 4 6 57 22 57 45 57 69v116c0 11 7 28 25 40 22 14 56 22 60 22s5-1 5-4c0-5 0-5-7-8-12-3-46-16-52-43-2-5-2-6-2-21v-104c0-21 0-52-68-73 68-20 68-49 68-73v-103c0-24 0-46 58-66 3-1 3-4 3-5 0-4-1-6-5-6-3 0-63 13-78 41-7 13-7 17-7 35z"><text:p/></draw:path><draw:path draw:style-name="gr3" draw:text-style-name="P23" svg:width="0.0677in" svg:height="0.0752in" svg:x="0.539in" svg:y="0.072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23" svg:width="0.0713in" svg:height="0.0524in" svg:x="0.6165in" svg:y="0.1193in" svg:viewBox="0 0 182 134" svg:d="M144 89c26-29 38-67 38-71s-3-4-4-4c-5 0-5 2-8 8-4 19-14 38-27 54 0-5-1-26-1-28-5-29-27-48-57-48-43 0-85 41-85 83 0 26 20 51 55 51 27 0 52-12 67-26 8 23 23 26 32 26 16 0 27-14 27-21 0-4-2-4-5-4s-4 3-4 4c-5 11-14 13-17 13-4 0-10 0-11-37zM121 98c-29 24-55 28-66 28-19 0-30-13-30-32 0-10 4-42 19-63 14-18 30-23 41-23 23 0 31 23 33 42 2 12 1 34 3 48z"><text:p/></draw:path><draw:path draw:style-name="gr3" draw:text-style-name="P23" svg:width="0.0638in" svg:height="0.0752in" svg:x="0.7114in" svg:y="0.072in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23" svg:width="0.035in" svg:height="0.078in" svg:x="0.7866in" svg:y="0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23" svg:width="0.0728in" svg:height="0.076in" svg:x="0.8358in" svg:y="0.0256in" svg:viewBox="0 0 186 194" svg:d="M73 133c4 0 6 0 11 0 53 0 102-43 102-90 0-26-16-43-40-43-40 0-62 52-70 74-4 11-11 33-12 39-33-5-53-21-53-42 0-1 1-34 25-60 2-3 2-4 2-4 0-5-3-5-4-5-3 0-4 0-10 8-17 20-24 50-24 64 0 26 19 48 58 58-15 46-17 50-17 53 0 8 7 9 9 9 5 0 10-1 12-6 3-3 5-19 11-55zM77 113c7-34 8-47 23-66 13-18 28-27 44-27 20 0 31 14 31 29 0 30-38 64-89 64-2 0-7 0-9 0z"><text:p/></draw:path><draw:path draw:style-name="gr3" draw:text-style-name="P23" svg:width="0.0579in" svg:height="0.0378in" svg:x="0.9248in" svg:y="0.0575in" svg:viewBox="0 0 148 97" svg:d="M116 65c20-18 29-47 29-52 0-2-3-2-3-2-5 0-5 1-5 5-6 16-16 31-22 37 0-5 0-5-1-12-2-31-28-41-47-41-36 0-67 29-67 58 0 21 17 39 44 39 11 0 32-3 56-19 3 10 12 19 25 19 14 0 23-11 23-15 0-3-3-3-5-3-3 0-4 0-5 3-2 7-11 7-12 7-5 0-8-4-10-24zM98 70c-9 6-28 19-52 19-15 0-27-6-27-24 0-7 3-28 13-41 9-8 21-17 34-17 23 0 28 22 29 34 1 5 1 17 3 29z"><text:p/></draw:path><draw:path draw:style-name="gr3" draw:text-style-name="P23" svg:width="0.0067in" svg:height="0.1657in" svg:x="1.0551in" svg:y="0.022in" svg:viewBox="0 0 18 422" svg:d="M18 16c0-9 0-16-10-16-8 0-8 7-8 16v391c0 8 0 15 8 15 10 0 10-7 10-15z"><text:p/></draw:path><draw:path draw:style-name="gr3" draw:text-style-name="P23" svg:width="0.0701in" svg:height="0.1138in" svg:x="1.0882in" svg:y="0.0346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23" svg:width="0.037in" svg:height="0.1657in" svg:x="1.174in" svg:y="0.022in" svg:viewBox="0 0 95 422" svg:d="M94 218c1-4 1-6 1-7s0-2-1-7l-76-194c-2-8-5-10-10-10-4 0-8 4-8 8 0 2 0 3 2 8l76 195-76 196c-2 3-2 5-2 8 0 4 4 7 8 7 6 0 8-3 9-7z"><text:p/></draw:path><draw:path draw:style-name="gr3" draw:text-style-name="P23" svg:width="0.1102in" svg:height="0.1106in" svg:x="1.2756in" svg:y="0.0484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0677in" svg:height="0.0752in" svg:x="1.4374in" svg:y="0.072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23" svg:width="0.0681in" svg:height="0.1043in" svg:x="1.513in" svg:y="0.0882in" svg:viewBox="0 0 174 266" svg:d="M174 41c0-25-23-41-49-41-40 0-71 46-78 76l-47 187c-1 2 4 3 4 3 3 0 6 0 6-2l20-79c7 14 21 26 45 26 42 0 88-30 88-74 0-18-8-36-24-46 16-9 35-26 35-50zM114 91c-3 1-5 3-14 3-5 0-12 0-15-3 4-1 12-2 15-2 5 0 11 1 14 2zM154 36c0 16-7 38-25 49-6-1-12-3-29-3-10 0-24 0-24 10 0 8 8 9 24 9 9 0 19-1 27-4 10 6 15 18 15 31 0 42-30 76-66 76-23 0-39-14-39-38 0-3 0-5 0-9l20-78c7-29 33-71 67-71 19 0 30 10 30 28z"><text:p/></draw:path><draw:path draw:style-name="gr3" draw:text-style-name="P23" svg:width="0.0638in" svg:height="0.0752in" svg:x="1.6043in" svg:y="0.072in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23" svg:width="0.035in" svg:height="0.078in" svg:x="1.6795in" svg:y="0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23" svg:width="0.0728in" svg:height="0.076in" svg:x="1.7291in" svg:y="0.0256in" svg:viewBox="0 0 186 194" svg:d="M73 133c4 0 6 0 11 0 53 0 102-43 102-90 0-26-16-43-40-43-40 0-62 52-70 74-4 11-11 33-12 39-33-5-53-21-53-42 0-1 1-34 25-60 2-3 2-4 2-4 0-5-3-5-4-5-3 0-4 0-10 8-17 20-24 50-24 64 0 26 19 48 58 58-15 46-17 50-17 53 0 8 7 9 9 9 5 0 10-1 12-6 3-3 5-19 11-55zM77 113c7-34 8-47 23-66 13-18 28-27 44-27 20 0 31 14 31 29 0 30-38 64-89 64-2 0-7 0-9 0z"><text:p/></draw:path><draw:path draw:style-name="gr3" draw:text-style-name="P23" svg:width="0.0531in" svg:height="0.0748in" svg:x="1.8161in" svg:y="0.0366in" svg:viewBox="0 0 136 191" svg:d="M136 31c0-23-22-31-42-31-28 0-54 29-60 54l-34 133c-1 3 3 4 5 4s4-1 4-4l14-54v1c10 12 20 17 35 17 37 0 71-23 71-51 0-16-6-26-18-34 10-6 25-18 25-35zM88 66c-4 1-7 1-12 1-4 0-6 0-10-1 5-1 9-1 13-1 3 0 6 0 9 1zM119 26c0 15-6 28-19 35-5-1-15-2-21-2-7 0-22-1-22 8 0 6 6 7 19 7 12 0 15-1 24-3 8 5 11 14 11 23 0 30-22 51-51 51-17 0-32-8-32-27 0-2 0-5 1-8l13-52c6-26 28-51 53-51 11 0 24 4 24 19z"><text:p/></draw:path><draw:path draw:style-name="gr3" draw:text-style-name="P23" svg:width="0.0067in" svg:height="0.1657in" svg:x="1.9421in" svg:y="0.022in" svg:viewBox="0 0 18 422" svg:d="M18 16c0-9 0-16-10-16-8 0-8 7-8 16v391c0 8 0 15 8 15 10 0 10-7 10-15z"><text:p/></draw:path><draw:path draw:style-name="gr3" draw:text-style-name="P23" svg:width="0.0547in" svg:height="0.1106in" svg:x="1.9835in" svg:y="0.0346in" svg:viewBox="0 0 140 282" svg:d="M88 11c0-10 0-11-10-11-28 26-65 26-78 26v15c8 0 34 0 55-12v219c0 16 0 21-38 21h-15v13c15-1 53-1 69-1 18 0 54 0 69 1v-13h-13c-38 0-39-5-39-21z"><text:p/></draw:path><draw:path draw:style-name="gr3" draw:text-style-name="P23" svg:width="0.037in" svg:height="0.1657in" svg:x="2.061in" svg:y="0.022in" svg:viewBox="0 0 95 422" svg:d="M94 218c1-4 1-6 1-7s0-2-1-7l-76-194c-2-8-5-10-10-10-4 0-8 4-8 8 0 2 0 3 2 8l76 195-76 196c-2 3-2 5-2 8 0 4 4 7 8 7 6 0 8-3 9-7z"><text:p/></draw:path><draw:path draw:style-name="gr3" draw:text-style-name="P23" svg:width="0.0591in" svg:height="0.1988in" svg:x="2.135in" svg:y="0.0047in" svg:viewBox="0 0 151 506" svg:d="M90 322c0-15 0-41 55-63 6-2 6-2 6-6 0-1 0-3-3-5-58-22-58-44-58-68v-118c-1-22-19-36-25-40-19-12-54-22-59-22s-6 2-6 6 2 5 5 5c56 20 56 42 56 66v103c0 24 0 53 69 73-69 23-69 47-69 73v104c0 22 0 44-54 64-5 3-7 3-7 8 0 3 1 4 6 4 0 0 56-9 76-38 8-12 8-22 8-37z"><text:p/></draw:path><draw:path draw:style-name="gr3" draw:text-style-name="P23" svg:width="0.0799in" svg:height="0.0799in" svg:x="2.2744in" svg:y="0.0642in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3" draw:text-style-name="P23" svg:width="0.0638in" svg:height="0.0752in" svg:x="2.4236in" svg:y="0.072in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23" svg:width="0.0783in" svg:height="0.0059in" svg:x="2.5059in" svg:y="0.0457in" svg:viewBox="0 0 200 16" svg:d="M190 16c3 0 10 0 10-9 0-7-6-7-10-7h-178c-5 0-12 0-12 7 0 9 7 9 12 9z"><text:p/></draw:path><draw:path draw:style-name="gr3" draw:text-style-name="P23" svg:width="0.035in" svg:height="0.078in" svg:x="2.6028in" svg:y="0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23" svg:width="0.0724in" svg:height="0.076in" svg:x="2.6524in" svg:y="0.0256in" svg:viewBox="0 0 185 194" svg:d="M73 133c4 0 6 0 11 0 53 0 101-43 101-90 0-26-15-43-39-43-40 0-62 52-70 74-4 11-11 33-12 39-33-5-53-21-53-42 0-1 1-34 25-60 2-3 2-4 2-4 0-5-3-5-4-5-3 0-4 0-10 8-17 20-24 50-24 64 0 26 19 48 58 58-15 46-17 50-17 53 0 8 7 9 9 9 5 0 10-1 12-6 3-3 5-19 11-55zM77 113c7-34 8-47 23-66 13-18 28-27 44-27 20 0 31 14 31 29 0 30-38 64-89 64-2 0-7 0-9 0z"><text:p/></draw:path><draw:path draw:style-name="gr3" draw:text-style-name="P23" svg:width="0.0579in" svg:height="0.0378in" svg:x="2.7409in" svg:y="0.0575in" svg:viewBox="0 0 148 97" svg:d="M116 65c20-18 29-47 29-52 0-2-3-2-3-2-5 0-5 1-5 5-6 16-16 31-22 37 0-5 0-5-1-12-2-31-28-41-47-41-36 0-67 29-67 58 0 21 17 39 44 39 11 0 32-3 56-19 3 10 12 19 25 19 14 0 23-11 23-15 0-3-3-3-5-3-3 0-4 0-5 3-2 7-11 7-12 7-5 0-8-4-10-24zM98 70c-9 6-28 19-52 19-15 0-27-6-27-24 0-7 3-28 13-41 9-8 21-17 34-17 23 0 28 22 29 34 1 5 1 17 3 29z"><text:p/></draw:path></draw:g></text:p>
      <text:p text:style-name="P12"/>
      <text:p text:style-name="P12"/>
      <text:p text:style-name="P14"><draw:g text:anchor-type="as-char" svg:y="-0.1555in" draw:z-index="30" draw:style-name="gr1"><svg:title>TexMaths</svg:title><svg:desc>12§display§\left| \psi \right\rangle \equiv r_{\alpha} \left| 0 \right\rangle + r_{\beta} e^{i \left( \varphi_{\beta} - \varphi_{\alpha} \right)} \left| 1 \right\rangle§svg§600§FALSE§</svg:desc><draw:polygon draw:style-name="gr2" draw:text-style-name="P22" svg:width="2.0685in" svg:height="0.1862in" svg:x="-0.0004in" svg:y="0.0087in" svg:viewBox="0 0 5255 474" draw:points="2627,474 0,474 0,0 5255,0 5255,474"><text:p/></draw:polygon><draw:path draw:style-name="gr3" draw:text-style-name="P23" svg:width="0.0067in" svg:height="0.1661in" svg:x="0.011in" svg:y="0.0311in" svg:viewBox="0 0 18 423" svg:d="M18 16c0-9 0-16-10-16-8 0-8 7-8 16v391c0 7 0 16 8 16 10 0 10-9 10-16z"><text:p/></draw:path><draw:path draw:style-name="gr3" draw:text-style-name="P23" svg:width="0.1008in" svg:height="0.1496in" svg:x="0.0421in" svg:y="0.0406in" svg:viewBox="0 0 257 381" svg:d="M192 11c0-1 1-4 1-6 0-5-3-5-5-5-4 0-4 1-7 8l-69 280c-33-3-48-19-48-47 0-9 0-20 22-79 2-6 4-12 4-22 0-18-13-33-35-33-39 0-55 61-55 65 0 3 4 3 5 3 5 0 5-1 7-7 11-41 29-52 43-52 3 0 10 0 10 14 0 10-5 20-10 36-19 53-19 65-19 71 0 40 32 57 72 61-2 14-2 15-8 38-2 5-11 39-11 40 0 0 0 5 6 5 1 0 3 0 3-3 2-1 5-12 5-17l17-62c16 0 53 0 92-47 17-19 27-37 32-49 3-11 13-48 13-67 0-23-12-29-19-29-10 0-21 11-21 20 0 5 1 7 6 11 5 5 15 16 15 36 0 28-22 63-36 77-38 38-65 38-80 38z"><text:p/></draw:path><draw:path draw:style-name="gr3" draw:text-style-name="P23" svg:width="0.037in" svg:height="0.1661in" svg:x="0.1606in" svg:y="0.0311in" svg:viewBox="0 0 95 423" svg:d="M94 219c1-6 1-6 1-8 0-1 0-2-1-7l-76-194c-2-8-5-10-10-10-4 0-8 4-8 8 0 2 0 3 2 8l76 195-76 196c-2 4-2 5-2 7 0 4 4 9 8 9 6 0 8-5 9-9z"><text:p/></draw:path><draw:path draw:style-name="gr3" draw:text-style-name="P23" svg:width="0.1106in" svg:height="0.0709in" svg:x="0.2713in" svg:y="0.0783in" svg:viewBox="0 0 282 181" svg:d="M266 17c9 0 16 0 16-9 0-8-7-8-14-8h-254c-7 0-14 0-14 8 0 9 8 9 16 9zM268 181c7 0 14 0 14-8s-7-8-16-8h-250c-8 0-16 0-16 8s7 8 14 8zM268 98c7 0 14 0 14-7 0-8-7-8-14-8h-254c-7 0-14 0-14 8 0 7 7 7 14 7z"><text:p/></draw:path><draw:path draw:style-name="gr3" draw:text-style-name="P23" svg:width="0.0677in" svg:height="0.0752in" svg:x="0.4421in" svg:y="0.0823in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23" svg:width="0.0713in" svg:height="0.0524in" svg:x="0.5197in" svg:y="0.1291in" svg:viewBox="0 0 182 134" svg:d="M144 89c26-29 38-67 38-71s-3-4-4-4c-5 0-5 2-8 8-4 19-14 38-27 54 0-5-1-26-1-28-5-29-27-48-57-48-43 0-85 41-85 83 0 26 20 51 55 51 27 0 52-12 67-26 8 23 23 26 32 26 16 0 27-14 27-21 0-4-3-4-5-4-3 0-4 3-4 4-5 11-14 13-17 13-4 0-10 0-11-37zM121 98c-29 24-55 28-66 28-19 0-30-13-30-32 0-10 4-42 19-63 14-18 30-23 41-23 23 0 31 23 33 42 2 12 1 34 3 48z"><text:p/></draw:path><draw:path draw:style-name="gr3" draw:text-style-name="P23" svg:width="0.0067in" svg:height="0.1661in" svg:x="0.6543in" svg:y="0.0311in" svg:viewBox="0 0 18 423" svg:d="M18 16c0-9 0-16-10-16-8 0-8 7-8 16v391c0 7 0 16 8 16 10 0 10-9 10-16z"><text:p/></draw:path><draw:path draw:style-name="gr3" draw:text-style-name="P23" svg:width="0.0701in" svg:height="0.1142in" svg:x="0.6874in" svg:y="0.0449in" svg:viewBox="0 0 179 291" svg:d="M179 146c0-33-3-67-18-99-19-40-53-47-72-47-24 0-57 11-73 50-14 29-16 63-16 96s2 70 19 103c18 33 49 42 70 42 24 0 55-9 74-50 13-28 16-62 16-95zM89 282c-16 0-42-11-48-51-5-26-5-65-5-91s0-54 2-76c9-51 41-54 51-54 14 0 43 7 50 49 4 24 4 55 4 81 0 33 0 62-5 88-6 41-30 54-49 54z"><text:p/></draw:path><draw:path draw:style-name="gr3" draw:text-style-name="P23" svg:width="0.037in" svg:height="0.1661in" svg:x="0.7732in" svg:y="0.0311in" svg:viewBox="0 0 95 423" svg:d="M94 219c1-6 1-6 1-8 0-1 0-2-1-7l-76-194c-2-8-5-10-10-10-4 0-8 4-8 8 0 2 0 3 2 8l76 195-76 196c-2 4-2 5-2 7 0 4 4 9 8 9 6 0 8-5 9-9z"><text:p/></draw:path><draw:path draw:style-name="gr3" draw:text-style-name="P23" svg:width="0.1102in" svg:height="0.1106in" svg:x="0.8748in" svg:y="0.0591in" svg:viewBox="0 0 281 282" svg:d="M150 150h118c6 0 13 0 13-10 0-8-7-8-13-8h-118v-118c0-7 0-14-8-14-10 0-10 7-10 14v118h-118c-7 0-14 0-14 8 0 10 7 10 14 10h118v118c0 6 0 14 10 14 8 0 8-8 8-14z"><text:p/></draw:path><draw:path draw:style-name="gr3" draw:text-style-name="P23" svg:width="0.0677in" svg:height="0.0752in" svg:x="1.0362in" svg:y="0.0823in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23" svg:width="0.0681in" svg:height="0.1039in" svg:x="1.1118in" svg:y="0.0988in" svg:viewBox="0 0 174 265" svg:d="M174 41c0-25-23-41-49-41-40 0-71 46-78 76l-47 187c-1 2 4 2 4 2 3 0 6 0 6-1l20-79c7 13 21 26 45 26 42 0 88-30 88-75 0-17-8-35-24-45 16-9 35-26 35-50zM114 91c-3 1-5 3-14 3-5 0-12 0-15-3 4-1 12-2 15-2 5 0 11 1 14 2zM154 36c0 16-7 38-25 49-6-1-12-3-29-3-10 0-24 0-24 10 0 8 8 9 24 9 9 0 19-1 27-4 10 6 15 18 15 31 0 43-30 75-66 75-23 0-39-14-39-37 0-3 0-6 0-9l20-78c7-29 33-71 67-71 19 0 30 10 30 28z"><text:p/></draw:path><draw:path draw:style-name="gr3" draw:text-style-name="P23" svg:width="0.0638in" svg:height="0.0752in" svg:x="1.2035in" svg:y="0.0823in" svg:viewBox="0 0 163 192" svg:d="M60 89c12 0 43 0 65-10 30-12 31-37 31-43 0-19-16-36-44-36-47 0-112 41-112 115 0 44 25 77 66 77 61 0 97-45 97-50 0-3-2-6-6-6-1 0-2 1-5 4-33 43-79 43-85 43-32 0-36-36-36-50 0-5 0-18 6-44zM41 79c15-63 59-69 71-69 20 0 30 12 30 26 0 43-68 43-84 43z"><text:p/></draw:path><draw:path draw:style-name="gr3" draw:text-style-name="P23" svg:width="0.035in" svg:height="0.078in" svg:x="1.2787in" svg:y="0.0102in" svg:viewBox="0 0 90 199" svg:d="M83 12c0-5-4-12-12-12-9 0-17 7-17 17 0 5 4 11 12 11s17-9 17-16zM22 162c-2 4-3 7-3 12 0 15 12 25 28 25 30 0 43-40 43-44 0-5-4-5-5-5-3 0-3 3-6 5-6 24-19 36-31 36-6 0-7-4-7-11 0-6 2-11 5-18 3-8 6-17 9-24s13-35 15-37c1-3 2-7 2-10 0-14-12-25-29-25-30 0-43 41-43 46 0 3 4 3 5 3 5 0 5-2 6-5 7-26 20-36 31-36 5 0 8 3 8 10s-2 12-9 30z"><text:p/></draw:path><draw:path draw:style-name="gr3" draw:text-style-name="P23" svg:width="0.0303in" svg:height="0.1157in" svg:x="1.3335in" svg:y="0in" svg:viewBox="0 0 78 295" svg:d="M72 0c-56 40-72 103-72 148 0 41 12 107 72 147 2 0 6 0 6-2s-1-4-4-5c-39-36-54-86-54-140 0-80 30-119 56-141 1-1 2-2 2-3 0-4-4-4-6-4z"><text:p/></draw:path><draw:path draw:style-name="gr3" draw:text-style-name="P23" svg:width="0.0724in" svg:height="0.0764in" svg:x="1.3803in" svg:y="0.0358in" svg:viewBox="0 0 185 195" svg:d="M73 133c4 0 6 0 11 0 53 0 101-43 101-90 0-26-15-43-39-43-40 0-62 52-70 74-4 11-11 33-12 39-33-5-53-21-53-42 0-1 1-34 25-60 2-3 2-4 2-4 0-5-3-5-4-5-3 0-4 0-10 8-17 20-24 50-24 64 0 26 19 48 58 57-15 47-17 52-17 54 0 8 7 10 9 10 5 0 10-2 12-6 3-5 5-20 11-56zM77 113c7-34 8-47 23-66 13-18 28-27 44-27 20 0 31 14 31 29 0 30-38 64-89 64-2 0-7 0-9 0z"><text:p/></draw:path><draw:path draw:style-name="gr3" draw:text-style-name="P23" svg:width="0.0531in" svg:height="0.0748in" svg:x="1.4673in" svg:y="0.0465in" svg:viewBox="0 0 136 191" svg:d="M136 31c0-23-22-31-42-31-28 0-54 29-60 54l-34 133c-1 3 3 4 5 4s4-1 4-4l14-54v1c10 11 20 17 35 17 37 0 71-23 71-51 0-16-6-26-18-34 10-6 25-18 25-35zM88 66c-4 1-7 1-12 1-4 0-6 0-10-1 5-1 9-1 13-1 3 0 6 0 9 1zM119 26c0 15-6 28-19 35-5-1-15-2-21-2-7 0-22-1-22 8 0 6 6 7 19 7 12 0 15-1 24-3 8 5 11 14 11 23 0 30-22 51-51 51-17 0-32-9-32-27 0-2 0-5 1-8l13-52c6-26 28-51 53-51 11 0 24 4 24 19z"><text:p/></draw:path><draw:path draw:style-name="gr3" draw:text-style-name="P23" svg:width="0.0783in" svg:height="0.0059in" svg:x="1.5504in" svg:y="0.0551in" svg:viewBox="0 0 200 16" svg:d="M190 16c3 0 10 0 10-9 0-7-6-7-10-7h-178c-5 0-12 0-12 7 0 9 7 9 12 9z"><text:p/></draw:path><draw:path draw:style-name="gr3" draw:text-style-name="P23" svg:width="0.0728in" svg:height="0.0764in" svg:x="1.6496in" svg:y="0.0358in" svg:viewBox="0 0 186 195" svg:d="M73 133c4 0 6 0 11 0 53 0 102-43 102-90 0-26-16-43-40-43-40 0-62 52-70 74-4 11-11 33-12 39-33-5-53-21-53-42 0-1 1-34 25-60 2-3 2-4 2-4 0-5-3-5-4-5-3 0-4 0-10 8-17 20-24 50-24 64 0 26 19 48 58 57-15 47-17 52-17 54 0 8 7 10 9 10 5 0 10-2 12-6 3-5 5-20 11-56zM77 113c7-34 8-47 23-66 13-18 28-27 44-27 20 0 31 14 31 29 0 30-38 64-89 64-2 0-7 0-9 0z"><text:p/></draw:path><draw:path draw:style-name="gr3" draw:text-style-name="P23" svg:width="0.0579in" svg:height="0.0378in" svg:x="1.7374in" svg:y="0.0665in" svg:viewBox="0 0 148 97" svg:d="M116 65c20-18 29-47 29-52 0-2-3-2-3-2-5 0-5 1-5 5-6 16-16 31-22 37 0-5 0-5-1-12-2-31-28-41-47-41-36 0-67 29-67 58 0 21 17 39 44 39 11 0 32-3 56-19 3 10 12 19 25 19 14 0 23-11 23-15 0-3-3-3-5-3-3 0-4 0-5 3-2 7-11 7-12 7-5 0-8-4-10-24zM98 70c-9 6-28 19-52 19-15 0-27-6-27-24 0-7 3-28 13-41 9-8 21-17 34-17 23 0 28 22 29 34 1 5 1 17 3 29z"><text:p/></draw:path><draw:path draw:style-name="gr3" draw:text-style-name="P23" svg:width="0.0303in" svg:height="0.1157in" svg:x="1.8213in" svg:y="0in" svg:viewBox="0 0 78 295" svg:d="M6 0c-2 0-6 0-6 4 0 1 1 2 2 3 27 24 54 64 54 141 0 61-19 108-50 137-6 6-6 6-6 8 0 1 1 2 4 2s32-19 51-56c15-24 23-56 23-91 0-41-13-107-72-148z"><text:p/></draw:path><draw:path draw:style-name="gr3" draw:text-style-name="P23" svg:width="0.0067in" svg:height="0.1661in" svg:x="1.9209in" svg:y="0.0311in" svg:viewBox="0 0 18 423" svg:d="M18 16c0-9 0-16-10-16-8 0-8 7-8 16v391c0 7 0 16 8 16 10 0 10-9 10-16z"><text:p/></draw:path><draw:path draw:style-name="gr3" draw:text-style-name="P23" svg:width="0.0547in" svg:height="0.1106in" svg:x="1.9618in" svg:y="0.0449in" svg:viewBox="0 0 140 282" svg:d="M88 11c0-10 0-11-10-11-28 26-65 26-78 26v15c8 0 34 0 55-12v220c0 15 0 20-38 20h-15v13c15-2 53-2 69-2 18 0 54 0 69 2v-13h-13c-38 0-39-5-39-20z"><text:p/></draw:path><draw:path draw:style-name="gr3" draw:text-style-name="P23" svg:width="0.037in" svg:height="0.1661in" svg:x="2.0394in" svg:y="0.0311in" svg:viewBox="0 0 95 423" svg:d="M94 219c1-6 1-6 1-8 0-1 0-2-1-7l-76-194c-2-8-5-10-10-10-4 0-8 4-8 8 0 2 0 3 2 8l76 195-76 196c-2 4-2 5-2 7 0 4 4 9 8 9 6 0 8-5 9-9z"><text:p/></draw:path></draw:g></text:p>
      <text:p text:style-name="P12"/>
      <text:p text:style-name="P12"><draw:g text:anchor-type="as-char" svg:y="-0.1457in" draw:z-index="28" draw:style-name="gr1"><svg:title>TexMaths</svg:title><svg:desc>12§display§\( \left| \psi \right\rangle = r_{\alpha} e^{i \varphi} \left| 0 \right\rangle + r_{\beta} e^{i \varphi} \left| 1 \right\rangle§svg§600§FALSE§</svg:desc><draw:polygon draw:style-name="gr2" draw:text-style-name="P22" svg:width="1.8311in" svg:height="0.1764in" svg:x="0in" svg:y="0.0083in" svg:viewBox="0 0 4652 449" draw:points="2326,449 0,449 0,0 4652,0 4652,449"><text:p/></draw:polygon><draw:path draw:style-name="gr3" draw:text-style-name="P23" svg:width="0.0067in" svg:height="0.1657in" svg:x="0.0114in" svg:y="0.022in" svg:viewBox="0 0 18 422" svg:d="M18 16c0-9 0-16-10-16-8 0-8 7-8 16v390c0 9 0 16 8 16 10 0 10-7 10-16z"><text:p/></draw:path><draw:path draw:style-name="gr3" draw:text-style-name="P23" svg:width="0.1008in" svg:height="0.1492in" svg:x="0.0425in" svg:y="0.0307in" svg:viewBox="0 0 257 380" svg:d="M192 11c0-1 1-4 1-6 0-5-3-5-5-5-4 0-4 1-7 8l-69 280c-33-4-48-20-48-47 0-9 0-21 22-79 2-6 4-12 4-21 0-19-13-34-35-34-39 0-55 61-55 64 0 4 4 4 5 4 5 0 5 0 7-7 11-41 29-52 43-52 3 0 10 0 10 13 0 11-5 22-10 36-19 53-19 65-19 72 0 40 32 58 72 60-2 15-2 16-8 39-2 4-11 38-11 40 0 0 0 4 6 4 1 0 3 0 3-3 2 0 5-10 5-16l17-63c16 0 53 0 92-45 17-21 27-39 32-50 3-11 13-48 13-66 0-24-12-30-19-30-10 0-21 10-21 20 0 5 1 7 6 11 5 5 15 15 15 36 0 27-22 62-36 78-38 37-65 37-80 37z"><text:p/></draw:path><draw:path draw:style-name="gr3" draw:text-style-name="P23" svg:width="0.037in" svg:height="0.1657in" svg:x="0.161in" svg:y="0.022in" svg:viewBox="0 0 95 422" svg:d="M94 218c1-5 1-6 1-7s0-2-1-7l-76-194c-2-8-5-10-10-10-4 0-8 4-8 8 0 2 0 3 2 8l76 195-76 195c-2 5-2 5-2 9 0 3 4 7 8 7 6 0 8-4 9-7z"><text:p/></draw:path><draw:path draw:style-name="gr3" draw:text-style-name="P23" svg:width="0.1102in" svg:height="0.0386in" svg:x="0.2717in" svg:y="0.0843in" svg:viewBox="0 0 281 99" svg:d="M266 17c8 0 15 0 15-9 0-8-7-8-13-8h-254c-7 0-14 0-14 8 0 9 7 9 14 9zM268 99c6 0 13 0 13-8s-7-8-15-8h-252c-7 0-14 0-14 8s7 8 14 8z"><text:p/></draw:path><draw:path draw:style-name="gr3" draw:text-style-name="P23" svg:width="0.0677in" svg:height="0.0752in" svg:x="0.4429in" svg:y="0.072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4 5 4 5 0 5 0 7-9 7-30 16-50 31-50 7 0 13 2 13 19 0 8-1 13-6 36z"><text:p/></draw:path><draw:path draw:style-name="gr3" draw:text-style-name="P23" svg:width="0.0713in" svg:height="0.0524in" svg:x="0.5201in" svg:y="0.1193in" svg:viewBox="0 0 182 134" svg:d="M144 89c26-29 38-67 38-71s-3-4-4-4c-5 0-5 2-8 8-4 19-14 38-27 53 0-4-1-25-1-27-5-29-27-48-57-48-43 0-85 41-85 83 0 26 20 51 55 51 27 0 52-12 67-26 8 23 23 26 32 26 16 0 27-14 27-21 0-4-3-4-5-4-3 0-4 2-4 4-5 10-14 13-17 13-4 0-10 0-11-37zM121 98c-29 24-55 28-66 28-19 0-30-13-30-33 0-9 4-41 19-62 14-18 30-23 41-23 23 0 31 23 33 42 2 12 1 34 3 48z"><text:p/></draw:path><draw:path draw:style-name="gr3" draw:text-style-name="P23" svg:width="0.0638in" svg:height="0.0752in" svg:x="0.6154in" svg:y="0.072in" svg:viewBox="0 0 163 192" svg:d="M60 89c12 0 43 0 65-10 30-12 31-37 31-43 0-19-16-36-44-36-47 0-112 41-112 115 0 43 25 77 66 77 61 0 97-46 97-51 0-2-2-4-6-4-1 0-2 0-5 4-33 41-79 41-85 41-32 0-36-36-36-49 0-5 0-18 6-44zM41 79c15-63 59-69 71-69 20 0 30 12 30 26 0 43-68 43-84 43z"><text:p/></draw:path><draw:path draw:style-name="gr3" draw:text-style-name="P23" svg:width="0.035in" svg:height="0.078in" svg:x="0.6902in" svg:y="0in" svg:viewBox="0 0 90 199" svg:d="M83 12c0-5-4-12-12-12-9 0-17 7-17 17 0 5 4 11 12 11s17-9 17-16zM22 162c-2 3-3 7-3 13 0 13 12 24 28 24 31 0 43-41 43-44 0-4-4-4-5-4-3 0-3 1-6 5-6 24-19 35-31 35-6 0-7-4-7-11 0-6 2-11 5-18 3-9 6-16 9-24 3-6 13-35 15-37 1-3 2-8 2-10 0-14-12-25-29-25-30 0-43 41-43 45s4 4 5 4c5 0 5-2 6-5 7-26 20-36 31-36 5 0 8 3 8 10s-2 12-9 30z"><text:p/></draw:path><draw:path draw:style-name="gr3" draw:text-style-name="P23" svg:width="0.0724in" svg:height="0.076in" svg:x="0.7398in" svg:y="0.0256in" svg:viewBox="0 0 185 194" svg:d="M73 133c4 0 6 0 11 0 53 0 101-43 101-90 0-26-15-43-39-43-40 0-62 52-70 74-4 11-11 33-12 39-33-5-53-21-53-42 0-1 1-34 25-60 2-3 2-4 2-4 0-5-3-5-4-5-3 0-4 0-10 8-17 20-24 50-24 64 0 25 19 48 58 58-15 45-17 50-17 53 0 8 7 9 9 9 5 0 10-1 12-6 3-3 5-19 11-55zM77 113c7-34 8-47 23-66 13-18 28-27 44-27 20 0 31 14 31 29 0 30-38 64-89 64-2 0-7 0-9 0z"><text:p/></draw:path><draw:path draw:style-name="gr3" draw:text-style-name="P23" svg:width="0.0067in" svg:height="0.1657in" svg:x="0.8752in" svg:y="0.022in" svg:viewBox="0 0 18 422" svg:d="M18 16c0-9 0-16-10-16-8 0-8 7-8 16v390c0 9 0 16 8 16 10 0 10-7 10-16z"><text:p/></draw:path><draw:path draw:style-name="gr3" draw:text-style-name="P23" svg:width="0.0701in" svg:height="0.1142in" svg:x="0.9079in" svg:y="0.0346in" svg:viewBox="0 0 179 291" svg:d="M179 146c0-33-3-67-18-99-19-40-53-47-72-47-24 0-57 11-73 50-14 29-16 63-16 96s2 70 19 102c18 34 49 43 70 43 24 0 55-9 74-49 13-29 16-62 16-96zM89 282c-16 0-42-10-49-52-4-25-4-65-4-89 0-27 0-55 2-77 9-51 41-54 51-54 14 0 42 7 50 49 4 24 4 55 4 82 0 32 0 60-5 87-6 40-30 54-49 54z"><text:p/></draw:path><draw:path draw:style-name="gr3" draw:text-style-name="P23" svg:width="0.037in" svg:height="0.1657in" svg:x="0.9937in" svg:y="0.022in" svg:viewBox="0 0 95 422" svg:d="M94 218c1-5 1-6 1-7s0-2-1-7l-76-194c-2-8-5-10-10-10-4 0-8 4-8 8 0 2 0 3 2 8l76 195-76 195c-2 5-2 5-2 9 0 3 4 7 8 7 6 0 8-4 9-7z"><text:p/></draw:path><draw:path draw:style-name="gr3" draw:text-style-name="P23" svg:width="0.1102in" svg:height="0.1106in" svg:x="1.0953in" svg:y="0.0484in" svg:viewBox="0 0 281 282" svg:d="M150 150h118c6 0 13 0 13-9s-7-9-13-9h-118v-118c0-7 0-14-8-14-10 0-10 7-10 14v118h-118c-7 0-14 0-14 9s7 9 14 9h118v117c0 6 0 15 10 15 8 0 8-9 8-15z"><text:p/></draw:path><draw:path draw:style-name="gr3" draw:text-style-name="P23" svg:width="0.0677in" svg:height="0.0752in" svg:x="1.2563in" svg:y="0.072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4 5 4 5 0 5 0 7-9 7-30 16-50 31-50 7 0 13 2 13 19 0 8-1 13-6 36z"><text:p/></draw:path><draw:path draw:style-name="gr3" draw:text-style-name="P23" svg:width="0.0681in" svg:height="0.1043in" svg:x="1.3327in" svg:y="0.0882in" svg:viewBox="0 0 174 266" svg:d="M174 41c0-25-23-41-49-41-40 0-71 46-78 75l-47 187c-1 3 4 4 4 4 3 0 6 0 6-2l20-79c7 14 21 26 45 26 42 0 88-30 88-74 0-18-8-36-24-46 16-10 35-26 35-50zM114 91c-3 1-5 2-14 2-5 0-12 0-15-2 4-1 12-2 15-2 5 0 11 1 14 2zM154 36c0 16-7 38-25 49-6-1-12-4-29-4-10 0-24 0-24 11 0 7 8 9 24 9 9 0 19-2 27-4 10 6 15 18 15 31 0 42-30 76-66 76-24 0-39-15-39-39 0-2 0-4 0-8l20-78c7-29 33-71 67-71 19 0 30 10 30 28z"><text:p/></draw:path><draw:path draw:style-name="gr3" draw:text-style-name="P23" svg:width="0.0638in" svg:height="0.0752in" svg:x="1.424in" svg:y="0.072in" svg:viewBox="0 0 163 192" svg:d="M60 89c12 0 43 0 65-10 30-12 31-37 31-43 0-19-16-36-44-36-47 0-112 41-112 115 0 43 25 77 66 77 61 0 97-46 97-51 0-2-2-4-6-4-1 0-2 0-5 4-33 41-79 41-85 41-32 0-36-36-36-49 0-5 0-18 6-44zM41 79c15-63 59-69 71-69 20 0 30 12 30 26 0 43-68 43-84 43z"><text:p/></draw:path><draw:path draw:style-name="gr3" draw:text-style-name="P23" svg:width="0.035in" svg:height="0.078in" svg:x="1.4992in" svg:y="0in" svg:viewBox="0 0 90 199" svg:d="M83 12c0-5-4-12-12-12-9 0-17 7-17 17 0 5 4 11 12 11s17-9 17-16zM22 162c-2 3-3 7-3 13 0 13 12 24 28 24 30 0 43-41 43-44 0-4-4-4-5-4-3 0-3 1-6 5-6 24-19 35-31 35-6 0-7-4-7-11 0-6 2-11 5-18 3-9 6-16 9-24 3-6 13-35 15-37 1-3 2-8 2-10 0-14-12-25-29-25-30 0-43 41-43 45s4 4 5 4c5 0 5-2 6-5 7-26 20-36 31-36 5 0 8 3 8 10s-2 12-9 30z"><text:p/></draw:path><draw:path draw:style-name="gr3" draw:text-style-name="P23" svg:width="0.0728in" svg:height="0.076in" svg:x="1.5488in" svg:y="0.0256in" svg:viewBox="0 0 186 194" svg:d="M73 133c4 0 6 0 11 0 53 0 102-43 102-90 0-26-16-43-40-43-40 0-62 52-70 74-4 11-11 33-12 39-33-5-53-21-53-42 0-1 1-34 25-60 2-3 2-4 2-4 0-5-3-5-4-5-3 0-4 0-10 8-17 20-24 50-24 64 0 25 19 48 58 58-15 45-17 50-17 53 0 8 7 9 9 9 5 0 10-1 12-6 3-3 5-19 11-55zM77 113c7-34 8-47 23-66 13-18 28-27 44-27 20 0 31 14 31 29 0 30-38 64-89 64-2 0-7 0-9 0z"><text:p/></draw:path><draw:path draw:style-name="gr3" draw:text-style-name="P23" svg:width="0.0067in" svg:height="0.1657in" svg:x="1.6839in" svg:y="0.022in" svg:viewBox="0 0 18 422" svg:d="M18 16c0-9 0-16-10-16-8 0-8 7-8 16v390c0 9 0 16 8 16 10 0 10-7 10-16z"><text:p/></draw:path><draw:path draw:style-name="gr3" draw:text-style-name="P23" svg:width="0.0547in" svg:height="0.1106in" svg:x="1.7252in" svg:y="0.0346in" svg:viewBox="0 0 140 282" svg:d="M88 11c0-10 0-11-11-11-27 26-64 26-77 26v15c8 0 34 0 55-12v219c0 16 0 20-38 20h-15v14c15-2 53-2 69-2 18 0 54 0 69 2v-14h-13c-38 0-39-4-39-20z"><text:p/></draw:path><draw:path draw:style-name="gr3" draw:text-style-name="P23" svg:width="0.037in" svg:height="0.1657in" svg:x="1.8028in" svg:y="0.022in" svg:viewBox="0 0 95 422" svg:d="M94 218c1-5 1-6 1-7s0-2-1-7l-76-194c-2-8-5-10-10-10-4 0-8 4-8 8 0 2 0 3 2 8l76 195-76 195c-2 5-2 5-2 9 0 3 4 7 8 7 6 0 8-4 9-7z"><text:p/></draw:path></draw:g></text:p>
      <text:p text:style-name="P9"/>
      <text:p text:style-name="P15"><draw:g text:anchor-type="as-char" svg:y="-0.2402in" draw:z-index="34" draw:style-name="gr1"><svg:title>TexMaths</svg:title><svg:desc>12§display§\( \left| \psi \right\rangle = \cos \left( \frac{\theta}{2}\right) \left| 0 \right\rangle + e^{i\varphi} \sin \left( \frac{\theta}{2} \right) \left| 1 \right\rangle§svg§600§FALSE§</svg:desc><draw:polygon draw:style-name="gr2" draw:text-style-name="P22" svg:width="2.5205in" svg:height="0.3819in" svg:x="0in" svg:y="0.0083in" svg:viewBox="0 0 6403 971" draw:points="3202,971 0,971 0,0 6403,0 6403,971"><text:p/></draw:polygon><draw:path draw:style-name="gr3" draw:text-style-name="P23" svg:width="0.0067in" svg:height="0.1661in" svg:x="0.0114in" svg:y="0.1165in" svg:viewBox="0 0 18 423" svg:d="M18 16c0-9 0-16-10-16-8 0-8 7-8 16v391c0 8 0 16 8 16 10 0 10-8 10-16z"><text:p/></draw:path><draw:path draw:style-name="gr3" draw:text-style-name="P23" svg:width="0.1008in" svg:height="0.1496in" svg:x="0.0425in" svg:y="0.1256in" svg:viewBox="0 0 257 381" svg:d="M192 11c0-1 1-4 1-6 0-5-3-5-5-5-4 0-4 1-7 8l-69 280c-33-3-48-19-48-47 0-8 0-20 22-79 2-6 4-12 4-20 0-20-13-35-35-35-39 0-55 61-55 65 0 3 4 3 5 3 5 0 5 0 7-7 11-41 29-52 43-52 3 0 10 0 10 14 0 10-5 21-10 36-19 53-19 65-19 72 0 39 32 57 72 60-2 14-2 15-8 38-2 5-11 39-11 41 0 0 0 4 6 4 1 0 3 0 3-3 2-1 5-11 5-17l17-62c16 0 53 0 92-47 17-19 27-37 32-49 3-11 13-48 13-66 0-24-12-30-19-30-10 0-21 11-21 20 0 5 1 7 6 11 5 5 15 16 15 36 0 28-22 63-36 78-38 37-65 37-80 37z"><text:p/></draw:path><draw:path draw:style-name="gr3" draw:text-style-name="P23" svg:width="0.037in" svg:height="0.1661in" svg:x="0.161in" svg:y="0.1165in" svg:viewBox="0 0 95 423" svg:d="M94 219c1-5 1-6 1-8 0-1 0-2-1-7l-76-194c-2-8-5-10-10-10-4 0-8 4-8 8 0 2 0 3 2 8l76 195-76 196c-2 4-2 5-2 8 0 4 4 8 8 8 6 0 8-4 9-8z"><text:p/></draw:path><draw:path draw:style-name="gr3" draw:text-style-name="P23" svg:width="0.1102in" svg:height="0.039in" svg:x="0.2717in" svg:y="0.1799in" svg:viewBox="0 0 281 100" svg:d="M266 17c8 0 15 0 15-9 0-8-7-8-13-8h-254c-7 0-14 0-14 8 0 9 7 9 14 9zM268 100c6 0 13 0 13-9 0-8-7-8-15-8h-252c-7 0-14 0-14 8 0 9 7 9 14 9z"><text:p/></draw:path><draw:path draw:style-name="gr3" draw:text-style-name="P23" svg:width="0.063in" svg:height="0.0764in" svg:x="0.4437in" svg:y="0.1665in" svg:viewBox="0 0 161 195" svg:d="M36 98c0-69 34-87 56-87 4 0 30 0 46 15-17 2-20 15-20 20 0 10 8 19 19 19 12 0 20-7 20-19 0-29-32-46-65-46-52 0-92 46-92 98 0 55 42 97 91 97 57 0 70-51 70-56 0-3-4-3-5-3-4 0-5 1-5 3-13 40-41 46-56 46-22 0-59-19-59-87z"><text:p/></draw:path><draw:path draw:style-name="gr3" draw:text-style-name="P23" svg:width="0.0736in" svg:height="0.0764in" svg:x="0.5165in" svg:y="0.1665in" svg:viewBox="0 0 188 195" svg:d="M188 98c0-52-43-98-94-98-53 0-94 46-94 98 0 56 44 97 94 97 51 0 94-42 94-97zM94 185c-18 0-36-10-48-29-10-19-10-44-10-60 0-17 0-40 10-59s31-27 48-27c19 0 37 8 48 26 10 19 10 43 10 60 0 16 0 38-9 57s-28 32-49 32z"><text:p/></draw:path><draw:path draw:style-name="gr3" draw:text-style-name="P23" svg:width="0.0543in" svg:height="0.0764in" svg:x="0.6in" svg:y="0.1665in" svg:viewBox="0 0 139 195" svg:d="M74 108c10 1 44 8 44 39 0 21-15 38-48 38-35 0-51-24-58-60-1-5-2-7-6-7-6 0-6 3-6 10v57c0 7 0 10 5 10 2 0 2 0 11-9 1-1 1-1 8-9 18 18 37 18 46 18 49 0 69-29 69-59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23" svg:width="0.0819in" svg:height="0.3988in" svg:x="0.7224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3" svg:width="0.0685in" svg:height="0.1193in" svg:x="0.837in" svg:y="0.0114in" svg:viewBox="0 0 175 304" svg:d="M175 86c0-27-7-86-51-86-59 0-124 119-124 216 0 41 12 88 50 88 60 0 125-123 125-218zM46 145c6-27 14-61 32-91 11-22 26-44 46-44 21 0 22 26 22 50 0 22-2 43-13 85zM130 159c-5 19-14 55-30 85-15 29-30 50-50 50-14 0-22-13-22-51 0-18 3-44 13-84z"><text:p/></draw:path><draw:polygon draw:style-name="gr3" draw:text-style-name="P23" svg:width="0.0831in" svg:height="0.0067in" svg:x="0.8299in" svg:y="0.1957in" svg:viewBox="0 0 212 18" draw:points="106,18 0,18 0,0 212,0 212,18"><text:p/></draw:polygon><draw:path draw:style-name="gr3" draw:text-style-name="P23" svg:width="0.0661in" svg:height="0.1106in" svg:x="0.8386in" svg:y="0.2445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3" svg:width="0.0819in" svg:height="0.3988in" svg:x="0.9386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23" svg:width="0.0067in" svg:height="0.1661in" svg:x="1.1028in" svg:y="0.1165in" svg:viewBox="0 0 18 423" svg:d="M18 16c0-9 0-16-10-16-8 0-8 7-8 16v391c0 8 0 16 8 16 10 0 10-8 10-16z"><text:p/></draw:path><draw:path draw:style-name="gr3" draw:text-style-name="P23" svg:width="0.0701in" svg:height="0.1142in" svg:x="1.1354in" svg:y="0.1299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23" svg:width="0.037in" svg:height="0.1661in" svg:x="1.2213in" svg:y="0.1165in" svg:viewBox="0 0 95 423" svg:d="M94 219c1-5 1-6 1-8 0-1 0-2-1-7l-76-194c-2-8-5-10-10-10-4 0-8 4-8 8 0 2 0 3 2 8l76 195-76 196c-2 4-2 5-2 8 0 4 4 8 8 8 6 0 8-4 9-8z"><text:p/></draw:path><draw:path draw:style-name="gr3" draw:text-style-name="P23" svg:width="0.1102in" svg:height="0.1106in" svg:x="1.3228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23" svg:width="0.0638in" svg:height="0.0752in" svg:x="1.4874in" svg:y="0.1673in" svg:viewBox="0 0 163 192" svg:d="M60 89c12 0 43 0 65-10 30-12 31-37 31-43 0-19-16-36-44-36-47 0-112 41-112 115 0 44 25 77 66 77 61 0 97-45 97-50 0-3-2-5-6-5-1 0-2 0-5 5-33 41-79 41-85 41-32 0-36-36-36-50 0-5 0-18 6-44zM41 79c15-63 59-69 71-69 20 0 30 12 30 26 0 43-68 43-84 43z"><text:p/></draw:path><draw:path draw:style-name="gr3" draw:text-style-name="P23" svg:width="0.035in" svg:height="0.078in" svg:x="1.5622in" svg:y="0.0957in" svg:viewBox="0 0 90 199" svg:d="M83 12c0-5-4-12-12-12-9 0-17 7-17 17 0 5 4 11 12 11s17-9 17-16zM22 162c-2 4-3 7-3 13 0 14 12 24 28 24 30 0 43-40 43-44s-4-4-5-4c-3 0-3 2-6 5-6 24-19 35-31 35-6 0-7-4-7-11 0-6 2-11 5-18 3-8 6-15 9-24 3-6 13-35 15-37 1-3 2-7 2-10 0-14-12-25-29-25-30 0-43 41-43 46 0 3 4 3 5 3 5 0 5-2 6-5 7-26 20-36 31-36 5 0 8 3 8 10s-2 12-9 30z"><text:p/></draw:path><draw:path draw:style-name="gr3" draw:text-style-name="P23" svg:width="0.0728in" svg:height="0.0764in" svg:x="1.6118in" svg:y="0.1209in" svg:viewBox="0 0 186 195" svg:d="M73 133c4 0 6 0 11 0 53 0 102-43 102-90 0-26-16-43-40-43-40 0-62 52-70 74-4 11-11 33-12 39-33-5-53-21-53-42 0-1 1-34 25-60 2-3 2-4 2-4 0-5-3-5-4-5-3 0-4 0-10 8-17 20-24 50-24 64 0 26 19 48 58 58-15 46-17 51-17 53 0 8 7 10 9 10 5 0 10-2 12-6 3-4 5-20 11-56zM77 113c7-34 8-47 23-66 13-18 28-27 44-27 20 0 31 14 31 29 0 30-38 64-89 64-2 0-7 0-9 0z"><text:p/></draw:path><draw:path draw:style-name="gr3" draw:text-style-name="P23" svg:width="0.0543in" svg:height="0.0764in" svg:x="1.7323in" svg:y="0.1665in" svg:viewBox="0 0 139 195" svg:d="M74 108c10 1 44 8 44 39 0 21-15 38-48 38-35 0-51-24-58-60-1-5-2-7-6-7-6 0-6 3-6 10v57c0 7 0 10 5 10 2 0 2 0 11-9 1-1 1-1 8-9 18 18 37 18 46 18 49 0 69-29 69-59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23" svg:width="0.0354in" svg:height="0.111in" svg:x="1.7984in" svg:y="0.1295in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23" svg:width="0.0839in" svg:height="0.0732in" svg:x="1.8441in" svg:y="0.1673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23" svg:width="0.0819in" svg:height="0.3988in" svg:x="1.993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3" svg:width="0.0685in" svg:height="0.1193in" svg:x="2.1079in" svg:y="0.0114in" svg:viewBox="0 0 175 304" svg:d="M175 86c0-27-7-86-51-86-59 0-124 119-124 216 0 41 12 88 50 88 60 0 125-123 125-218zM46 145c6-27 14-61 32-91 11-22 26-44 46-44 21 0 22 26 22 50 0 22-2 43-13 85zM130 159c-5 19-14 55-30 85-15 29-30 50-50 50-14 0-22-13-22-51 0-18 3-44 13-84z"><text:p/></draw:path><draw:polygon draw:style-name="gr3" draw:text-style-name="P23" svg:width="0.0831in" svg:height="0.0067in" svg:x="2.1008in" svg:y="0.1957in" svg:viewBox="0 0 212 18" draw:points="106,18 0,18 0,0 212,0 212,18"><text:p/></draw:polygon><draw:path draw:style-name="gr3" draw:text-style-name="P23" svg:width="0.0661in" svg:height="0.1106in" svg:x="2.1091in" svg:y="0.2445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3" svg:width="0.0819in" svg:height="0.3988in" svg:x="2.2094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23" svg:width="0.0067in" svg:height="0.1661in" svg:x="2.3736in" svg:y="0.1165in" svg:viewBox="0 0 18 423" svg:d="M18 16c0-9 0-16-10-16-8 0-8 7-8 16v391c0 8 0 16 8 16 10 0 10-8 10-16z"><text:p/></draw:path><draw:path draw:style-name="gr3" draw:text-style-name="P23" svg:width="0.0547in" svg:height="0.1106in" svg:x="2.415in" svg:y="0.1299in" svg:viewBox="0 0 140 282" svg:d="M88 11c0-10 0-11-11-11-27 26-64 26-77 26v15c8 0 34 0 55-12v220c0 15 0 20-38 20h-15v13c15-1 53-1 69-1 18 0 54 0 69 1v-13h-13c-38 0-39-5-39-20z"><text:p/></draw:path><draw:path draw:style-name="gr3" draw:text-style-name="P23" svg:width="0.037in" svg:height="0.1661in" svg:x="2.4921in" svg:y="0.1165in" svg:viewBox="0 0 95 423" svg:d="M94 219c1-5 1-6 1-8 0-1 0-2-1-7l-76-194c-2-8-5-10-10-10-4 0-8 4-8 8 0 2 0 3 2 8l76 195-76 196c-2 4-2 5-2 8 0 4 4 8 8 8 6 0 8-4 9-8z"><text:p/></draw:path></draw:g></text:p>
      <text:p text:style-name="P4"><text:soft-page-break/></text:p>
      <text:p text:style-name="P4"/>
      <text:p text:style-name="P16"><draw:g text:anchor-type="as-char" svg:y="-0.2402in" draw:z-index="31" draw:style-name="gr1"><svg:title>TexMaths</svg:title><svg:desc>12§display§r_{\alpha} = cos \left( \frac{\theta}{2}\right) §svg§600§FALSE§</svg:desc><draw:polygon draw:style-name="gr2" draw:text-style-name="P22" svg:width="0.9642in" svg:height="0.3819in" svg:x="0.0031in" svg:y="0.0083in" svg:viewBox="0 0 2450 971" draw:points="1226,971 0,971 0,0 2450,0 2450,971"><text:p/></draw:polygon><draw:path draw:style-name="gr3" draw:text-style-name="P23" svg:width="0.0677in" svg:height="0.0752in" svg:x="0in" svg:y="0.1673in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23" svg:width="0.0713in" svg:height="0.0524in" svg:x="0.0772in" svg:y="0.2146in" svg:viewBox="0 0 182 134" svg:d="M144 89c26-29 38-67 38-71s-3-4-4-4c-5 0-5 2-8 8-4 19-14 38-27 54 0-5-1-26-1-28-5-29-27-48-57-48-43 0-85 41-85 83 0 26 20 51 55 51 27 0 52-12 67-26 8 23 23 26 32 26 16 0 27-14 27-21 0-4-3-4-5-4-3 0-4 3-4 4-5 11-14 13-17 13-4 0-10 0-11-37zM121 98c-29 24-55 28-66 28-19 0-30-13-30-32 0-10 4-42 19-63 14-18 30-23 41-23 23 0 31 23 33 42 2 12 1 34 3 48z"><text:p/></draw:path><draw:path draw:style-name="gr3" draw:text-style-name="P23" svg:width="0.1102in" svg:height="0.039in" svg:x="0.2201in" svg:y="0.1799in" svg:viewBox="0 0 281 100" svg:d="M266 17c8 0 15 0 15-9 0-8-7-8-13-8h-254c-7 0-14 0-14 8 0 9 7 9 14 9zM268 100c6 0 13 0 13-9 0-8-7-8-15-8h-252c-7 0-14 0-14 8 0 9 7 9 14 9z"><text:p/></draw:path><draw:path draw:style-name="gr3" draw:text-style-name="P23" svg:width="0.065in" svg:height="0.0752in" svg:x="0.3925in" svg:y="0.1673in" svg:viewBox="0 0 166 192" svg:d="M151 26c-7 0-13 0-19 6-7 6-8 14-8 17 0 10 8 15 16 15 12 0 24-10 24-28 0-20-20-36-51-36-57 0-113 60-113 120 0 39 25 72 70 72 60 0 96-45 96-50 0-3-4-5-5-5-4 0-4 0-6 5-34 41-81 41-85 41-27 0-39-21-39-46 0-18 10-59 24-85 12-24 36-42 59-42 14 0 31 4 37 16z"><text:p/></draw:path><draw:path draw:style-name="gr3" draw:text-style-name="P23" svg:width="0.0709in" svg:height="0.0752in" svg:x="0.4642in" svg:y="0.1673in" svg:viewBox="0 0 181 192" svg:d="M181 72c0-44-30-72-68-72-57 0-113 60-113 120 0 42 29 72 68 72 56 0 113-59 113-120zM68 183c-18 0-37-12-37-46 0-21 11-67 24-89 22-32 47-38 58-38 25 0 38 20 38 45 0 17-9 61-25 89-14 24-38 39-58 39z"><text:p/></draw:path><draw:path draw:style-name="gr3" draw:text-style-name="P23" svg:width="0.061in" svg:height="0.0752in" svg:x="0.5465in" svg:y="0.1673in" svg:viewBox="0 0 156 192" svg:d="M144 29c-12 0-20 9-20 19 0 6 3 12 13 12 9 0 19-7 19-24 0-19-18-36-50-36-56 0-72 43-72 61 0 34 31 41 44 42 22 5 44 10 44 34 0 10-9 46-61 46-6 0-39 0-49-22 17 1 28-11 28-24 0-10-8-15-16-15-12 0-24 10-24 29 0 24 24 41 60 41 70 0 86-50 86-70 0-15-8-26-14-32-11-11-23-13-42-17-16-3-31-7-31-26 0-11 9-37 47-37 10 0 31 2 38 19z"><text:p/></draw:path><draw:path draw:style-name="gr3" draw:text-style-name="P23" svg:width="0.0819in" svg:height="0.3988in" svg:x="0.6783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3" svg:width="0.0685in" svg:height="0.1193in" svg:x="0.7929in" svg:y="0.0114in" svg:viewBox="0 0 175 304" svg:d="M175 86c0-27-7-86-51-86-59 0-124 119-124 216 0 41 12 88 50 88 60 0 125-123 125-218zM46 145c6-27 14-61 32-91 11-22 26-44 46-44 21 0 22 26 22 50 0 22-2 43-13 85zM130 159c-5 19-14 55-30 85-15 29-30 50-50 50-14 0-22-13-22-51 0-18 3-44 13-84z"><text:p/></draw:path><draw:polygon draw:style-name="gr3" draw:text-style-name="P23" svg:width="0.0831in" svg:height="0.0067in" svg:x="0.7858in" svg:y="0.1957in" svg:viewBox="0 0 212 18" draw:points="106,18 0,18 0,0 212,0 212,18"><text:p/></draw:polygon><draw:path draw:style-name="gr3" draw:text-style-name="P23" svg:width="0.0661in" svg:height="0.1106in" svg:x="0.7941in" svg:y="0.2445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3" svg:width="0.0819in" svg:height="0.3988in" svg:x="0.8941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/draw:g></text:p>
      <text:p text:style-name="P16"><draw:g text:anchor-type="as-char" svg:y="-0.2402in" draw:z-index="32" draw:style-name="gr1"><svg:title>TexMaths</svg:title><svg:desc>12§display§r_{\beta} = sin \left( \frac{\theta}{2}\right) §svg§600§FALSE§</svg:desc><draw:polygon draw:style-name="gr2" draw:text-style-name="P22" svg:width="0.9638in" svg:height="0.3819in" svg:x="0.0031in" svg:y="0.0083in" svg:viewBox="0 0 2449 971" draw:points="1225,971 0,971 0,0 2449,0 2449,971"><text:p/></draw:polygon><draw:path draw:style-name="gr3" draw:text-style-name="P23" svg:width="0.0677in" svg:height="0.0752in" svg:x="0in" svg:y="0.1673in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23" svg:width="0.0681in" svg:height="0.1047in" svg:x="0.0756in" svg:y="0.1839in" svg:viewBox="0 0 174 267" svg:d="M174 41c0-25-23-41-49-41-40 0-71 46-78 76l-47 187c-1 2 4 4 4 4 3 0 6 0 6-3l20-79c6 14 21 26 45 26 42 0 88-30 88-74 0-18-8-36-24-46 16-9 35-26 35-50zM114 91c-3 1-5 3-14 3-5 0-12 0-15-3 4-1 12-2 15-2 5 0 11 1 14 2zM154 36c0 16-7 38-25 49-6-1-12-3-29-3-10 0-24 0-24 10 0 8 8 9 24 9 9 0 19-1 27-4 10 6 15 18 15 31 0 43-30 76-66 76-23 0-40-14-40-38 0-3 1-5 1-9l20-78c7-29 33-71 67-71 19 0 30 10 30 28z"><text:p/></draw:path><draw:path draw:style-name="gr3" draw:text-style-name="P23" svg:width="0.1102in" svg:height="0.039in" svg:x="0.215in" svg:y="0.1799in" svg:viewBox="0 0 281 100" svg:d="M266 17c8 0 15 0 15-9 0-8-7-8-13-8h-254c-7 0-14 0-14 8 0 9 7 9 14 9zM268 100c6 0 13 0 13-9 0-8-7-8-15-8h-252c-7 0-14 0-14 8 0 9 7 9 14 9z"><text:p/></draw:path><draw:path draw:style-name="gr3" draw:text-style-name="P23" svg:width="0.061in" svg:height="0.0752in" svg:x="0.3898in" svg:y="0.1673in" svg:viewBox="0 0 156 192" svg:d="M144 29c-12 0-20 9-20 19 0 6 3 12 13 12 9 0 19-7 19-24 0-19-18-36-50-36-56 0-72 43-72 61 0 34 31 41 44 42 22 5 44 10 44 34 0 10-9 46-61 46-6 0-39 0-49-22 17 1 28-11 28-24 0-10-8-15-16-15-12 0-24 10-24 29 0 24 24 41 60 41 70 0 86-50 86-70 0-15-8-26-14-32-11-11-23-13-42-17-16-3-31-7-31-26 0-11 9-37 47-37 10 0 31 2 38 19z"><text:p/></draw:path><draw:path draw:style-name="gr3" draw:text-style-name="P23" svg:width="0.0441in" svg:height="0.1118in" svg:x="0.4634in" svg:y="0.1315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3" svg:width="0.0898in" svg:height="0.0752in" svg:x="0.5205in" svg:y="0.1673in" svg:viewBox="0 0 229 192" svg:d="M25 162c-1 7-3 17-3 18 0 9 4 12 12 12 4 0 12-3 15-12 1 0 6-20 9-31l8-39c4-8 6-18 8-27s5-21 5-22c6-13 29-51 69-51 19 0 22 15 22 30 0 25-19 80-26 97-4 11-5 16-5 20 0 21 16 35 35 35 40 0 55-61 55-65 0-5-3-5-5-5-4 0-4 2-6 9-9 29-22 52-43 52-7 0-9-4-9-14s3-21 7-31c7-22 25-68 25-92 0-29-18-46-48-46-38 0-60 26-66 36-2-23-19-36-40-36-19 0-27 17-32 24-6 14-12 40-12 41 0 5 4 5 5 5 5 0 5 0 7-10 7-30 16-50 31-50 9 0 13 4 13 19 0 8-1 13-6 36z"><text:p/></draw:path><draw:path draw:style-name="gr3" draw:text-style-name="P23" svg:width="0.0819in" svg:height="0.3988in" svg:x="0.678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3" svg:width="0.0685in" svg:height="0.1193in" svg:x="0.7921in" svg:y="0.0114in" svg:viewBox="0 0 175 304" svg:d="M175 86c0-27-7-86-51-86-59 0-124 119-124 216 0 41 12 88 50 88 60 0 125-123 125-218zM46 145c6-27 14-61 32-91 11-22 26-44 46-44 21 0 22 26 22 50 0 22-2 43-13 85zM130 159c-5 19-14 55-30 85-15 29-30 50-50 50-14 0-22-13-22-51 0-18 3-44 13-84z"><text:p/></draw:path><draw:polygon draw:style-name="gr3" draw:text-style-name="P23" svg:width="0.0831in" svg:height="0.0067in" svg:x="0.785in" svg:y="0.1957in" svg:viewBox="0 0 212 18" draw:points="106,18 0,18 0,0 212,0 212,18"><text:p/></draw:polygon><draw:path draw:style-name="gr3" draw:text-style-name="P23" svg:width="0.0661in" svg:height="0.1106in" svg:x="0.7937in" svg:y="0.2445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3" svg:width="0.0819in" svg:height="0.3988in" svg:x="0.8937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/draw:g></text:p>
      <text:p text:style-name="P16"><draw:g text:anchor-type="as-char" svg:y="-0.1252in" draw:z-index="33" draw:style-name="gr1"><svg:title>TexMaths</svg:title><svg:desc>12§display§\theta \in \left[0, \pi \right]§svg§600§FALSE§</svg:desc><draw:polygon draw:style-name="gr2" draw:text-style-name="P22" svg:width="0.5984in" svg:height="0.1492in" svg:x="0.0016in" svg:y="0.0075in" svg:viewBox="0 0 1521 380" draw:points="761,380 0,380 0,0 1521,0 1521,380"><text:p/></draw:polygon><draw:path draw:style-name="gr3" draw:text-style-name="P23" svg:width="0.0685in" svg:height="0.1193in" svg:x="0in" svg:y="0.0071in" svg:viewBox="0 0 175 304" svg:d="M175 86c0-27-8-86-51-86-59 0-124 119-124 216 0 41 12 88 50 88 60 0 125-123 125-218zM46 145c6-27 14-61 32-91 11-22 26-44 46-44 21 0 22 26 22 50 0 22-2 43-13 85zM130 158c-5 20-14 56-30 86-15 28-30 50-50 50-14 0-22-13-22-52 0-18 3-43 13-84z"><text:p/></draw:path><draw:path draw:style-name="gr3" draw:text-style-name="P23" svg:width="0.0831in" svg:height="0.0965in" svg:x="0.1354in" svg:y="0.0339in" svg:viewBox="0 0 212 246" svg:d="M197 132c7 0 15 0 15-10 0-8-8-8-15-8h-180c5-56 54-97 114-97h66c7 0 15 0 15-9 0-8-8-8-15-8h-67c-72 0-130 55-130 122 0 68 58 124 130 124h67c7 0 15 0 15-8 0-10-8-10-15-10h-66c-60 0-109-40-114-96z"><text:p/></draw:path><draw:polygon draw:style-name="gr3" draw:text-style-name="P23" svg:width="0.0228in" svg:height="0.1657in" svg:x="0.298in" svg:y="0in" svg:viewBox="0 0 59 422" draw:points="59,422 59,406 17,406 17,17 59,17 59,0 0,0 0,422"><text:p/></draw:polygon><draw:path draw:style-name="gr3" draw:text-style-name="P23" svg:width="0.0701in" svg:height="0.1138in" svg:x="0.3315in" svg:y="0.013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23" svg:width="0.0193in" svg:height="0.0496in" svg:x="0.4224in" svg:y="0.1067in" svg:viewBox="0 0 50 127" svg:d="M50 44c0-27-10-44-27-44-15 0-23 11-23 22 0 12 8 24 23 24 5 0 11-3 14-6 3-2 3-2 4-2v6c0 32-15 58-29 71-5 5-5 6-5 7 0 4 1 5 5 5 5 0 38-33 38-83z"><text:p/></draw:path><draw:path draw:style-name="gr3" draw:text-style-name="P23" svg:width="0.0894in" svg:height="0.0732in" svg:x="0.4862in" svg:y="0.052in" svg:viewBox="0 0 228 187" svg:d="M101 25h48c-15 63-18 81-18 109 0 6 0 17 3 32 4 19 9 21 16 21 8 0 17-7 17-17 0-1 0-2-3-8-13-30-13-59-13-70 0-22 4-45 9-67h49c5 0 19 0 19-14 0-11-8-11-16-11h-142c-10 0-26 0-44 20-15 16-26 35-26 38 0 1 0 4 5 4 3 0 5-2 7-4 20-33 46-33 53-33h25c-14 51-36 102-54 141-4 6-4 7-4 9 0 10 8 12 12 12 14 0 16-12 21-27 7-20 7-21 12-42z"><text:p/></draw:path><draw:polygon draw:style-name="gr3" draw:text-style-name="P23" svg:width="0.0228in" svg:height="0.1657in" svg:x="0.5858in" svg:y="0in" svg:viewBox="0 0 59 422" draw:points="59,0 0,0 0,17 41,17 41,406 0,406 0,422 59,422"><text:p/></draw:polygon></draw:g></text:p>
      <text:p text:style-name="P16"/>
      <text:p text:style-name="P16"/>
      <text:p text:style-name="P16"/>
      <text:p text:style-name="P17"><draw:g text:anchor-type="as-char" svg:y="-0.0811in" draw:z-index="35" draw:style-name="gr1"><svg:title>TexMaths</svg:title><svg:desc>12§display§\varphi_{\beta} - \varphi_{\alpha} := \varphi§svg§600§FALSE§</svg:desc><draw:polygon draw:style-name="gr2" draw:text-style-name="P22" svg:width="0.9579in" svg:height="0.1043in" svg:x="0in" svg:y="0.0083in" svg:viewBox="0 0 2434 266" draw:points="1217,266 0,266 0,0 2434,0 2434,266"><text:p/></draw:polygon><draw:path draw:style-name="gr3" draw:text-style-name="P23" svg:width="0.0945in" svg:height="0.1098in" svg:x="0in" svg:y="0in" svg:viewBox="0 0 241 280" svg:d="M50 259c-1 6-1 6-1 9 0 8 7 12 12 12 3 0 11-2 16-12 1-3 2-17 14-77 4 0 7 1 15 1 69 0 135-67 135-133 0-34-17-59-48-59-61 0-87 83-113 164-45-8-69-32-69-62 0-12 11-59 35-88 4-3 4-4 4-6 0-1-1-3-6-3-12 0-44 61-44 102 0 39 28 71 73 81zM109 167c-3 0-5 0-7 0-5 0-6-1-6-1 0-2 7-40 8-47 14-54 47-94 84-94 30 0 41 22 41 43 0 47-54 99-120 99z"><text:p/></draw:path><draw:path draw:style-name="gr3" draw:text-style-name="P23" svg:width="0.0681in" svg:height="0.1043in" svg:x="0.1059in" svg:y="0.0165in" svg:viewBox="0 0 174 266" svg:d="M174 41c0-25-23-41-49-41-40 0-71 46-78 76l-47 187c-1 2 4 3 4 3 3 0 6 0 6-2l20-79c6 14 21 26 45 26 42 0 88-30 88-74 0-18-8-36-24-46 16-9 35-26 35-50zM114 91c-3 1-5 3-14 3-5 0-12 0-15-3 4-1 12-2 15-2 5 0 11 1 14 2zM154 36c0 16-7 38-25 49-6-1-12-3-29-3-10 0-24 0-24 10 0 8 8 9 24 9 9 0 19-1 27-4 10 6 15 18 15 31 0 42-30 76-66 76-23 0-40-14-40-38 0-3 1-5 1-9l20-78c7-29 33-71 67-71 19 0 30 10 30 28z"><text:p/></draw:path><draw:path draw:style-name="gr3" draw:text-style-name="P23" svg:width="0.1012in" svg:height="0.0067in" svg:x="0.2406in" svg:y="0.0287in" svg:viewBox="0 0 258 18" svg:d="M244 18c7 0 14 0 14-10 0-8-7-8-14-8h-230c-7 0-14 0-14 8 0 10 7 10 14 10z"><text:p/></draw:path><draw:path draw:style-name="gr3" draw:text-style-name="P23" svg:width="0.0945in" svg:height="0.1098in" svg:x="0.4012in" svg:y="0in" svg:viewBox="0 0 241 280" svg:d="M50 259c-1 6-1 6-1 9 0 8 7 12 12 12 3 0 11-2 16-12 1-3 2-17 14-77 4 0 7 1 15 1 69 0 135-67 135-133 0-34-17-59-48-59-61 0-87 83-113 164-45-8-69-32-69-62 0-12 11-59 35-88 4-3 4-4 4-6 0-1-1-3-6-3-12 0-44 61-44 102 0 39 28 71 73 81zM109 167c-3 0-5 0-7 0-5 0-6-1-6-1 0-2 7-40 8-47 14-54 47-94 84-94 30 0 41 22 41 43 0 47-54 99-120 99z"><text:p/></draw:path><draw:path draw:style-name="gr3" draw:text-style-name="P23" svg:width="0.0713in" svg:height="0.0524in" svg:x="0.5087in" svg:y="0.0465in" svg:viewBox="0 0 182 134" svg:d="M144 89c26-29 38-67 38-71s-3-4-4-4c-5 0-5 2-8 8-4 19-14 38-27 54 0-5-1-26-1-28-5-29-27-48-57-48-43 0-85 41-85 83 0 26 20 51 55 51 27 0 52-12 67-26 8 23 23 26 32 26 16 0 27-14 27-21 0-4-3-4-5-4-3 0-4 3-4 4-5 11-14 13-17 13-4 0-10 0-11-37zM121 98c-29 24-55 28-66 28-19 0-30-13-30-32 0-10 4-42 19-63 14-18 30-23 41-23 23 0 31 23 33 42 2 12 1 34 3 48z"><text:p/></draw:path><draw:path draw:style-name="gr3" draw:text-style-name="P23" svg:width="0.0177in" svg:height="0.0713in" svg:x="0.6563in" svg:y="0.002in" svg:viewBox="0 0 46 182" svg:d="M46 22c0-11-10-22-23-22-12 0-23 11-23 22 0 13 11 24 23 24 13 0 23-11 23-24zM46 161c0-13-10-23-23-23-12 0-23 10-23 23 0 12 11 21 23 21 13 0 23-9 23-21z"><text:p/></draw:path><draw:path draw:style-name="gr3" draw:text-style-name="P23" svg:width="0.1102in" svg:height="0.039in" svg:x="0.6976in" svg:y="0.013in" svg:viewBox="0 0 281 100" svg:d="M266 17c8 0 15 0 15-9 0-8-7-8-13-8h-254c-7 0-14 0-14 8 0 9 7 9 14 9zM268 100c6 0 13 0 13-9 0-8-7-8-15-8h-252c-7 0-14 0-14 8 0 9 7 9 14 9z"><text:p/></draw:path><draw:path draw:style-name="gr3" draw:text-style-name="P23" svg:width="0.0945in" svg:height="0.1098in" svg:x="0.8717in" svg:y="0in" svg:viewBox="0 0 241 280" svg:d="M50 259c-1 6-1 6-1 9 0 8 7 12 11 12s12-2 17-12c1-3 2-17 14-77 4 0 7 1 15 1 69 0 135-67 135-133 0-34-17-59-48-59-61 0-87 83-113 164-45-8-69-32-69-62 0-12 11-59 35-88 4-3 4-4 4-6 0-1-1-3-6-3-12 0-44 61-44 102 0 39 28 71 73 81zM109 167c-3 0-5 0-7 0-5 0-6-1-6-1 0-2 7-40 8-47 14-54 47-94 84-94 30 0 41 22 41 43 0 47-54 99-120 99z"><text:p/></draw:path></draw:g></text:p>
      <text:p text:style-name="P17"/>
      <text:p text:style-name="P17"><draw:g text:anchor-type="as-char" svg:y="-0.1252in" draw:z-index="36" draw:style-name="gr1"><svg:title>TexMaths</svg:title><svg:desc>12§display§\varphi \in \left[ 0, 2\pi\right)§svg§600§FALSE§</svg:desc><draw:polygon draw:style-name="gr2" draw:text-style-name="P22" svg:width="0.7295in" svg:height="0.1492in" svg:x="0in" svg:y="0.0075in" svg:viewBox="0 0 1854 380" draw:points="928,380 0,380 0,0 1854,0 1854,380"><text:p/></draw:polygon><draw:path draw:style-name="gr3" draw:text-style-name="P23" svg:width="0.0945in" svg:height="0.1098in" svg:x="0in" svg:y="0.0508in" svg:viewBox="0 0 241 280" svg:d="M50 259c-1 6-1 6-1 9 0 8 7 12 12 12 3 0 11-2 16-12 1-3 2-17 14-77 4 0 7 1 15 1 69 0 135-67 135-133 0-34-16-59-48-59-61 0-87 83-113 164-45-8-69-32-69-62 0-12 11-59 35-88 4-3 4-4 4-6 0-1-1-3-6-3-12 0-44 61-44 102 0 39 28 71 73 81zM109 167c-3 0-5 0-7 0-5 0-6-1-6-1 0-2 7-40 8-47 14-54 47-94 85-94 30 0 40 22 40 43 0 47-54 99-120 99z"><text:p/></draw:path><draw:path draw:style-name="gr3" draw:text-style-name="P23" svg:width="0.0835in" svg:height="0.0965in" svg:x="0.1602in" svg:y="0.0339in" svg:viewBox="0 0 213 246" svg:d="M197 132c7 0 16 0 16-10 0-8-9-8-16-8h-180c5-56 54-97 114-97h66c7 0 16 0 16-9 0-8-9-8-16-8h-67c-72 0-130 55-130 122 0 68 58 124 130 124h67c7 0 16 0 16-8 0-10-9-10-16-10h-66c-60 0-109-40-114-96z"><text:p/></draw:path><draw:polygon draw:style-name="gr3" draw:text-style-name="P23" svg:width="0.0228in" svg:height="0.1657in" svg:x="0.3228in" svg:y="0in" svg:viewBox="0 0 59 422" draw:points="59,422 59,406 17,406 17,17 59,17 59,0 0,0 0,422"><text:p/></draw:polygon><draw:path draw:style-name="gr3" draw:text-style-name="P23" svg:width="0.0701in" svg:height="0.1138in" svg:x="0.3559in" svg:y="0.0138in" svg:viewBox="0 0 179 290" svg:d="M179 146c0-33-2-67-18-99-19-40-53-47-72-47-24 0-57 11-73 50-14 29-16 63-16 96s2 70 19 102c18 34 49 42 70 42 24 0 55-8 74-48 14-28 16-62 16-96zM89 282c-16 0-42-11-48-52-5-25-5-64-5-88 0-28 0-56 2-78 9-51 41-54 51-54 14 0 42 7 50 49 4 24 4 55 4 83 0 31 0 60-5 86-6 41-30 54-49 54z"><text:p/></draw:path><draw:path draw:style-name="gr3" draw:text-style-name="P23" svg:width="0.0193in" svg:height="0.0496in" svg:x="0.4469in" svg:y="0.1067in" svg:viewBox="0 0 50 127" svg:d="M50 44c0-27-10-44-27-44-15 0-23 11-23 22 0 12 8 24 23 24 5 0 11-3 14-6 3-2 3-2 4-2v6c0 32-15 58-29 71-5 5-5 6-5 7 0 4 1 5 5 5 5 0 38-33 38-83z"><text:p/></draw:path><draw:path draw:style-name="gr3" draw:text-style-name="P23" svg:width="0.0661in" svg:height="0.1106in" svg:x="0.515in" svg:y="0.0138in" svg:viewBox="0 0 169 282" svg:d="M32 250l46-45c66-59 91-80 91-122 0-49-37-83-90-83-48 0-79 40-79 77 0 23 22 23 22 23 8 0 22-5 22-22 0-11-8-23-22-23-4 0-4 0-5 1 9-27 32-43 57-43 39 0 57 34 57 70 0 33-22 67-45 92l-81 91c-5 5-5 5-5 16h157l12-73h-10c-3 12-5 31-9 37-3 4-32 4-41 4z"><text:p/></draw:path><draw:path draw:style-name="gr3" draw:text-style-name="P23" svg:width="0.0894in" svg:height="0.0732in" svg:x="0.5937in" svg:y="0.052in" svg:viewBox="0 0 228 187" svg:d="M101 25h48c-14 63-18 81-18 109 0 6 0 17 4 32 3 19 8 21 15 21 9 0 17-7 17-17 0-1 0-2-2-8-14-30-14-59-14-70 0-22 4-45 9-67h49c5 0 19 0 19-14 0-11-8-11-15-11h-143c-10 0-26 0-44 20-15 16-26 35-26 38 0 1 0 4 5 4 3 0 5-2 7-4 20-33 46-33 53-33h25c-14 51-36 102-54 141-4 6-4 7-4 9 0 10 8 12 12 12 14 0 16-12 21-27 7-20 7-21 12-42z"><text:p/></draw:path><draw:path draw:style-name="gr3" draw:text-style-name="P23" svg:width="0.0382in" svg:height="0.1657in" svg:x="0.6996in" svg:y="0in" svg:viewBox="0 0 98 422" svg:d="M98 211c0-32-4-84-27-132-25-51-63-79-67-79-2 0-4 2-4 4s0 3 7 10c43 41 67 108 67 197 0 72-15 147-68 199-6 6-6 8-6 9 0 2 2 3 4 3 4 0 43-28 68-82 22-46 26-93 26-129z"><text:p/></draw:path></draw:g></text:p>
      <text:p text:style-name="P17"/>
      <text:p text:style-name="P17"><draw:g text:anchor-type="as-char" svg:y="-0.1252in" draw:z-index="37" draw:style-name="gr1"><svg:title>TexMaths</svg:title><svg:desc>12§display§\theta \in \left[0, \pi \right]§svg§600§FALSE§</svg:desc><draw:polygon draw:style-name="gr2" draw:text-style-name="P22" svg:width="0.5984in" svg:height="0.1492in" svg:x="0.0016in" svg:y="0.0075in" svg:viewBox="0 0 1521 380" draw:points="761,380 0,380 0,0 1521,0 1521,380"><text:p/></draw:polygon><draw:path draw:style-name="gr3" draw:text-style-name="P23" svg:width="0.0685in" svg:height="0.1193in" svg:x="0in" svg:y="0.0071in" svg:viewBox="0 0 175 304" svg:d="M175 86c0-27-8-86-51-86-59 0-124 119-124 216 0 41 12 88 50 88 60 0 125-123 125-218zM46 145c6-27 14-61 32-91 11-22 26-44 46-44 21 0 22 26 22 50 0 22-2 43-13 85zM130 158c-5 20-14 56-30 86-15 28-30 50-50 50-14 0-22-13-22-52 0-18 3-43 13-84z"><text:p/></draw:path><draw:path draw:style-name="gr3" draw:text-style-name="P23" svg:width="0.0831in" svg:height="0.0965in" svg:x="0.1354in" svg:y="0.0339in" svg:viewBox="0 0 212 246" svg:d="M197 132c7 0 15 0 15-10 0-8-8-8-15-8h-180c5-56 54-97 114-97h66c7 0 15 0 15-9 0-8-8-8-15-8h-67c-72 0-130 55-130 122 0 68 58 124 130 124h67c7 0 15 0 15-8 0-10-8-10-15-10h-66c-60 0-109-40-114-96z"><text:p/></draw:path><draw:polygon draw:style-name="gr3" draw:text-style-name="P23" svg:width="0.0228in" svg:height="0.1657in" svg:x="0.298in" svg:y="0in" svg:viewBox="0 0 59 422" draw:points="59,422 59,406 17,406 17,17 59,17 59,0 0,0 0,422"><text:p/></draw:polygon><draw:path draw:style-name="gr3" draw:text-style-name="P23" svg:width="0.0701in" svg:height="0.1138in" svg:x="0.3315in" svg:y="0.013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23" svg:width="0.0193in" svg:height="0.0496in" svg:x="0.4224in" svg:y="0.1067in" svg:viewBox="0 0 50 127" svg:d="M50 44c0-27-10-44-27-44-15 0-23 11-23 22 0 12 8 24 23 24 5 0 11-3 14-6 3-2 3-2 4-2v6c0 32-15 58-29 71-5 5-5 6-5 7 0 4 1 5 5 5 5 0 38-33 38-83z"><text:p/></draw:path><draw:path draw:style-name="gr3" draw:text-style-name="P23" svg:width="0.0894in" svg:height="0.0732in" svg:x="0.4862in" svg:y="0.052in" svg:viewBox="0 0 228 187" svg:d="M101 25h48c-15 63-18 81-18 109 0 6 0 17 3 32 4 19 9 21 16 21 8 0 17-7 17-17 0-1 0-2-3-8-13-30-13-59-13-70 0-22 4-45 9-67h49c5 0 19 0 19-14 0-11-8-11-16-11h-142c-10 0-26 0-44 20-15 16-26 35-26 38 0 1 0 4 5 4 3 0 5-2 7-4 20-33 46-33 53-33h25c-14 51-36 102-54 141-4 6-4 7-4 9 0 10 8 12 12 12 14 0 16-12 21-27 7-20 7-21 12-42z"><text:p/></draw:path><draw:polygon draw:style-name="gr3" draw:text-style-name="P23" svg:width="0.0228in" svg:height="0.1657in" svg:x="0.5858in" svg:y="0in" svg:viewBox="0 0 59 422" draw:points="59,0 0,0 0,17 41,17 41,406 0,406 0,422 59,422"><text:p/></draw:polygon></draw:g></text:p>
      <text:p text:style-name="P17"/>
      <text:p text:style-name="P17"/>
      <text:p text:style-name="P19"><draw:g text:anchor-type="as-char" svg:y="-0.1602in" draw:z-index="38" draw:style-name="gr4"><svg:title>TexMaths</svg:title><svg:desc>12§display§P\left( 0\right)=\left| \left\langle 0 | \psi \right\rangle \right|^{2} = \cos^{2} \left( \theta / 2 \right),§svg§600§FALSE§</svg:desc><draw:polygon draw:style-name="gr5" draw:text-style-name="P22" svg:width="2.098in" svg:height="0.1858in" svg:x="0.0016in" svg:y="0.0083in" svg:viewBox="0 0 5330 473" draw:points="2665,473 0,473 0,0 5330,0 5330,473"><text:p/></draw:polygon><draw:path draw:style-name="gr6" draw:text-style-name="P23" svg:width="0.1185in" svg:height="0.1138in" svg:x="0in" svg:y="0.0476in" svg:viewBox="0 0 302 290" svg:d="M112 156h72c58 0 118-44 118-91 0-34-27-65-84-65h-136c-8 0-12 0-12 7 0 6 3 6 12 6 4 0 12 0 18 1 7 0 8 3 8 8 0 0 0 2 0 7l-58 228c-4 16-4 19-38 19-7 0-12 0-12 9 0 5 5 5 7 5 11 0 41-2 53-2 10 0 19 0 28 0 8 0 18 2 26 2 4 0 8 0 8-9 0-5-3-5-10-5-16 0-28 0-28-8 0-1 0-4 1-6zM142 29c4-15 4-16 22-16h41c35 0 58 12 58 41 0 16-9 53-25 69-21 19-47 21-65 21h-60z"><text:p/></draw:path><draw:path draw:style-name="gr7" draw:text-style-name="P23" svg:width="0.0382in" svg:height="0.1661in" svg:x="0.1673in" svg:y="0.0366in" svg:viewBox="0 0 98 423" svg:d="M98 419c0-1 0-2-7-9-53-53-66-132-66-199 0-73 16-146 69-199 4-5 4-6 4-8 0-3-1-4-4-4-4 0-42 29-68 83-21 46-26 92-26 128 0 34 5 86 28 134 26 52 62 78 66 78 3 0 4-1 4-4z"><text:p/></draw:path><draw:path draw:style-name="gr8" draw:text-style-name="P23" svg:width="0.0701in" svg:height="0.1146in" svg:x="0.2217in" svg:y="0.05in" svg:viewBox="0 0 179 292" svg:d="M179 147c0-34-3-68-18-100-19-40-53-47-72-47-24 0-57 11-73 50-14 29-16 63-16 97 0 32 2 69 19 102 18 33 49 43 70 43 24 0 55-10 74-49 13-29 16-63 16-96zM89 282c-16 0-42-9-48-51-5-26-5-65-5-89 0-28 0-55 2-78 9-51 41-54 51-54 14 0 42 7 50 49 4 24 4 55 4 83 0 31 0 60-5 86-6 41-30 54-49 54z"><text:p/></draw:path><draw:path draw:style-name="gr9" draw:text-style-name="P23" svg:width="0.0382in" svg:height="0.1661in" svg:x="0.3075in" svg:y="0.0366in" svg:viewBox="0 0 98 423" svg:d="M98 211c0-32-4-84-27-132-25-51-63-79-67-79-2 0-4 2-4 4s0 3 7 10c43 41 67 109 67 197 0 73-15 148-68 201-6 5-6 6-6 7 0 3 2 4 4 4 4 0 43-29 68-83 22-46 26-92 26-129z"><text:p/></draw:path><draw:path draw:style-name="gr10" draw:text-style-name="P23" svg:width="0.1102in" svg:height="0.039in" svg:x="0.4181in" svg:y="0.0996in" svg:viewBox="0 0 281 100" svg:d="M266 17c8 0 15 0 15-9 0-8-7-8-13-8h-254c-7 0-14 0-14 8 0 9 7 9 14 9zM268 100c6 0 13 0 13-9 0-8-7-8-15-8h-252c-7 0-14 0-14 8 0 9 7 9 14 9z"><text:p/></draw:path><draw:path draw:style-name="gr11" draw:text-style-name="P23" svg:width="0.0067in" svg:height="0.1661in" svg:x="0.6039in" svg:y="0.0366in" svg:viewBox="0 0 18 423" svg:d="M18 16c0-9 0-16-10-16-8 0-8 7-8 16v391c0 9 0 16 8 16 10 0 10-7 10-16z"><text:p/></draw:path><draw:path draw:style-name="gr12" draw:text-style-name="P23" svg:width="0.037in" svg:height="0.1661in" svg:x="0.6488in" svg:y="0.0366in" svg:viewBox="0 0 95 423" svg:d="M94 17c1-5 1-6 1-9 0-4-4-8-9-8-3 0-7 2-9 10l-75 194c-1 3-2 5-2 7s0 3 2 8l75 194c2 5 3 10 9 10 5 0 9-4 9-7s0-4-1-9l-77-196z"><text:p/></draw:path><draw:path draw:style-name="gr13" draw:text-style-name="P23" svg:width="0.0701in" svg:height="0.1146in" svg:x="0.7012in" svg:y="0.05in" svg:viewBox="0 0 179 292" svg:d="M179 147c0-34-3-68-18-100-19-40-53-47-72-47-24 0-57 11-73 50-14 29-16 63-16 97 0 32 2 69 19 102 18 33 49 43 70 43 24 0 55-10 74-49 13-29 16-63 16-96zM89 282c-16 0-42-9-48-51-5-26-5-65-5-89 0-28 0-55 2-78 9-51 41-54 51-54 14 0 43 7 50 49 4 24 4 55 4 83 0 31 0 60-5 86-6 41-30 54-49 54z"><text:p/></draw:path><draw:path draw:style-name="gr14" draw:text-style-name="P23" svg:width="0.0067in" svg:height="0.1661in" svg:x="0.7976in" svg:y="0.0366in" svg:viewBox="0 0 18 423" svg:d="M18 16c0-9 0-16-10-16-8 0-8 7-8 16v391c0 9 0 16 8 16 10 0 10-7 10-16z"><text:p/></draw:path><draw:path draw:style-name="gr15" draw:text-style-name="P23" svg:width="0.1008in" svg:height="0.1496in" svg:x="0.8287in" svg:y="0.0457in" svg:viewBox="0 0 257 381" svg:d="M192 11c0-1 1-4 1-6 0-5-3-5-5-5-4 0-4 1-7 8l-69 280c-33-3-48-19-48-46 0-9 0-21 21-80 3-6 5-12 5-20 0-19-13-35-35-35-39 0-55 61-55 65 0 3 4 3 5 3 5 0 5 0 7-7 11-41 29-51 43-51 3 0 10 0 10 13 0 11-5 21-10 36-19 53-19 65-19 72 0 40 32 58 72 60-2 14-2 16-8 38-2 5-11 39-11 41 0 0 0 4 6 4 1 0 3 0 3-2 2 0 5-11 5-17l17-63c16 0 53 0 92-47 17-19 27-37 32-49 3-11 13-48 13-66 0-24-12-30-19-30-10 0-21 11-21 20 0 5 1 8 6 11 5 5 15 16 15 36 0 28-22 63-36 78-38 38-65 38-80 38z"><text:p/></draw:path><draw:path draw:style-name="gr16" draw:text-style-name="P23" svg:width="0.037in" svg:height="0.1661in" svg:x="0.9472in" svg:y="0.0366in" svg:viewBox="0 0 95 423" svg:d="M94 219c1-5 1-6 1-8 0-1 0-2-1-7l-76-194c-2-8-5-10-10-10-4 0-8 4-8 8 0 2 0 3 2 8l76 195-76 196c-2 5-2 5-2 9 0 3 4 7 8 7 6 0 8-4 9-7z"><text:p/></draw:path><draw:path draw:style-name="gr17" draw:text-style-name="P23" svg:width="0.0067in" svg:height="0.1661in" svg:x="1.0224in" svg:y="0.0366in" svg:viewBox="0 0 18 423" svg:d="M18 16c0-9 0-16-10-16-8 0-8 7-8 16v391c0 9 0 16 8 16 10 0 10-7 10-16z"><text:p/></draw:path><draw:path draw:style-name="gr18" draw:text-style-name="P23" svg:width="0.0516in" svg:height="0.0772in" svg:x="1.0559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19" draw:text-style-name="P23" svg:width="0.1102in" svg:height="0.039in" svg:x="1.1787in" svg:y="0.0996in" svg:viewBox="0 0 281 100" svg:d="M266 17c8 0 15 0 15-9 0-8-7-8-13-8h-254c-7 0-14 0-14 8 0 9 7 9 14 9zM268 100c6 0 13 0 13-9 0-8-7-8-15-8h-252c-7 0-14 0-14 8 0 9 7 9 14 9z"><text:p/></draw:path><draw:path draw:style-name="gr20" draw:text-style-name="P23" svg:width="0.063in" svg:height="0.0764in" svg:x="1.3504in" svg:y="0.0862in" svg:viewBox="0 0 161 195" svg:d="M36 99c0-70 34-88 56-88 4 0 30 0 46 15-18 2-20 15-20 20 0 10 8 19 19 19 12 0 20-7 20-19 0-29-32-46-65-46-52 0-92 46-92 99 0 54 42 96 91 96 57 0 70-51 70-56 0-3-4-3-5-3-4 0-5 1-5 3-13 40-41 46-56 46-22 0-59-19-59-86z"><text:p/></draw:path><draw:path draw:style-name="gr21" draw:text-style-name="P23" svg:width="0.0736in" svg:height="0.0764in" svg:x="1.4228in" svg:y="0.0862in" svg:viewBox="0 0 188 195" svg:d="M188 99c0-53-43-99-94-99-53 0-94 46-94 99 0 55 44 96 94 96 51 0 94-42 94-96zM94 185c-18 0-36-10-48-29-10-19-10-44-10-60 0-17 0-40 10-59s31-27 48-27c19 0 37 8 48 26 10 19 10 43 10 60 0 16 0 39-9 57-9 19-28 32-49 32z"><text:p/></draw:path><draw:path draw:style-name="gr22" draw:text-style-name="P23" svg:width="0.0543in" svg:height="0.0764in" svg:x="1.5067in" svg:y="0.0862in" svg:viewBox="0 0 139 195" svg:d="M74 108c10 1 44 9 44 39 0 21-15 38-48 38-35 0-51-24-58-60-1-5-2-7-6-7-6 0-6 3-6 11v56c0 7 0 10 5 10 2 0 2 0 11-9 1-1 1-1 8-9 18 18 37 18 46 18 49 0 69-29 69-59 0-23-13-35-18-41-14-13-31-16-48-20-24-5-53-10-53-34 0-16 11-34 48-34 46 0 50 39 50 53 0 4 4 4 4 4 6 0 6-3 6-11v-42c0-9 0-11-4-11-2 0-3 0-9 5-1 2-6 6-7 7-16-12-34-12-40-12-51 0-68 29-68 52 0 15 7 27 18 37 13 10 26 13 56 19z"><text:p/></draw:path><draw:path draw:style-name="gr23" draw:text-style-name="P23" svg:width="0.0516in" svg:height="0.0772in" svg:x="1.574in" svg:y="0.0146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24" draw:text-style-name="P23" svg:width="0.0382in" svg:height="0.1661in" svg:x="1.6858in" svg:y="0.0366in" svg:viewBox="0 0 98 423" svg:d="M98 419c0-1 0-2-7-9-53-53-66-132-66-199 0-73 16-146 69-199 4-5 4-6 4-8 0-3-1-4-4-4-4 0-42 29-68 83-21 46-26 92-26 128 0 34 5 86 28 134 26 52 62 78 66 78 3 0 4-1 4-4z"><text:p/></draw:path><draw:path draw:style-name="gr25" draw:text-style-name="P23" svg:width="0.0685in" svg:height="0.1193in" svg:x="1.7406in" svg:y="0.0433in" svg:viewBox="0 0 175 304" svg:d="M175 87c0-28-8-87-51-87-59 0-124 119-124 216 0 41 12 88 50 88 60 0 125-123 125-217zM46 145c6-27 14-61 32-91 11-22 26-44 46-44 21 0 22 26 22 50 0 22-2 43-13 85zM130 159c-5 19-14 55-30 85-15 29-30 50-50 50-14 0-22-12-22-51 0-18 3-44 13-84z"><text:p/></draw:path><draw:path draw:style-name="gr26" draw:text-style-name="P23" svg:width="0.065in" svg:height="0.1661in" svg:x="1.8256in" svg:y="0.0366in" svg:viewBox="0 0 166 423" svg:d="M163 17c3-6 3-9 3-9 0-4-5-8-10-8-2 0-5 1-6 4l-148 403c-2 5-2 8-2 9 0 3 4 7 8 7 6 0 8-2 10-10z"><text:p/></draw:path><draw:path draw:style-name="gr27" draw:text-style-name="P23" svg:width="0.0661in" svg:height="0.1106in" svg:x="1.9071in" svg:y="0.05in" svg:viewBox="0 0 169 282" svg:d="M32 250l46-45c66-58 91-80 91-122 0-49-37-83-90-83-48 0-79 40-79 77 0 23 22 23 22 23 8 0 22-5 22-22 0-11-8-23-22-23-4 0-4 0-5 1 9-27 32-43 57-43 39 0 57 34 57 70 0 34-22 67-45 92l-81 92c-5 5-5 6-5 15h157l12-73h-11c-2 12-4 31-8 37-4 4-32 4-41 4z"><text:p/></draw:path><draw:path draw:style-name="gr28" draw:text-style-name="P23" svg:width="0.0382in" svg:height="0.1661in" svg:x="1.9917in" svg:y="0.0366in" svg:viewBox="0 0 98 423" svg:d="M98 211c0-32-4-84-27-132-25-51-63-79-67-79-2 0-4 2-4 4s0 3 7 10c43 41 67 109 67 197 0 73-15 148-68 201-6 5-6 6-6 7 0 3 2 4 4 4 4 0 43-29 68-83 22-46 26-92 26-129z"><text:p/></draw:path><draw:path draw:style-name="gr29" draw:text-style-name="P23" svg:width="0.0193in" svg:height="0.0496in" svg:x="2.0886in" svg:y="0.1433in" svg:viewBox="0 0 50 127" svg:d="M50 44c0-27-10-44-27-44-15 0-23 11-23 22 0 12 8 24 23 24 5 0 11-3 14-6 3-2 3-2 4-2v6c0 32-15 58-29 71-5 5-5 6-5 8 0 3 1 4 5 4 5 0 38-33 38-83z"><text:p/></draw:path></draw:g></text:p>
      <text:p text:style-name="P19"/>
      <text:p text:style-name="P19"><draw:g text:anchor-type="as-char" svg:y="-0.1602in" draw:z-index="39" draw:style-name="gr4"><svg:title>TexMaths</svg:title><svg:desc>12§display§P\left( 1\right)=\left| \left\langle 1 | \psi \right\rangle \right|^{2} = \sin^{2} \left( \theta / 2 \right),§svg§600§FALSE§</svg:desc><draw:polygon draw:style-name="gr30" draw:text-style-name="P22" svg:width="2.0799in" svg:height="0.1858in" svg:x="0.0016in" svg:y="0.0083in" svg:viewBox="0 0 5284 473" draw:points="2643,473 0,473 0,0 5284,0 5284,473"><text:p/></draw:polygon><draw:path draw:style-name="gr31" draw:text-style-name="P23" svg:width="0.1185in" svg:height="0.1138in" svg:x="0in" svg:y="0.0476in" svg:viewBox="0 0 302 290" svg:d="M112 156h72c58 0 118-44 118-91 0-34-27-65-84-65h-136c-8 0-12 0-12 7 0 6 3 6 12 6 4 0 12 0 18 1 7 0 8 3 8 8 0 0 0 2 0 7l-58 228c-4 16-4 19-38 19-7 0-12 0-12 9 0 5 5 5 7 5 11 0 41-2 53-2 10 0 19 0 28 0 8 0 18 2 26 2 4 0 8 0 8-9 0-5-3-5-10-5-16 0-28 0-28-8 0-1 0-4 1-6zM142 29c4-15 4-16 22-16h41c35 0 58 12 58 41 0 16-9 53-25 69-21 19-47 21-65 21h-60z"><text:p/></draw:path><draw:path draw:style-name="gr32" draw:text-style-name="P23" svg:width="0.0382in" svg:height="0.1661in" svg:x="0.1673in" svg:y="0.0366in" svg:viewBox="0 0 98 423" svg:d="M98 419c0-1 0-2-7-9-53-53-66-132-66-199 0-73 16-146 69-199 4-5 4-6 4-8 0-3-1-4-4-4-4 0-42 29-68 83-21 46-26 92-26 128 0 34 5 86 28 134 26 52 62 78 66 78 3 0 4-1 4-4z"><text:p/></draw:path><draw:path draw:style-name="gr33" draw:text-style-name="P23" svg:width="0.0547in" svg:height="0.1106in" svg:x="0.2295in" svg:y="0.05in" svg:viewBox="0 0 140 282" svg:d="M88 11c0-10 0-11-10-11-28 26-65 26-78 26v15c8 0 34 0 55-12v220c0 15 0 20-38 20h-15v13c15-1 53-1 69-1 18 0 54 0 69 1v-13h-13c-38 0-39-5-39-20z"><text:p/></draw:path><draw:path draw:style-name="gr34" draw:text-style-name="P23" svg:width="0.0382in" svg:height="0.1661in" svg:x="0.3075in" svg:y="0.0366in" svg:viewBox="0 0 98 423" svg:d="M98 211c0-32-4-84-27-132-25-51-63-79-67-79-2 0-4 2-4 4s0 3 7 10c43 41 67 109 67 197 0 73-15 148-68 201-6 5-6 6-6 7 0 3 2 4 4 4 4 0 43-29 68-83 22-46 26-92 26-129z"><text:p/></draw:path><draw:path draw:style-name="gr35" draw:text-style-name="P23" svg:width="0.1102in" svg:height="0.039in" svg:x="0.4181in" svg:y="0.0996in" svg:viewBox="0 0 281 100" svg:d="M266 17c8 0 15 0 15-9 0-8-7-8-13-8h-254c-7 0-14 0-14 8 0 9 7 9 14 9zM268 100c6 0 13 0 13-9 0-8-7-8-15-8h-252c-7 0-14 0-14 8 0 9 7 9 14 9z"><text:p/></draw:path><draw:path draw:style-name="gr36" draw:text-style-name="P23" svg:width="0.0067in" svg:height="0.1661in" svg:x="0.6039in" svg:y="0.0366in" svg:viewBox="0 0 18 423" svg:d="M18 16c0-9 0-16-10-16-8 0-8 7-8 16v391c0 9 0 16 8 16 10 0 10-7 10-16z"><text:p/></draw:path><draw:path draw:style-name="gr37" draw:text-style-name="P23" svg:width="0.037in" svg:height="0.1661in" svg:x="0.6488in" svg:y="0.0366in" svg:viewBox="0 0 95 423" svg:d="M94 17c1-5 1-6 1-9 0-4-4-8-9-8-3 0-7 2-9 10l-75 194c-1 3-2 5-2 7s0 3 2 8l75 194c2 5 3 10 9 10 5 0 9-4 9-7s0-4-1-9l-77-196z"><text:p/></draw:path><draw:path draw:style-name="gr38" draw:text-style-name="P23" svg:width="0.0547in" svg:height="0.1106in" svg:x="0.7098in" svg:y="0.05in" svg:viewBox="0 0 140 282" svg:d="M88 11c0-10 0-11-11-11-27 26-64 26-77 26v15c8 0 34 0 55-12v220c0 15 0 20-38 20h-15v13c15-1 53-1 69-1 18 0 54 0 69 1v-13h-13c-38 0-39-5-39-20z"><text:p/></draw:path><draw:path draw:style-name="gr39" draw:text-style-name="P23" svg:width="0.0067in" svg:height="0.1661in" svg:x="0.7976in" svg:y="0.0366in" svg:viewBox="0 0 18 423" svg:d="M18 16c0-9 0-16-10-16-8 0-8 7-8 16v391c0 9 0 16 8 16 10 0 10-7 10-16z"><text:p/></draw:path><draw:path draw:style-name="gr40" draw:text-style-name="P23" svg:width="0.1008in" svg:height="0.1496in" svg:x="0.8287in" svg:y="0.0457in" svg:viewBox="0 0 257 381" svg:d="M192 11c0-1 1-4 1-6 0-5-3-5-5-5-4 0-4 1-7 8l-69 280c-33-3-48-19-48-46 0-9 0-21 21-80 3-6 5-12 5-20 0-19-13-35-35-35-39 0-55 61-55 65 0 3 4 3 5 3 5 0 5 0 7-7 11-41 29-51 43-51 3 0 10 0 10 13 0 11-5 21-10 36-19 53-19 65-19 72 0 40 32 58 72 60-2 14-2 16-8 38-2 5-11 39-11 41 0 0 0 4 6 4 1 0 3 0 3-2 2 0 5-11 5-17l17-63c16 0 53 0 92-47 17-19 27-37 32-49 3-11 13-48 13-66 0-24-12-30-19-30-10 0-21 11-21 20 0 5 1 8 6 11 5 5 15 16 15 36 0 28-22 63-36 78-38 38-65 38-80 38z"><text:p/></draw:path><draw:path draw:style-name="gr41" draw:text-style-name="P23" svg:width="0.037in" svg:height="0.1661in" svg:x="0.9472in" svg:y="0.0366in" svg:viewBox="0 0 95 423" svg:d="M94 219c1-5 1-6 1-8 0-1 0-2-1-7l-76-194c-2-8-5-10-10-10-4 0-8 4-8 8 0 2 0 3 2 8l76 195-76 196c-2 5-2 5-2 9 0 3 4 7 8 7 6 0 8-4 9-7z"><text:p/></draw:path><draw:path draw:style-name="gr42" draw:text-style-name="P23" svg:width="0.0067in" svg:height="0.1661in" svg:x="1.0224in" svg:y="0.0366in" svg:viewBox="0 0 18 423" svg:d="M18 16c0-9 0-16-10-16-8 0-8 7-8 16v391c0 9 0 16 8 16 10 0 10-7 10-16z"><text:p/></draw:path><draw:path draw:style-name="gr43" draw:text-style-name="P23" svg:width="0.0516in" svg:height="0.0772in" svg:x="1.0559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44" draw:text-style-name="P23" svg:width="0.1102in" svg:height="0.039in" svg:x="1.1787in" svg:y="0.0996in" svg:viewBox="0 0 281 100" svg:d="M266 17c8 0 15 0 15-9 0-8-7-8-13-8h-254c-7 0-14 0-14 8 0 9 7 9 14 9zM268 100c6 0 13 0 13-9 0-8-7-8-15-8h-252c-7 0-14 0-14 8 0 9 7 9 14 9z"><text:p/></draw:path><draw:path draw:style-name="gr45" draw:text-style-name="P23" svg:width="0.0543in" svg:height="0.0764in" svg:x="1.3504in" svg:y="0.0862in" svg:viewBox="0 0 139 195" svg:d="M74 108c10 1 44 9 44 39 0 21-15 38-48 38-35 0-51-24-58-60-1-5-2-7-6-7-6 0-6 3-6 11v56c0 7 0 10 5 10 2 0 2 0 11-9 1-1 1-1 8-9 18 18 37 18 46 18 49 0 69-29 69-59 0-23-13-35-18-41-14-13-31-16-48-20-24-5-53-10-53-34 0-16 11-34 48-34 46 0 50 39 50 53 0 4 4 4 4 4 6 0 6-3 6-11v-42c0-9 0-11-4-11-2 0-3 0-9 5-1 2-6 6-7 7-16-12-34-12-40-12-51 0-68 29-68 52 0 15 7 27 18 37 13 10 26 13 56 19z"><text:p/></draw:path><draw:path draw:style-name="gr46" draw:text-style-name="P23" svg:width="0.0354in" svg:height="0.1114in" svg:x="1.4157in" svg:y="0.0496in" svg:viewBox="0 0 91 284" svg:d="M61 96l-59 5v13c28 0 32 3 32 23v114c0 19-5 19-34 19v14c13-2 36-2 47-2 14 0 30 0 44 2v-14c-27 0-30-2-30-18zM64 22c0-14-11-22-23-22-15 0-23 12-23 22 0 12 8 24 23 24 12 0 23-10 23-24z"><text:p/></draw:path><draw:path draw:style-name="gr47" draw:text-style-name="P23" svg:width="0.0839in" svg:height="0.0732in" svg:x="1.4618in" svg:y="0.0874in" svg:viewBox="0 0 214 187" svg:d="M32 41v115c0 18-3 18-32 18v13c14 0 36-1 48-1 11 0 32 1 47 1v-13c-28 0-33 0-33-18v-79c0-45 30-67 57-67s32 22 32 46v100c0 18-5 18-33 18v13c14 0 37-1 48-1 10 0 33 1 48 1v-13c-23 0-34 0-34-13v-80c0-37 0-50-13-65-6-8-21-16-45-16-31 0-50 18-62 44v-44l-60 5v13c30 0 32 4 32 23z"><text:p/></draw:path><draw:path draw:style-name="gr48" draw:text-style-name="P23" svg:width="0.0516in" svg:height="0.0772in" svg:x="1.5559in" svg:y="0.0134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49" draw:text-style-name="P23" svg:width="0.0382in" svg:height="0.1661in" svg:x="1.6673in" svg:y="0.0366in" svg:viewBox="0 0 98 423" svg:d="M98 419c0-1 0-2-7-9-53-53-66-132-66-199 0-73 16-146 69-199 4-5 4-6 4-8 0-3-1-4-4-4-4 0-42 29-68 83-21 46-26 92-26 128 0 34 5 86 28 134 26 52 62 78 66 78 3 0 4-1 4-4z"><text:p/></draw:path><draw:path draw:style-name="gr50" draw:text-style-name="P23" svg:width="0.0685in" svg:height="0.1193in" svg:x="1.7228in" svg:y="0.0433in" svg:viewBox="0 0 175 304" svg:d="M175 87c0-28-8-87-51-87-59 0-124 119-124 216 0 41 12 88 50 88 60 0 125-123 125-217zM46 145c6-27 14-61 32-91 11-22 26-44 46-44 21 0 22 26 22 50 0 22-2 43-13 85zM130 159c-5 19-14 55-30 85-15 29-30 50-50 50-14 0-22-12-22-51 0-18 3-44 13-84z"><text:p/></draw:path><draw:path draw:style-name="gr51" draw:text-style-name="P23" svg:width="0.065in" svg:height="0.1661in" svg:x="1.8075in" svg:y="0.0366in" svg:viewBox="0 0 166 423" svg:d="M163 17c3-6 3-9 3-9 0-4-5-8-10-8-2 0-5 1-6 4l-148 403c-2 5-2 8-2 9 0 3 4 7 8 7 6 0 8-2 10-10z"><text:p/></draw:path><draw:path draw:style-name="gr52" draw:text-style-name="P23" svg:width="0.0661in" svg:height="0.1106in" svg:x="1.889in" svg:y="0.05in" svg:viewBox="0 0 169 282" svg:d="M32 250l46-45c66-58 91-80 91-122 0-49-37-83-90-83-48 0-79 40-79 77 0 23 22 23 22 23 8 0 22-5 22-22 0-11-8-23-22-23-4 0-4 0-5 1 9-27 32-43 57-43 39 0 57 34 57 70 0 34-22 67-45 92l-81 92c-5 5-5 6-5 15h157l12-73h-11c-2 12-4 31-8 37-4 4-32 4-41 4z"><text:p/></draw:path><draw:path draw:style-name="gr53" draw:text-style-name="P23" svg:width="0.0382in" svg:height="0.1661in" svg:x="1.9736in" svg:y="0.0366in" svg:viewBox="0 0 98 423" svg:d="M98 211c0-32-4-84-27-132-25-51-63-79-67-79-2 0-4 2-4 4s0 3 7 10c43 41 67 109 67 197 0 73-15 148-68 201-6 5-6 6-6 7 0 3 2 4 4 4 4 0 43-29 68-83 22-46 26-92 26-129z"><text:p/></draw:path><draw:path draw:style-name="gr54" draw:text-style-name="P23" svg:width="0.0193in" svg:height="0.0496in" svg:x="2.0705in" svg:y="0.1433in" svg:viewBox="0 0 50 127" svg:d="M50 44c0-27-10-44-27-44-15 0-23 11-23 22 0 12 8 24 23 24 5 0 11-3 14-6 3-2 3-2 4-2v6c0 32-15 58-29 71-5 5-5 6-5 8 0 3 1 4 5 4 5 0 38-33 38-83z"><text:p/></draw:path></draw:g></text:p>
      <text:p text:style-name="P19"/>
      <text:p text:style-name="P20"><draw:g text:anchor-type="as-char" svg:y="-0.1252in" draw:z-index="40" draw:style-name="gr4"><svg:title>TexMaths</svg:title><svg:desc>12§display§\left| \vec{r} \right| = 1§svg§600§FALSE§</svg:desc><draw:polygon draw:style-name="gr55" draw:text-style-name="P22" svg:width="0.4457in" svg:height="0.1492in" svg:x="0in" svg:y="0.0083in" svg:viewBox="0 0 1133 380" draw:points="568,380 0,380 0,0 1133,0 1133,380"><text:p/></draw:polygon><draw:path draw:style-name="gr56" draw:text-style-name="P23" svg:width="0.0067in" svg:height="0.1657in" svg:x="0.0114in" svg:y="0.0004in" svg:viewBox="0 0 18 422" svg:d="M18 16c0-9 0-16-10-16-8 0-8 7-8 16v391c0 8 0 15 8 15 10 0 10-7 10-15z"><text:p/></draw:path><draw:path draw:style-name="gr57" draw:text-style-name="P23" svg:width="0.0736in" svg:height="0.0327in" svg:x="0.063in" svg:y="0.0063in" svg:viewBox="0 0 188 84" svg:d="M151 50c-6 6-20 18-20 26 0 4 3 8 8 8 4 0 6-2 7-5 6-6 16-19 34-29 4 0 8-3 8-8 0-4-3-6-7-8-8-8-13-15-17-24-1-4-2-10-8-10s-8 6-8 8c0 4 3 17 9 26h-143c-7 0-14 0-14 8s7 8 14 8z"><text:p/></draw:path><draw:path draw:style-name="gr58" draw:text-style-name="P23" svg:width="0.0677in" svg:height="0.0752in" svg:x="0.0425in" svg:y="0.0512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59" draw:text-style-name="P23" svg:width="0.0067in" svg:height="0.1657in" svg:x="0.137in" svg:y="0.0004in" svg:viewBox="0 0 18 422" svg:d="M18 16c0-9 0-16-10-16-8 0-8 7-8 16v391c0 8 0 15 8 15 10 0 10-7 10-15z"><text:p/></draw:path><draw:path draw:style-name="gr60" draw:text-style-name="P23" svg:width="0.1102in" svg:height="0.039in" svg:x="0.2189in" svg:y="0.0634in" svg:viewBox="0 0 281 100" svg:d="M266 17c8 0 15 0 15-9 0-8-7-8-13-8h-254c-7 0-14 0-14 8 0 9 7 9 14 9zM268 100c6 0 13 0 13-9 0-8-7-8-15-8h-252c-7 0-14 0-14 8 0 9 7 9 14 9z"><text:p/></draw:path><draw:path draw:style-name="gr61" draw:text-style-name="P23" svg:width="0.0547in" svg:height="0.1106in" svg:x="0.3992in" svg:y="0.0138in" svg:viewBox="0 0 140 282" svg:d="M88 11c0-10 0-11-11-11-27 26-64 26-77 26v15c8 0 34 0 55-12v219c0 16 0 21-38 21h-15v13c15-1 53-1 69-1 18 0 54 0 69 1v-13h-13c-38 0-39-5-39-21z"><text:p/></draw:path></draw:g></text:p>
      <text:p text:style-name="P20"/>
      <text:p text:style-name="P20"><draw:g text:anchor-type="as-char" svg:y="-0.3402in" draw:z-index="41" draw:style-name="gr4"><svg:title>TexMaths</svg:title><svg:desc>12§display§\vec{r} = \left( \begin{array}{c} \sin\theta \cos\varphi \\ \sin\theta \sin\varphi \\ \cos\theta \end{array}\right)§svg§600§FALSE§</svg:desc><draw:polygon draw:style-name="gr62" draw:text-style-name="P22" svg:width="1.3976in" svg:height="0.5807in" svg:x="0.0004in" svg:y="0.0083in" svg:viewBox="0 0 3551 1476" draw:points="1775,1476 0,1476 0,0 3551,0 3551,1476"><text:p/></draw:polygon><draw:path draw:style-name="gr63" draw:text-style-name="P23" svg:width="0.0736in" svg:height="0.0327in" svg:x="0.022in" svg:y="0.2217in" svg:viewBox="0 0 188 84" svg:d="M151 50c-6 6-20 18-20 26 0 4 3 8 8 8 4 0 6-2 7-5 6-6 16-19 34-29 4 0 8-3 8-8 0-4-3-6-7-8-8-8-13-15-17-24-1-4-2-10-8-10s-8 6-8 8c0 4 3 17 9 26h-143c-7 0-14 0-14 8s7 8 14 8z"><text:p/></draw:path><draw:path draw:style-name="gr64" draw:text-style-name="P23" svg:width="0.0677in" svg:height="0.0752in" svg:x="0.0024in" svg:y="0.2665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65" draw:text-style-name="P23" svg:width="0.1102in" svg:height="0.039in" svg:x="0.1323in" svg:y="0.2787in" svg:viewBox="0 0 281 100" svg:d="M266 17c8 0 15 0 15-9 0-8-7-8-13-8h-254c-7 0-14 0-14 8 0 9 7 9 14 9zM268 100c6 0 13 0 13-9 0-8-7-8-15-8h-252c-7 0-14 0-14 8 0 9 7 9 14 9z"><text:p/></draw:path><draw:path draw:style-name="gr66" draw:text-style-name="P23" svg:width="0.0913in" svg:height="0.3004in" svg:x="0.3465in" svg:y="0in" svg:viewBox="0 0 233 764" svg:d="M36 764c8 0 11 0 11-6 1-296 36-542 183-748 3-4 3-5 3-6 0-4-3-4-10-4-6 0-7 0-8 1s-55 63-97 148c-57 111-92 238-107 392-3 14-11 101-11 201v17c0 5 2 5 12 5z"><text:p/></draw:path><draw:path draw:style-name="gr67" draw:text-style-name="P23" svg:width="0.0913in" svg:height="0.3004in" svg:x="0.3465in" svg:y="0.2969in" svg:viewBox="0 0 233 764" svg:d="M12 0c-10 0-12 0-12 5v17c0 257 46 409 60 452 29 92 76 192 145 278 7 8 9 9 11 11 0 0 1 1 7 1 7 0 10 0 10-5 0-1 0-1-3-5-140-195-183-430-183-748 0-6-3-6-11-6z"><text:p/></draw:path><draw:path draw:style-name="gr68" draw:text-style-name="P23" svg:width="0.0543in" svg:height="0.076in" svg:x="0.5323in" svg:y="0.0654in" svg:viewBox="0 0 139 194" svg:d="M74 108c10 1 44 8 44 38 0 22-15 39-48 39-35 0-51-24-58-60-1-5-2-7-6-7-6 0-6 3-6 10v57c0 7 0 9 5 9 2 0 2 0 11-8 1-1 1-1 8-10 18 18 37 18 46 18 49 0 69-29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69" draw:text-style-name="P23" svg:width="0.0354in" svg:height="0.111in" svg:x="0.5972in" svg:y="0.0283in" svg:viewBox="0 0 91 283" svg:d="M61 96l-59 5v13c28 0 32 2 32 23v114c0 19-5 19-34 19v13c13-1 36-1 47-1 14 0 30 0 44 1v-13c-27 0-30-3-30-18zM64 22c0-14-11-22-23-22-15 0-23 12-23 22 0 12 8 24 23 24 12 0 23-10 23-24z"><text:p/></draw:path><draw:path draw:style-name="gr70" draw:text-style-name="P23" svg:width="0.0839in" svg:height="0.0732in" svg:x="0.6437in" svg:y="0.0657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71" draw:text-style-name="P23" svg:width="0.0685in" svg:height="0.1189in" svg:x="0.765in" svg:y="0.022in" svg:viewBox="0 0 175 303" svg:d="M175 86c0-27-8-86-51-86-59 0-124 119-124 216 0 41 12 87 50 87 60 0 125-122 125-217zM46 145c6-27 14-61 32-91 11-22 26-44 46-44 21 0 22 26 22 50 0 22-2 43-13 85zM130 158c-5 19-14 55-30 85-15 29-30 51-50 51-14 0-22-13-22-52 0-18 3-43 13-84z"><text:p/></draw:path><draw:path draw:style-name="gr72" draw:text-style-name="P23" svg:width="0.063in" svg:height="0.076in" svg:x="0.8736in" svg:y="0.0654in" svg:viewBox="0 0 161 194" svg:d="M36 98c0-69 34-87 56-87 4 0 30 0 46 15-18 2-20 15-20 20 0 10 8 19 19 19 12 0 20-7 20-19 0-29-32-46-65-46-52 0-92 46-92 98 0 54 42 96 91 96 57 0 70-50 70-55 0-3-4-3-5-3-4 0-5 1-5 3-13 40-41 46-56 46-22 0-59-20-59-87z"><text:p/></draw:path><draw:path draw:style-name="gr73" draw:text-style-name="P23" svg:width="0.0736in" svg:height="0.076in" svg:x="0.9465in" svg:y="0.0654in" svg:viewBox="0 0 188 194" svg:d="M188 98c0-52-43-98-94-98-53 0-94 46-94 98 0 55 44 96 94 96 51 0 94-42 94-96zM94 185c-18 0-36-10-48-29-10-19-10-44-10-60 0-17 0-40 10-59s31-27 48-27c19 0 37 8 48 26 10 19 10 43 10 60 0 16 0 38-9 56-9 19-28 33-49 33z"><text:p/></draw:path><draw:path draw:style-name="gr74" draw:text-style-name="P23" svg:width="0.0543in" svg:height="0.076in" svg:x="1.0303in" svg:y="0.0654in" svg:viewBox="0 0 139 194" svg:d="M74 108c10 1 44 8 44 38 0 22-15 39-48 39-35 0-51-24-58-60-1-5-2-7-6-7-6 0-6 3-6 10v57c0 7 0 9 5 9 2 0 2 0 11-8 1-1 1-1 8-10 18 18 37 18 46 18 49 0 69-29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75" draw:text-style-name="P23" svg:width="0.0945in" svg:height="0.1094in" svg:x="1.1264in" svg:y="0.0657in" svg:viewBox="0 0 241 279" svg:d="M50 259c-1 6-1 6-1 8 0 9 7 12 11 12s12-1 17-12c1-2 2-16 14-76 4 0 7 1 15 1 69 0 135-67 135-133 0-34-17-59-48-59-61 0-87 83-113 164-45-8-69-32-69-62 0-12 11-59 35-88 4-3 4-4 4-6 0-1-1-3-6-3-12 0-44 61-44 102 0 39 28 70 73 81zM109 167c-3 0-5 0-7 0-5 0-6-2-6-2 0-1 7-39 8-46 14-54 47-94 84-94 30 0 41 22 41 43 0 47-54 99-120 99z"><text:p/></draw:path><draw:path draw:style-name="gr76" draw:text-style-name="P23" svg:width="0.0543in" svg:height="0.076in" svg:x="0.5409in" svg:y="0.2638in" svg:viewBox="0 0 139 194" svg:d="M74 108c10 1 44 8 44 38 0 22-15 39-48 39-35 0-51-24-58-60-1-5-2-7-6-7-6 0-6 3-6 10v57c0 7 0 9 5 9 2 0 2 0 11-8 1-1 1-1 8-10 18 18 37 18 46 18 49 0 69-29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77" draw:text-style-name="P23" svg:width="0.0354in" svg:height="0.111in" svg:x="0.6063in" svg:y="0.228in" svg:viewBox="0 0 91 283" svg:d="M61 96l-59 5v13c28 0 32 2 32 23v114c0 19-5 19-34 19v13c13-1 36-1 47-1 14 0 30 0 44 1v-13c-27 0-30-3-30-18zM64 22c0-14-11-22-23-22-15 0-23 12-23 22 0 12 8 24 23 24 12 0 23-10 23-24z"><text:p/></draw:path><draw:path draw:style-name="gr78" draw:text-style-name="P23" svg:width="0.0839in" svg:height="0.0732in" svg:x="0.6528in" svg:y="0.2657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79" draw:text-style-name="P23" svg:width="0.0685in" svg:height="0.1189in" svg:x="0.7744in" svg:y="0.2217in" svg:viewBox="0 0 175 303" svg:d="M175 86c0-27-8-86-51-86-59 0-124 119-124 216 0 41 12 87 50 87 60 0 125-122 125-217zM46 145c6-27 14-61 32-91 11-22 26-44 46-44 21 0 22 26 22 50 0 22-2 43-13 85zM130 158c-5 19-14 55-30 85-15 29-30 51-50 51-14 0-22-13-22-52 0-18 3-43 13-84z"><text:p/></draw:path><draw:path draw:style-name="gr80" draw:text-style-name="P23" svg:width="0.0543in" svg:height="0.076in" svg:x="0.8827in" svg:y="0.2638in" svg:viewBox="0 0 139 194" svg:d="M74 108c10 1 44 8 44 38 0 22-15 39-48 39-35 0-51-24-58-60-1-5-2-7-6-7-6 0-6 3-6 10v57c0 7 0 9 5 9 2 0 2 0 11-8 1-1 1-1 8-10 18 18 37 18 46 18 49 0 69-29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81" draw:text-style-name="P23" svg:width="0.0354in" svg:height="0.111in" svg:x="0.9484in" svg:y="0.228in" svg:viewBox="0 0 91 283" svg:d="M61 96l-59 5v13c28 0 32 2 32 23v114c0 19-5 19-34 19v13c13-1 36-1 47-1 14 0 30 0 44 1v-13c-27 0-30-3-30-18zM64 22c0-14-11-22-23-22-15 0-23 12-23 22 0 12 8 24 23 24 12 0 23-10 23-24z"><text:p/></draw:path><draw:path draw:style-name="gr82" draw:text-style-name="P23" svg:width="0.0839in" svg:height="0.0732in" svg:x="0.9941in" svg:y="0.2657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83" draw:text-style-name="P23" svg:width="0.0945in" svg:height="0.1094in" svg:x="1.1173in" svg:y="0.2657in" svg:viewBox="0 0 241 279" svg:d="M50 259c-1 6-1 6-1 8 0 9 7 12 12 12 3 0 11-1 16-12 1-2 2-16 14-76 4 0 7 1 15 1 69 0 135-67 135-133 0-34-17-59-48-59-61 0-87 83-113 164-45-8-69-32-69-62 0-12 11-59 35-88 4-3 4-4 4-6 0-1-1-3-6-3-12 0-44 61-44 102 0 39 28 70 73 81zM109 167c-3 0-5 0-7 0-5 0-6-2-6-2 0-1 7-39 8-46 14-54 47-94 84-94 30 0 41 22 41 43 0 47-54 99-120 99z"><text:p/></draw:path><draw:path draw:style-name="gr84" draw:text-style-name="P23" svg:width="0.063in" svg:height="0.076in" svg:x="0.7157in" svg:y="0.4634in" svg:viewBox="0 0 161 194" svg:d="M36 98c0-69 34-87 56-87 4 0 30 0 46 15-18 2-20 15-20 20 0 10 8 19 19 19 12 0 20-7 20-19 0-29-32-46-65-46-52 0-92 46-92 98 0 54 42 96 91 96 57 0 70-50 70-55 0-3-4-3-5-3-4 0-5 1-5 3-13 40-41 46-56 46-22 0-59-20-59-87z"><text:p/></draw:path><draw:path draw:style-name="gr85" draw:text-style-name="P23" svg:width="0.0736in" svg:height="0.076in" svg:x="0.7886in" svg:y="0.4634in" svg:viewBox="0 0 188 194" svg:d="M188 98c0-52-43-98-94-98-53 0-94 46-94 98 0 55 44 96 94 96 51 0 94-42 94-96zM94 185c-18 0-36-10-48-29-10-19-10-44-10-60 0-17 0-40 10-59s31-27 48-27c19 0 37 8 48 26 10 19 10 43 10 60 0 16 0 38-9 56-9 19-28 33-49 33z"><text:p/></draw:path><draw:path draw:style-name="gr86" draw:text-style-name="P23" svg:width="0.0543in" svg:height="0.076in" svg:x="0.8728in" svg:y="0.4634in" svg:viewBox="0 0 139 194" svg:d="M74 108c10 1 44 8 44 38 0 22-15 39-48 39-35 0-51-24-58-60-1-5-2-7-6-7-6 0-6 3-6 10v57c0 7 0 9 5 9 2 0 2 0 11-8 1-1 1-1 8-10 18 18 37 18 46 18 49 0 69-29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87" draw:text-style-name="P23" svg:width="0.0685in" svg:height="0.1189in" svg:x="0.9673in" svg:y="0.4205in" svg:viewBox="0 0 175 303" svg:d="M175 86c0-27-8-86-51-86-59 0-124 119-124 216 0 41 12 87 50 87 60 0 125-122 125-217zM46 145c6-27 14-61 32-91 11-22 26-44 46-44 21 0 22 26 22 50 0 22-2 43-13 85zM130 158c-5 19-14 55-30 85-15 29-30 51-50 51-14 0-22-13-22-52 0-18 3-43 13-84z"><text:p/></draw:path><draw:path draw:style-name="gr88" draw:text-style-name="P23" svg:width="0.0913in" svg:height="0.3004in" svg:x="1.3154in" svg:y="0in" svg:viewBox="0 0 233 764" svg:d="M233 742c0-258-46-409-59-452-29-93-76-192-146-278-6-8-9-10-10-11s-1-1-8-1c-6 0-10 0-10 4 0 1 0 2 6 9 146 205 180 459 180 745 0 6 4 6 12 6h24c8 0 11 0 11-5z"><text:p/></draw:path><draw:path draw:style-name="gr89" draw:text-style-name="P23" svg:width="0.0913in" svg:height="0.3004in" svg:x="1.3154in" svg:y="0.2969in" svg:viewBox="0 0 233 764" svg:d="M233 5c0-5-3-5-11-5h-24c-8 0-12 0-12 6 0 43 0 144-11 249-24 219-79 370-173 499-2 4-2 4-2 5 0 5 4 5 10 5 7 0 7 0 8-1 2-2 56-64 98-148 57-111 92-240 107-393 1-13 10-101 10-200z"><text:p/></draw:path></draw:g></text:p>
      <text:p text:style-name="P20"/>
      <text:p text:style-name="P21"><draw:g text:anchor-type="as-char" svg:y="-0.3402in" draw:z-index="42" draw:style-name="gr4"><svg:title>TexMaths</svg:title><svg:desc>12§display§\vec{r} = \left( \begin{array}{c} 0 \\ 0 \\ 1 \end{array}\right)§svg§600§FALSE§</svg:desc><draw:polygon draw:style-name="gr90" draw:text-style-name="P22" svg:width="0.7803in" svg:height="0.5807in" svg:x="0in" svg:y="0.0083in" svg:viewBox="0 0 1983 1476" draw:points="991,1476 0,1476 0,0 1983,0 1983,1476"><text:p/></draw:polygon><draw:path draw:style-name="gr91" draw:text-style-name="P23" svg:width="0.0736in" svg:height="0.0327in" svg:x="0.0217in" svg:y="0.2217in" svg:viewBox="0 0 188 84" svg:d="M151 50c-6 6-20 18-20 26 0 4 3 8 8 8 4 0 6-2 7-5 6-6 16-19 34-29 4 0 8-3 8-8 0-4-3-6-7-8-8-8-13-15-17-24-1-4-2-10-8-10s-8 6-8 8c0 4 3 17 9 26h-143c-7 0-14 0-14 8s7 8 14 8z"><text:p/></draw:path><draw:path draw:style-name="gr92" draw:text-style-name="P23" svg:width="0.0677in" svg:height="0.0752in" svg:x="0.002in" svg:y="0.2665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93" draw:text-style-name="P23" svg:width="0.1102in" svg:height="0.039in" svg:x="0.1319in" svg:y="0.2787in" svg:viewBox="0 0 281 100" svg:d="M266 17c8 0 15 0 15-9 0-8-7-8-13-8h-254c-7 0-14 0-14 8 0 9 7 9 14 9zM268 100c6 0 13 0 13-9 0-8-7-8-15-8h-252c-7 0-14 0-14 8 0 9 7 9 14 9z"><text:p/></draw:path><draw:path draw:style-name="gr94" draw:text-style-name="P23" svg:width="0.0913in" svg:height="0.3004in" svg:x="0.3461in" svg:y="0in" svg:viewBox="0 0 233 764" svg:d="M36 764c8 0 11 0 11-6 1-296 36-542 183-748 3-4 3-5 3-6 0-4-3-4-10-4-6 0-7 0-8 1s-55 63-97 148c-57 111-92 238-107 392-3 14-11 101-11 201v17c0 5 2 5 12 5z"><text:p/></draw:path><draw:path draw:style-name="gr95" draw:text-style-name="P23" svg:width="0.0913in" svg:height="0.3004in" svg:x="0.3461in" svg:y="0.2969in" svg:viewBox="0 0 233 764" svg:d="M12 0c-10 0-12 0-12 5v17c0 257 46 409 60 452 29 92 76 192 145 278 7 8 9 9 11 11 0 0 1 1 7 1 7 0 10 0 10-5 0-1 0-1-3-5-140-195-183-430-183-748 0-6-3-6-11-6z"><text:p/></draw:path><draw:path draw:style-name="gr96" draw:text-style-name="P23" svg:width="0.0701in" svg:height="0.1138in" svg:x="0.5323in" svg:y="0.0287in" svg:viewBox="0 0 179 290" svg:d="M179 146c0-33-3-67-18-99-19-40-53-47-72-47-24 0-57 11-73 50-14 29-16 63-16 96s2 70 19 102c18 34 49 42 70 42 24 0 55-8 74-48 13-29 16-62 16-96zM89 282c-16 0-42-11-48-52-5-25-5-65-5-88 0-28 0-56 2-78 9-51 41-54 51-54 14 0 43 7 50 49 4 24 4 55 4 83 0 31 0 59-5 86-6 41-30 54-49 54z"><text:p/></draw:path><draw:path draw:style-name="gr97" draw:text-style-name="P23" svg:width="0.0701in" svg:height="0.1138in" svg:x="0.5323in" svg:y="0.2283in" svg:viewBox="0 0 179 290" svg:d="M179 146c0-33-3-67-18-99-19-40-53-47-72-47-24 0-57 11-73 50-14 29-16 63-16 96s2 70 19 102c18 34 49 42 70 42 24 0 55-8 74-48 13-29 16-62 16-96zM89 282c-16 0-42-11-48-52-5-25-5-65-5-88 0-28 0-56 2-78 9-51 41-54 51-54 14 0 43 7 50 49 4 24 4 55 4 83 0 31 0 59-5 86-6 41-30 54-49 54z"><text:p/></draw:path><draw:path draw:style-name="gr98" draw:text-style-name="P23" svg:width="0.0547in" svg:height="0.1106in" svg:x="0.5409in" svg:y="0.4272in" svg:viewBox="0 0 140 282" svg:d="M88 11c0-10 0-11-11-11-27 26-64 26-77 26v15c8 0 34 0 55-12v219c0 16 0 21-38 21h-15v13c15-1 53-1 69-1 18 0 54 0 69 1v-13h-13c-38 0-39-5-39-21z"><text:p/></draw:path><draw:path draw:style-name="gr99" draw:text-style-name="P23" svg:width="0.0913in" svg:height="0.3004in" svg:x="0.6976in" svg:y="0in" svg:viewBox="0 0 233 764" svg:d="M233 742c0-258-46-409-59-452-29-93-76-192-146-278-6-8-9-10-10-11s-1-1-8-1c-6 0-10 0-10 4 0 1 0 2 6 9 146 205 180 459 180 745 0 6 4 6 12 6h24c8 0 11 0 11-5z"><text:p/></draw:path><draw:path draw:style-name="gr100" draw:text-style-name="P23" svg:width="0.0913in" svg:height="0.3004in" svg:x="0.6976in" svg:y="0.2969in" svg:viewBox="0 0 233 764" svg:d="M233 5c0-5-3-5-11-5h-24c-8 0-12 0-12 6 0 43 0 144-11 249-24 219-79 370-173 499-2 4-2 4-2 5 0 5 4 5 10 5 7 0 7 0 8-1 2-2 56-64 98-148 57-111 92-240 107-393 1-13 10-101 10-200z"><text:p/></draw:path></draw:g></text:p>
      <text:p text:style-name="P21"/>
      <text:p text:style-name="P21"><draw:g text:anchor-type="as-char" svg:y="-0.1917in" draw:z-index="43" draw:style-name="gr4"><svg:title>TexMaths</svg:title><svg:desc>12§display§\vec{r} = \left( \begin{array}{ccc} 0 &amp; 0 &amp; 1 \end{array}\right)

\begin{array}{cc} a &amp; b \\ c &amp; d \end{array}§svg§600§FALSE§</svg:desc><draw:polygon draw:style-name="gr101" draw:text-style-name="P22" svg:width="1.6118in" svg:height="0.2996in" svg:x="0.0004in" svg:y="0.0087in" svg:viewBox="0 0 4095 762" draw:points="2047,762 0,762 0,0 4095,0 4095,762"><text:p/></draw:polygon><draw:path draw:style-name="gr102" draw:text-style-name="P23" svg:width="0.0736in" svg:height="0.0327in" svg:x="0.022in" svg:y="0.098in" svg:viewBox="0 0 188 84" svg:d="M151 50c-6 6-20 18-20 26 0 4 3 8 8 8 4 0 6-2 7-5 6-6 16-19 34-29 4 0 8-3 8-8 0-4-3-6-7-8-8-8-13-15-17-24-1-4-2-10-8-10s-8 6-8 8c0 4 3 17 9 26h-143c-7 0-14 0-14 8s7 8 14 8z"><text:p/></draw:path><draw:path draw:style-name="gr103" draw:text-style-name="P23" svg:width="0.0677in" svg:height="0.0752in" svg:x="0.0024in" svg:y="0.1429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104" draw:text-style-name="P23" svg:width="0.1102in" svg:height="0.039in" svg:x="0.1323in" svg:y="0.1555in" svg:viewBox="0 0 281 100" svg:d="M266 17c8 0 15 0 15-9 0-8-7-8-13-8h-254c-7 0-14 0-14 8 0 9 7 9 14 9zM268 100c6 0 13 0 13-9 0-8-7-8-15-8h-252c-7 0-14 0-14 8 0 9 7 9 14 9z"><text:p/></draw:path><draw:path draw:style-name="gr105" draw:text-style-name="P23" svg:width="0.0437in" svg:height="0.1988in" svg:x="0.3236in" svg:y="0.0752in" svg:viewBox="0 0 112 506" svg:d="M112 502c0-2-2-2-3-4-19-20-49-55-66-124-9-38-13-81-13-121 0-111 25-188 78-243 4-4 4-5 4-6 0-4-4-4-6-4-6 0-29 25-35 31-43 52-71 129-71 222 0 60 11 145 66 216 5 5 32 37 40 37 2 0 6 0 6-4z"><text:p/></draw:path><draw:path draw:style-name="gr106" draw:text-style-name="P23" svg:width="0.0701in" svg:height="0.1138in" svg:x="0.4638in" svg:y="0.1043in" svg:viewBox="0 0 179 290" svg:d="M179 146c0-33-3-67-18-99-19-40-53-47-72-47-24 0-57 11-73 50-14 29-16 63-16 96s2 70 19 102c18 34 49 42 70 42 24 0 55-8 74-49 13-29 16-61 16-95zM89 282c-16 0-42-11-48-52-5-25-5-64-5-88 0-28 0-56 2-78 9-51 41-54 51-54 14 0 43 7 50 49 4 24 4 55 4 83 0 31 0 60-5 86-6 41-30 54-49 54z"><text:p/></draw:path><draw:path draw:style-name="gr107" draw:text-style-name="P23" svg:width="0.0701in" svg:height="0.1138in" svg:x="0.713in" svg:y="0.1043in" svg:viewBox="0 0 179 290" svg:d="M179 146c0-33-3-67-18-99-19-40-53-47-72-47-24 0-57 11-73 50-14 29-16 63-16 96s2 70 19 102c18 34 49 42 70 42 24 0 55-8 74-49 13-29 16-61 16-95zM89 282c-16 0-42-11-48-52-5-25-5-64-5-88 0-28 0-56 2-78 9-51 41-54 51-54 14 0 43 7 50 49 4 24 4 55 4 83 0 31 0 60-5 86-6 41-30 54-49 54z"><text:p/></draw:path><draw:path draw:style-name="gr108" draw:text-style-name="P23" svg:width="0.0547in" svg:height="0.1106in" svg:x="0.9705in" svg:y="0.1043in" svg:viewBox="0 0 140 282" svg:d="M88 11c0-10 0-11-10-11-28 26-65 26-78 26v15c8 0 34 0 55-12v219c0 16 0 21-38 21h-15v13c15-2 53-2 69-2 18 0 54 0 69 2v-13h-13c-38 0-39-5-39-21z"><text:p/></draw:path><draw:path draw:style-name="gr109" draw:text-style-name="P23" svg:width="0.0437in" svg:height="0.1988in" svg:x="1.1291in" svg:y="0.0752in" svg:viewBox="0 0 112 506" svg:d="M112 253c0-59-11-145-66-216-5-6-34-37-41-37-3 0-5 1-5 4 0 2 1 3 2 4 21 23 48 57 66 124 10 38 14 82 14 121 0 42-4 85-15 127-17 59-41 93-63 117-4 3-4 3-4 5 0 3 2 4 5 4 7 0 30-25 36-31 43-51 71-128 71-222z"><text:p/></draw:path><draw:path draw:style-name="gr110" draw:text-style-name="P23" svg:width="0.076in" svg:height="0.0752in" svg:x="1.2874in" svg:y="0.0421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4-73 24-93 12-25 31-40 49-40 28 0 34 34 34 37 0 2-1 5-3 7z"><text:p/></draw:path><draw:path draw:style-name="gr111" draw:text-style-name="P23" svg:width="0.061in" svg:height="0.1173in" svg:x="1.55in" svg:y="0in" svg:viewBox="0 0 156 299" svg:d="M82 5c0-1 0-5-6-5-10 0-40 4-52 4-2 1-7 1-7 8 0 6 3 6 9 6 21 0 22 4 22 7s-4 17-7 25l-34 140c-5 20-7 27-7 42 0 39 22 67 54 67 49 0 102-64 102-124 0-39-23-68-56-68-20 0-38 12-50 25zM41 164c3-8 3-9 7-14 22-28 40-34 50-34 16 0 28 12 28 40 0 24-14 73-23 90-13 28-33 43-49 43-14 0-28-12-28-43 0-8 0-16 6-43z"><text:p/></draw:path><draw:path draw:style-name="gr112" draw:text-style-name="P23" svg:width="0.065in" svg:height="0.0752in" svg:x="1.2961in" svg:y="0.2409in" svg:viewBox="0 0 166 192" svg:d="M151 26c-7 0-13 0-19 6-7 6-8 14-8 17 0 10 8 15 16 15 12 0 24-10 24-28 0-20-20-36-51-36-57 0-113 60-113 120 0 38 25 72 70 72 60 0 96-46 96-50 0-3-4-5-5-5-4 0-5 0-6 5-34 40-81 40-85 40-27 0-39-20-39-45 0-18 10-59 24-85 12-24 36-42 59-42 14 0 31 4 37 16z"><text:p/></draw:path><draw:path draw:style-name="gr113" draw:text-style-name="P23" svg:width="0.0791in" svg:height="0.1173in" svg:x="1.5417in" svg:y="0.1984in" svg:viewBox="0 0 202 299" svg:d="M202 5c0-1 0-5-6-5s-46 4-54 5c-3 0-5 2-5 7 0 6 3 6 9 6 21 0 22 4 22 7l-1 9-25 99c-9-15-21-26-40-26-49 0-102 62-102 123 0 40 23 69 56 69 9 0 30-3 56-33 3 18 18 33 38 33 16 0 25-10 31-24 7-15 13-41 13-42 0-5-4-5-4-5-5 0-5 2-6 8-9 28-16 53-33 53-12 0-13-11-13-19 0-11 1-14 4-20zM113 242c-1 9-1 9-9 17-18 23-34 30-46 30-22 0-28-24-28-39 0-22 13-75 24-94 12-24 31-40 49-40 28 0 34 35 34 38 0 2-1 4-3 7z"><text:p/></draw:path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2T10:09:51.871287812</meta:creation-date>
    <dc:date>2020-12-25T11:43:28.528606063</dc:date>
    <meta:editing-duration>PT1H19M49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46" meta:word-count="2" meta:character-count="4" meta:non-whitespace-character-count="4"/>
  </office:meta>
</office:document-meta>
</file>